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8.5pt"/>
    </style:style>
    <style:style style:name="co2" style:family="table-column">
      <style:table-column-properties fo:break-before="auto" style:column-width="51.85pt"/>
    </style:style>
    <style:style style:name="co3" style:family="table-column">
      <style:table-column-properties fo:break-before="auto" style:column-width="54.34pt"/>
    </style:style>
    <style:style style:name="co4" style:family="table-column">
      <style:table-column-properties fo:break-before="auto" style:column-width="53.74pt"/>
    </style:style>
    <style:style style:name="co5" style:family="table-column">
      <style:table-column-properties fo:break-before="auto" style:column-width="63.4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netlumeny">
      <style:table-properties table:display="true" style:writing-mode="lr-tb"/>
    </style:style>
    <style:style style:name="ta2" style:family="table" style:master-page-name="PageStyle_5f_oran6ovej">
      <style:table-properties table:display="true" style:writing-mode="lr-tb"/>
    </style:style>
    <style:style style:name="ta3" style:family="table" style:master-page-name="PageStyle_5f_yelenej">
      <style:table-properties table:display="true" style:writing-mode="lr-tb"/>
    </style:style>
    <style:style style:name="ta4" style:family="table" style:master-page-name="PageStyle_5f_modrej">
      <style:table-properties table:display="true" style:writing-mode="lr-tb"/>
    </style:style>
    <style:style style:name="ta5" style:family="table" style:master-page-name="PageStyle_5f_ylutej">
      <style:table-properties table:display="true" style:writing-mode="lr-tb"/>
    </style:style>
    <style:style style:name="ta6" style:family="table" style:master-page-name="PageStyle_5f_rey_20_modrej">
      <style:table-properties table:display="true" style:writing-mode="lr-tb"/>
    </style:style>
    <style:style style:name="ta7" style:family="table" style:master-page-name="PageStyle_5f_List8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etlumeny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erioda</text:p>
          </table:table-cell>
          <table:table-cell office:value-type="string" calcext:value-type="string">
            <text:p>4as</text:p>
          </table:table-cell>
          <table:table-cell office:value-type="string" calcext:value-type="string">
            <text:p>vzchzlka</text:p>
          </table:table-cell>
          <table:table-cell office:value-type="string" calcext:value-type="string">
            <text:p>T*n+b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62575987" calcext:value-type="float">
            <text:p>1.062575987</text:p>
          </table:table-cell>
          <table:table-cell office:value-type="float" office:value="0.177315289" calcext:value-type="float">
            <text:p>0.177315289</text:p>
          </table:table-cell>
          <table:table-cell table:formula="of:=[.$F$4]*[.A3]+[.$G$4]" office:value-type="float" office:value="1.08515318896023" calcext:value-type="float">
            <text:p>1.085153189</text:p>
          </table:table-cell>
          <table:table-cell/>
          <table:table-cell office:value-type="string" calcext:value-type="string">
            <text:p>T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42225145" calcext:value-type="float">
            <text:p>1.942225145</text:p>
          </table:table-cell>
          <table:table-cell office:value-type="float" office:value="0.172826294" calcext:value-type="float">
            <text:p>0.172826294</text:p>
          </table:table-cell>
          <table:table-cell table:formula="of:=[.$F$4]*[.A4]+[.$G$4]" office:value-type="float" office:value="1.99716430019868" calcext:value-type="float">
            <text:p>1.9971643002</text:p>
          </table:table-cell>
          <table:table-cell/>
          <table:table-cell table:number-matrix-columns-spanned="2" table:number-matrix-rows-spanned="2" table:formula="of:=LINEST([.B3:.B34];[.A3:.A34];1)" office:value-type="float" office:value="0.912011111238453" calcext:value-type="float">
            <text:p>0.9120111112</text:p>
          </table:table-cell>
          <table:table-cell office:value-type="float" office:value="0.173142077721778" calcext:value-type="float">
            <text:p>0.1731420777</text:p>
          </table:table-cell>
          <table:table-cell/>
          <table:table-cell office:value-type="float" office:value="0.005" calcext:value-type="float">
            <text:p>0.005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94320522" calcext:value-type="float">
            <text:p>2.94320522</text:p>
          </table:table-cell>
          <table:table-cell office:value-type="float" office:value="0.176353361" calcext:value-type="float">
            <text:p>0.176353361</text:p>
          </table:table-cell>
          <table:table-cell table:formula="of:=[.$F$4]*[.A5]+[.$G$4]" office:value-type="float" office:value="2.90917541143714" calcext:value-type="float">
            <text:p>2.9091754114</text:p>
          </table:table-cell>
          <table:table-cell/>
          <table:table-cell office:value-type="float" office:value="0.912011111238453" calcext:value-type="float">
            <text:p>0.9120111112</text:p>
          </table:table-cell>
          <table:table-cell office:value-type="float" office:value="0.173142077721778" calcext:value-type="float">
            <text:p>0.173142077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822854378" calcext:value-type="float">
            <text:p>3.822854378</text:p>
          </table:table-cell>
          <table:table-cell office:value-type="float" office:value="0.164810232" calcext:value-type="float">
            <text:p>0.164810232</text:p>
          </table:table-cell>
          <table:table-cell table:formula="of:=[.$F$4]*[.A6]+[.$G$4]" office:value-type="float" office:value="3.82118652267559" calcext:value-type="float">
            <text:p>3.821186522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732836265" calcext:value-type="float">
            <text:p>4.732836265</text:p>
          </table:table-cell>
          <table:table-cell office:value-type="float" office:value="0.170902439" calcext:value-type="float">
            <text:p>0.170902439</text:p>
          </table:table-cell>
          <table:table-cell table:formula="of:=[.$F$4]*[.A7]+[.$G$4]" office:value-type="float" office:value="4.73319763391404" calcext:value-type="float">
            <text:p>4.7331976339</text:p>
          </table:table-cell>
          <table:table-cell/>
          <table:table-cell office:value-type="string" calcext:value-type="string">
            <text:p>Omega </text:p>
          </table:table-cell>
          <table:table-cell table:formula="of:=2*PI()/[.F4]" office:value-type="float" office:value="6.88937363783586" calcext:value-type="float">
            <text:p>6.8893736378</text:p>
          </table:table-cell>
          <table:table-cell table:formula="of:=[.G7]*[.I4]/[.F4]" office:value-type="float" office:value="0.0377702286350466" calcext:value-type="float">
            <text:p>0.0377702286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.642818152" calcext:value-type="float">
            <text:p>5.642818152</text:p>
          </table:table-cell>
          <table:table-cell office:value-type="float" office:value="0.16064188" calcext:value-type="float">
            <text:p>0.16064188</text:p>
          </table:table-cell>
          <table:table-cell table:formula="of:=[.$F$4]*[.A8]+[.$G$4]" office:value-type="float" office:value="5.6452087451525" calcext:value-type="float">
            <text:p>5.645208745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55280004" calcext:value-type="float">
            <text:p>6.55280004</text:p>
          </table:table-cell>
          <table:table-cell office:value-type="float" office:value="0.171864366" calcext:value-type="float">
            <text:p>0.171864366</text:p>
          </table:table-cell>
          <table:table-cell table:formula="of:=[.$F$4]*[.A9]+[.$G$4]" office:value-type="float" office:value="6.55721985639095" calcext:value-type="float">
            <text:p>6.5572198564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.493114656" calcext:value-type="float">
            <text:p>7.493114656</text:p>
          </table:table-cell>
          <table:table-cell office:value-type="float" office:value="0.164168947" calcext:value-type="float">
            <text:p>0.164168947</text:p>
          </table:table-cell>
          <table:table-cell table:formula="of:=[.$F$4]*[.A10]+[.$G$4]" office:value-type="float" office:value="7.4692309676294" calcext:value-type="float">
            <text:p>7.4692309676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403096544" calcext:value-type="float">
            <text:p>8.403096544</text:p>
          </table:table-cell>
          <table:table-cell office:value-type="float" office:value="0.162245092" calcext:value-type="float">
            <text:p>0.162245092</text:p>
          </table:table-cell>
          <table:table-cell table:formula="of:=[.$F$4]*[.A11]+[.$G$4]" office:value-type="float" office:value="8.38124207886786" calcext:value-type="float">
            <text:p>8.3812420789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313078431" calcext:value-type="float">
            <text:p>9.313078431</text:p>
          </table:table-cell>
          <table:table-cell office:value-type="float" office:value="0.16448959" calcext:value-type="float">
            <text:p>0.16448959</text:p>
          </table:table-cell>
          <table:table-cell table:formula="of:=[.$F$4]*[.A12]+[.$G$4]" office:value-type="float" office:value="9.29325319010631" calcext:value-type="float">
            <text:p>9.2932531901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.192727589" calcext:value-type="float">
            <text:p>10.192727589</text:p>
          </table:table-cell>
          <table:table-cell office:value-type="float" office:value="0.171223081" calcext:value-type="float">
            <text:p>0.171223081</text:p>
          </table:table-cell>
          <table:table-cell table:formula="of:=[.$F$4]*[.A13]+[.$G$4]" office:value-type="float" office:value="10.2052643013448" calcext:value-type="float">
            <text:p>10.2052643013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102709476" calcext:value-type="float">
            <text:p>11.102709476</text:p>
          </table:table-cell>
          <table:table-cell office:value-type="float" office:value="0.167054729" calcext:value-type="float">
            <text:p>0.167054729</text:p>
          </table:table-cell>
          <table:table-cell table:formula="of:=[.$F$4]*[.A14]+[.$G$4]" office:value-type="float" office:value="11.1172754125832" calcext:value-type="float">
            <text:p>11.1172754126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043024092" calcext:value-type="float">
            <text:p>12.043024092</text:p>
          </table:table-cell>
          <table:table-cell office:value-type="float" office:value="0.174108864" calcext:value-type="float">
            <text:p>0.174108864</text:p>
          </table:table-cell>
          <table:table-cell table:formula="of:=[.$F$4]*[.A15]+[.$G$4]" office:value-type="float" office:value="12.0292865238217" calcext:value-type="float">
            <text:p>12.0292865238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92267325" calcext:value-type="float">
            <text:p>12.92267325</text:p>
          </table:table-cell>
          <table:table-cell office:value-type="float" office:value="0.168657942" calcext:value-type="float">
            <text:p>0.168657942</text:p>
          </table:table-cell>
          <table:table-cell table:formula="of:=[.$F$4]*[.A16]+[.$G$4]" office:value-type="float" office:value="12.9412976350601" calcext:value-type="float">
            <text:p>12.9412976351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.862987867" calcext:value-type="float">
            <text:p>13.862987867</text:p>
          </table:table-cell>
          <table:table-cell office:value-type="float" office:value="0.162245092" calcext:value-type="float">
            <text:p>0.162245092</text:p>
          </table:table-cell>
          <table:table-cell table:formula="of:=[.$F$4]*[.A17]+[.$G$4]" office:value-type="float" office:value="13.8533087462986" calcext:value-type="float">
            <text:p>13.8533087463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.772969754" calcext:value-type="float">
            <text:p>14.772969754</text:p>
          </table:table-cell>
          <table:table-cell office:value-type="float" office:value="0.160962522" calcext:value-type="float">
            <text:p>0.160962522</text:p>
          </table:table-cell>
          <table:table-cell table:formula="of:=[.$F$4]*[.A18]+[.$G$4]" office:value-type="float" office:value="14.765319857537" calcext:value-type="float">
            <text:p>14.7653198575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.682951641" calcext:value-type="float">
            <text:p>15.682951641</text:p>
          </table:table-cell>
          <table:table-cell office:value-type="float" office:value="0.166734087" calcext:value-type="float">
            <text:p>0.166734087</text:p>
          </table:table-cell>
          <table:table-cell table:formula="of:=[.$F$4]*[.A19]+[.$G$4]" office:value-type="float" office:value="15.6773309687755" calcext:value-type="float">
            <text:p>15.6773309688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.562600799" calcext:value-type="float">
            <text:p>16.562600799</text:p>
          </table:table-cell>
          <table:table-cell office:value-type="float" office:value="0.170261154" calcext:value-type="float">
            <text:p>0.170261154</text:p>
          </table:table-cell>
          <table:table-cell table:formula="of:=[.$F$4]*[.A20]+[.$G$4]" office:value-type="float" office:value="16.5893420800139" calcext:value-type="float">
            <text:p>16.58934208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.502915416" calcext:value-type="float">
            <text:p>17.502915416</text:p>
          </table:table-cell>
          <table:table-cell office:value-type="float" office:value="0.16192445" calcext:value-type="float">
            <text:p>0.16192445</text:p>
          </table:table-cell>
          <table:table-cell table:formula="of:=[.$F$4]*[.A21]+[.$G$4]" office:value-type="float" office:value="17.5013531912524" calcext:value-type="float">
            <text:p>17.5013531913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.443230033" calcext:value-type="float">
            <text:p>18.443230033</text:p>
          </table:table-cell>
          <table:table-cell office:value-type="float" office:value="0.16064188" calcext:value-type="float">
            <text:p>0.16064188</text:p>
          </table:table-cell>
          <table:table-cell table:formula="of:=[.$F$4]*[.A22]+[.$G$4]" office:value-type="float" office:value="18.4133643024908" calcext:value-type="float">
            <text:p>18.4133643025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.35321192" calcext:value-type="float">
            <text:p>19.35321192</text:p>
          </table:table-cell>
          <table:table-cell office:value-type="float" office:value="0.165451517" calcext:value-type="float">
            <text:p>0.165451517</text:p>
          </table:table-cell>
          <table:table-cell table:formula="of:=[.$F$4]*[.A23]+[.$G$4]" office:value-type="float" office:value="19.3253754137293" calcext:value-type="float">
            <text:p>19.3253754137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.232861077" calcext:value-type="float">
            <text:p>20.232861077</text:p>
          </table:table-cell>
          <table:table-cell office:value-type="float" office:value="0.159038667" calcext:value-type="float">
            <text:p>0.159038667</text:p>
          </table:table-cell>
          <table:table-cell table:formula="of:=[.$F$4]*[.A24]+[.$G$4]" office:value-type="float" office:value="20.2373865249677" calcext:value-type="float">
            <text:p>20.237386525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.173175694" calcext:value-type="float">
            <text:p>21.173175694</text:p>
          </table:table-cell>
          <table:table-cell office:value-type="float" office:value="0.1555116" calcext:value-type="float">
            <text:p>0.1555116</text:p>
          </table:table-cell>
          <table:table-cell table:formula="of:=[.$F$4]*[.A25]+[.$G$4]" office:value-type="float" office:value="21.1493976362062" calcext:value-type="float">
            <text:p>21.1493976362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.052824852" calcext:value-type="float">
            <text:p>22.052824852</text:p>
          </table:table-cell>
          <table:table-cell office:value-type="float" office:value="0.165772159" calcext:value-type="float">
            <text:p>0.165772159</text:p>
          </table:table-cell>
          <table:table-cell table:formula="of:=[.$F$4]*[.A26]+[.$G$4]" office:value-type="float" office:value="22.0614087474446" calcext:value-type="float">
            <text:p>22.0614087474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.993139469" calcext:value-type="float">
            <text:p>22.993139469</text:p>
          </table:table-cell>
          <table:table-cell office:value-type="float" office:value="0.167696014" calcext:value-type="float">
            <text:p>0.167696014</text:p>
          </table:table-cell>
          <table:table-cell table:formula="of:=[.$F$4]*[.A27]+[.$G$4]" office:value-type="float" office:value="22.9734198586831" calcext:value-type="float">
            <text:p>22.9734198587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.872788626" calcext:value-type="float">
            <text:p>23.872788626</text:p>
          </table:table-cell>
          <table:table-cell office:value-type="float" office:value="0.162245092" calcext:value-type="float">
            <text:p>0.162245092</text:p>
          </table:table-cell>
          <table:table-cell table:formula="of:=[.$F$4]*[.A28]+[.$G$4]" office:value-type="float" office:value="23.8854309699216" calcext:value-type="float">
            <text:p>23.8854309699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.782770513" calcext:value-type="float">
            <text:p>24.782770513</text:p>
          </table:table-cell>
          <table:table-cell office:value-type="float" office:value="0.157435455" calcext:value-type="float">
            <text:p>0.157435455</text:p>
          </table:table-cell>
          <table:table-cell table:formula="of:=[.$F$4]*[.A29]+[.$G$4]" office:value-type="float" office:value="24.79744208116" calcext:value-type="float">
            <text:p>24.7974420812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.692752401" calcext:value-type="float">
            <text:p>25.692752401</text:p>
          </table:table-cell>
          <table:table-cell office:value-type="float" office:value="0.1555116" calcext:value-type="float">
            <text:p>0.1555116</text:p>
          </table:table-cell>
          <table:table-cell table:formula="of:=[.$F$4]*[.A30]+[.$G$4]" office:value-type="float" office:value="25.7094531923985" calcext:value-type="float">
            <text:p>25.7094531924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.602734288" calcext:value-type="float">
            <text:p>26.602734288</text:p>
          </table:table-cell>
          <table:table-cell office:value-type="float" office:value="0.160962522" calcext:value-type="float">
            <text:p>0.160962522</text:p>
          </table:table-cell>
          <table:table-cell table:formula="of:=[.$F$4]*[.A31]+[.$G$4]" office:value-type="float" office:value="26.6214643036369" calcext:value-type="float">
            <text:p>26.6214643036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.512716175" calcext:value-type="float">
            <text:p>27.512716175</text:p>
          </table:table-cell>
          <table:table-cell office:value-type="float" office:value="0.15935931" calcext:value-type="float">
            <text:p>0.15935931</text:p>
          </table:table-cell>
          <table:table-cell table:formula="of:=[.$F$4]*[.A32]+[.$G$4]" office:value-type="float" office:value="27.5334754148754" calcext:value-type="float">
            <text:p>27.5334754149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.453030792" calcext:value-type="float">
            <text:p>28.453030792</text:p>
          </table:table-cell>
          <table:table-cell office:value-type="float" office:value="0.174108864" calcext:value-type="float">
            <text:p>0.174108864</text:p>
          </table:table-cell>
          <table:table-cell table:formula="of:=[.$F$4]*[.A33]+[.$G$4]" office:value-type="float" office:value="28.4454865261138" calcext:value-type="float">
            <text:p>28.4454865261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.363012679" calcext:value-type="float">
            <text:p>29.363012679</text:p>
          </table:table-cell>
          <table:table-cell office:value-type="float" office:value="0.155190958" calcext:value-type="float">
            <text:p>0.155190958</text:p>
          </table:table-cell>
          <table:table-cell table:formula="of:=[.$F$4]*[.A34]+[.$G$4]" office:value-type="float" office:value="29.3574976373523" calcext:value-type="float">
            <text:p>29.3574976374</text:p>
          </table:table-cell>
          <table:table-cell table:number-columns-repeated="102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anz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as</text:p>
          </table:table-cell>
          <table:table-cell office:value-type="string" calcext:value-type="string">
            <text:p>vychylka</text:p>
          </table:table-cell>
          <table:table-cell office:value-type="string" calcext:value-type="string">
            <text:p>od nuly</text:p>
          </table:table-cell>
          <table:table-cell table:number-columns-repeated="6"/>
          <table:table-cell office:value-type="string" calcext:value-type="string">
            <text:p>pocet</text:p>
          </table:table-cell>
          <table:table-cell table:formula="of:=COUNT([.B4:.B80])" office:value-type="float" office:value="66" calcext:value-type="float">
            <text:p>66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3051882" calcext:value-type="float">
            <text:p>0.03051882</text:p>
          </table:table-cell>
          <table:table-cell office:value-type="float" office:value="0.449555324" calcext:value-type="float">
            <text:p>0.449555324</text:p>
          </table:table-cell>
          <table:table-cell table:formula="of:=ABS([.C4]-[.$L$4])" office:value-type="float" office:value="0.506804470015152" calcext:value-type="float">
            <text:p>0.50680447</text:p>
          </table:table-cell>
          <table:table-cell table:number-columns-repeated="2"/>
          <table:table-cell office:value-type="string" calcext:value-type="string">
            <text:p>teoret w1</text:p>
          </table:table-cell>
          <table:table-cell table:formula="of:=SQRT([netlumeny.G7]^2-[.L7]^2)" office:value-type="float" office:value="6.88934271030274" calcext:value-type="float">
            <text:p>6.8893427103</text:p>
          </table:table-cell>
          <table:table-cell table:number-columns-repeated="2"/>
          <table:table-cell office:value-type="string" calcext:value-type="string">
            <text:p>nula</text:p>
          </table:table-cell>
          <table:table-cell table:formula="of:=AVERAGE([.C4:.C69])" office:value-type="float" office:value="-0.0572491460151515" calcext:value-type="float">
            <text:p>-0.057249146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946083418" calcext:value-type="float">
            <text:p>0.946083418</text:p>
          </table:table-cell>
          <table:table-cell office:value-type="float" office:value="0.42798483" calcext:value-type="float">
            <text:p>0.42798483</text:p>
          </table:table-cell>
          <table:table-cell table:formula="of:=ABS([.C5]-[.$L$4])" office:value-type="float" office:value="0.485233976015152" calcext:value-type="float">
            <text:p>0.485233976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.861648016" calcext:value-type="float">
            <text:p>1.861648016</text:p>
          </table:table-cell>
          <table:table-cell office:value-type="float" office:value="0.421244051" calcext:value-type="float">
            <text:p>0.421244051</text:p>
          </table:table-cell>
          <table:table-cell table:formula="of:=ABS([.C6]-[.$L$4])" office:value-type="float" office:value="0.478493197015152" calcext:value-type="float">
            <text:p>0.478493197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.777212614" calcext:value-type="float">
            <text:p>2.777212614</text:p>
          </table:table-cell>
          <table:table-cell office:value-type="float" office:value="0.415851428" calcext:value-type="float">
            <text:p>0.415851428</text:p>
          </table:table-cell>
          <table:table-cell table:formula="of:=ABS([.C7]-[.$L$4])" office:value-type="float" office:value="0.473100574015152" calcext:value-type="float">
            <text:p>0.473100574</text:p>
          </table:table-cell>
          <table:table-cell table:number-columns-repeated="6"/>
          <table:table-cell office:value-type="string" calcext:value-type="string">
            <text:p>delta</text:p>
          </table:table-cell>
          <table:table-cell office:value-type="float" office:value="0.0206432" calcext:value-type="float">
            <text:p>0.0206432</text:p>
          </table:table-cell>
          <table:table-cell office:value-type="float" office:value="0.0002334" calcext:value-type="float">
            <text:p>0.0002334</text:p>
          </table:table-cell>
          <table:table-cell table:number-columns-repeated="10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.662258393" calcext:value-type="float">
            <text:p>3.662258393</text:p>
          </table:table-cell>
          <table:table-cell office:value-type="float" office:value="0.405066181" calcext:value-type="float">
            <text:p>0.405066181</text:p>
          </table:table-cell>
          <table:table-cell table:formula="of:=ABS([.C8]-[.$L$4])" office:value-type="float" office:value="0.462315327015152" calcext:value-type="float">
            <text:p>0.462315327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.638860631" calcext:value-type="float">
            <text:p>4.638860631</text:p>
          </table:table-cell>
          <table:table-cell office:value-type="float" office:value="0.388888311" calcext:value-type="float">
            <text:p>0.388888311</text:p>
          </table:table-cell>
          <table:table-cell table:formula="of:=ABS([.C9]-[.$L$4])" office:value-type="float" office:value="0.446137457015152" calcext:value-type="float">
            <text:p>0.446137457</text:p>
          </table:table-cell>
          <table:table-cell table:number-columns-repeated="6"/>
          <table:table-cell office:value-type="string" calcext:value-type="string">
            <text:p>omega1</text:p>
          </table:table-cell>
          <table:table-cell table:formula="of:=2*PI()/[.H12]" office:value-type="float" office:value="6.86436366565271" calcext:value-type="float">
            <text:p>6.8643636657</text:p>
          </table:table-cell>
          <table:table-cell table:formula="of:=0.003/[.H12]*[.L9]" office:value-type="float" office:value="0.022497898548603" calcext:value-type="float">
            <text:p>0.0224978985</text:p>
          </table:table-cell>
          <table:table-cell table:number-columns-repeated="101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.554425229" calcext:value-type="float">
            <text:p>5.554425229</text:p>
          </table:table-cell>
          <table:table-cell office:value-type="float" office:value="0.388888311" calcext:value-type="float">
            <text:p>0.388888311</text:p>
          </table:table-cell>
          <table:table-cell table:formula="of:=ABS([.C10]-[.$L$4])" office:value-type="float" office:value="0.446137457015152" calcext:value-type="float">
            <text:p>0.446137457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.469989827" calcext:value-type="float">
            <text:p>6.469989827</text:p>
          </table:table-cell>
          <table:table-cell office:value-type="float" office:value="0.370014128" calcext:value-type="float">
            <text:p>0.370014128</text:p>
          </table:table-cell>
          <table:table-cell table:formula="of:=ABS([.C11]-[.$L$4])" office:value-type="float" office:value="0.427263274015152" calcext:value-type="float">
            <text:p>0.427263274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.355035605" calcext:value-type="float">
            <text:p>7.355035605</text:p>
          </table:table-cell>
          <table:table-cell office:value-type="float" office:value="0.363273349" calcext:value-type="float">
            <text:p>0.363273349</text:p>
          </table:table-cell>
          <table:table-cell table:formula="of:=ABS([.C12]-[.$L$4])" office:value-type="float" office:value="0.420522495015152" calcext:value-type="float">
            <text:p>0.420522495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formula="of:=SLOPE([.B4:.B69];[.A4:.A69])" office:value-type="float" office:value="0.915333978970087" calcext:value-type="float">
            <text:p>0.915333979</text:p>
          </table:table-cell>
          <table:table-cell table:number-columns-repeated="2"/>
          <table:table-cell office:value-type="string" calcext:value-type="string">
            <text:p>omegares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.301119023" calcext:value-type="float">
            <text:p>8.301119023</text:p>
          </table:table-cell>
          <table:table-cell office:value-type="float" office:value="0.359228882" calcext:value-type="float">
            <text:p>0.359228882</text:p>
          </table:table-cell>
          <table:table-cell table:formula="of:=ABS([.C13]-[.$L$4])" office:value-type="float" office:value="0.416478028015152" calcext:value-type="float">
            <text:p>0.416478028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.186164802" calcext:value-type="float">
            <text:p>9.186164802</text:p>
          </table:table-cell>
          <table:table-cell office:value-type="float" office:value="0.348443635" calcext:value-type="float">
            <text:p>0.348443635</text:p>
          </table:table-cell>
          <table:table-cell table:formula="of:=ABS([.C14]-[.$L$4])" office:value-type="float" office:value="0.405692781015152" calcext:value-type="float">
            <text:p>0.405692781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0.1017294" calcext:value-type="float">
            <text:p>10.1017294</text:p>
          </table:table-cell>
          <table:table-cell office:value-type="float" office:value="0.341702855" calcext:value-type="float">
            <text:p>0.341702855</text:p>
          </table:table-cell>
          <table:table-cell table:formula="of:=ABS([.C15]-[.$L$4])" office:value-type="float" office:value="0.398952001015152" calcext:value-type="float">
            <text:p>0.398952001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1.047812818" calcext:value-type="float">
            <text:p>11.047812818</text:p>
          </table:table-cell>
          <table:table-cell office:value-type="float" office:value="0.324176829" calcext:value-type="float">
            <text:p>0.324176829</text:p>
          </table:table-cell>
          <table:table-cell table:formula="of:=ABS([.C16]-[.$L$4])" office:value-type="float" office:value="0.381425975015151" calcext:value-type="float">
            <text:p>0.381425975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1.932858596" calcext:value-type="float">
            <text:p>11.932858596</text:p>
          </table:table-cell>
          <table:table-cell office:value-type="float" office:value="0.326873141" calcext:value-type="float">
            <text:p>0.326873141</text:p>
          </table:table-cell>
          <table:table-cell table:formula="of:=ABS([.C17]-[.$L$4])" office:value-type="float" office:value="0.384122287015152" calcext:value-type="float">
            <text:p>0.384122287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2.878942014" calcext:value-type="float">
            <text:p>12.878942014</text:p>
          </table:table-cell>
          <table:table-cell office:value-type="float" office:value="0.318784206" calcext:value-type="float">
            <text:p>0.318784206</text:p>
          </table:table-cell>
          <table:table-cell table:formula="of:=ABS([.C18]-[.$L$4])" office:value-type="float" office:value="0.376033352015152" calcext:value-type="float">
            <text:p>0.376033352</text:p>
          </table:table-cell>
          <table:table-cell table:number-columns-repeated="102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3.763987792" calcext:value-type="float">
            <text:p>13.763987792</text:p>
          </table:table-cell>
          <table:table-cell office:value-type="float" office:value="0.299910024" calcext:value-type="float">
            <text:p>0.299910024</text:p>
          </table:table-cell>
          <table:table-cell table:formula="of:=ABS([.C19]-[.$L$4])" office:value-type="float" office:value="0.357159170015152" calcext:value-type="float">
            <text:p>0.35715917</text:p>
          </table:table-cell>
          <table:table-cell table:number-columns-repeated="102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4.679552391" calcext:value-type="float">
            <text:p>14.679552391</text:p>
          </table:table-cell>
          <table:table-cell office:value-type="float" office:value="0.30125818" calcext:value-type="float">
            <text:p>0.30125818</text:p>
          </table:table-cell>
          <table:table-cell table:formula="of:=ABS([.C20]-[.$L$4])" office:value-type="float" office:value="0.358507326015151" calcext:value-type="float">
            <text:p>0.358507326</text:p>
          </table:table-cell>
          <table:table-cell table:number-columns-repeated="102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5.564598169" calcext:value-type="float">
            <text:p>15.564598169</text:p>
          </table:table-cell>
          <table:table-cell office:value-type="float" office:value="0.298561868" calcext:value-type="float">
            <text:p>0.298561868</text:p>
          </table:table-cell>
          <table:table-cell table:formula="of:=ABS([.C21]-[.$L$4])" office:value-type="float" office:value="0.355811014015151" calcext:value-type="float">
            <text:p>0.355811014</text:p>
          </table:table-cell>
          <table:table-cell table:number-columns-repeated="102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6.510681587" calcext:value-type="float">
            <text:p>16.510681587</text:p>
          </table:table-cell>
          <table:table-cell office:value-type="float" office:value="0.282383998" calcext:value-type="float">
            <text:p>0.282383998</text:p>
          </table:table-cell>
          <table:table-cell table:formula="of:=ABS([.C22]-[.$L$4])" office:value-type="float" office:value="0.339633144015152" calcext:value-type="float">
            <text:p>0.339633144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7.426246185" calcext:value-type="float">
            <text:p>17.426246185</text:p>
          </table:table-cell>
          <table:table-cell office:value-type="float" office:value="0.285080309" calcext:value-type="float">
            <text:p>0.285080309</text:p>
          </table:table-cell>
          <table:table-cell table:formula="of:=ABS([.C23]-[.$L$4])" office:value-type="float" office:value="0.342329455015152" calcext:value-type="float">
            <text:p>0.342329455</text:p>
          </table:table-cell>
          <table:table-cell table:number-columns-repeated="102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8.341810783" calcext:value-type="float">
            <text:p>18.341810783</text:p>
          </table:table-cell>
          <table:table-cell office:value-type="float" office:value="0.27833953" calcext:value-type="float">
            <text:p>0.27833953</text:p>
          </table:table-cell>
          <table:table-cell table:formula="of:=ABS([.C24]-[.$L$4])" office:value-type="float" office:value="0.335588676015151" calcext:value-type="float">
            <text:p>0.335588676</text:p>
          </table:table-cell>
          <table:table-cell table:number-columns-repeated="102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9.257375381" calcext:value-type="float">
            <text:p>19.257375381</text:p>
          </table:table-cell>
          <table:table-cell office:value-type="float" office:value="0.268902439" calcext:value-type="float">
            <text:p>0.268902439</text:p>
          </table:table-cell>
          <table:table-cell table:formula="of:=ABS([.C25]-[.$L$4])" office:value-type="float" office:value="0.326151585015152" calcext:value-type="float">
            <text:p>0.326151585</text:p>
          </table:table-cell>
          <table:table-cell table:number-columns-repeated="102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0.2034588" calcext:value-type="float">
            <text:p>20.2034588</text:p>
          </table:table-cell>
          <table:table-cell office:value-type="float" office:value="0.259465348" calcext:value-type="float">
            <text:p>0.259465348</text:p>
          </table:table-cell>
          <table:table-cell table:formula="of:=ABS([.C26]-[.$L$4])" office:value-type="float" office:value="0.316714494015152" calcext:value-type="float">
            <text:p>0.316714494</text:p>
          </table:table-cell>
          <table:table-cell table:number-columns-repeated="102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1.119023398" calcext:value-type="float">
            <text:p>21.119023398</text:p>
          </table:table-cell>
          <table:table-cell office:value-type="float" office:value="0.263509816" calcext:value-type="float">
            <text:p>0.263509816</text:p>
          </table:table-cell>
          <table:table-cell table:formula="of:=ABS([.C27]-[.$L$4])" office:value-type="float" office:value="0.320758962015151" calcext:value-type="float">
            <text:p>0.320758962</text:p>
          </table:table-cell>
          <table:table-cell table:number-columns-repeated="102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2.034587996" calcext:value-type="float">
            <text:p>22.034587996</text:p>
          </table:table-cell>
          <table:table-cell office:value-type="float" office:value="0.266206127" calcext:value-type="float">
            <text:p>0.266206127</text:p>
          </table:table-cell>
          <table:table-cell table:formula="of:=ABS([.C28]-[.$L$4])" office:value-type="float" office:value="0.323455273015152" calcext:value-type="float">
            <text:p>0.323455273</text:p>
          </table:table-cell>
          <table:table-cell table:number-columns-repeated="102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2.950152594" calcext:value-type="float">
            <text:p>22.950152594</text:p>
          </table:table-cell>
          <table:table-cell office:value-type="float" office:value="0.25542088" calcext:value-type="float">
            <text:p>0.25542088</text:p>
          </table:table-cell>
          <table:table-cell table:formula="of:=ABS([.C29]-[.$L$4])" office:value-type="float" office:value="0.312670026015151" calcext:value-type="float">
            <text:p>0.312670026</text:p>
          </table:table-cell>
          <table:table-cell table:number-columns-repeated="102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3.865717192" calcext:value-type="float">
            <text:p>23.865717192</text:p>
          </table:table-cell>
          <table:table-cell office:value-type="float" office:value="0.23924301" calcext:value-type="float">
            <text:p>0.23924301</text:p>
          </table:table-cell>
          <table:table-cell table:formula="of:=ABS([.C30]-[.$L$4])" office:value-type="float" office:value="0.296492156015152" calcext:value-type="float">
            <text:p>0.296492156</text:p>
          </table:table-cell>
          <table:table-cell table:number-columns-repeated="102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4.720244151" calcext:value-type="float">
            <text:p>24.720244151</text:p>
          </table:table-cell>
          <table:table-cell office:value-type="float" office:value="0.235198543" calcext:value-type="float">
            <text:p>0.235198543</text:p>
          </table:table-cell>
          <table:table-cell table:formula="of:=ABS([.C31]-[.$L$4])" office:value-type="float" office:value="0.292447689015152" calcext:value-type="float">
            <text:p>0.292447689</text:p>
          </table:table-cell>
          <table:table-cell table:number-columns-repeated="102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5.605289929" calcext:value-type="float">
            <text:p>25.605289929</text:p>
          </table:table-cell>
          <table:table-cell office:value-type="float" office:value="0.236546698" calcext:value-type="float">
            <text:p>0.236546698</text:p>
          </table:table-cell>
          <table:table-cell table:formula="of:=ABS([.C32]-[.$L$4])" office:value-type="float" office:value="0.293795844015152" calcext:value-type="float">
            <text:p>0.293795844</text:p>
          </table:table-cell>
          <table:table-cell table:number-columns-repeated="102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6.642929807" calcext:value-type="float">
            <text:p>26.642929807</text:p>
          </table:table-cell>
          <table:table-cell office:value-type="float" office:value="0.229805919" calcext:value-type="float">
            <text:p>0.229805919</text:p>
          </table:table-cell>
          <table:table-cell table:formula="of:=ABS([.C33]-[.$L$4])" office:value-type="float" office:value="0.287055065015152" calcext:value-type="float">
            <text:p>0.287055065</text:p>
          </table:table-cell>
          <table:table-cell table:number-columns-repeated="102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7.527975585" calcext:value-type="float">
            <text:p>27.527975585</text:p>
          </table:table-cell>
          <table:table-cell office:value-type="float" office:value="0.219020672" calcext:value-type="float">
            <text:p>0.219020672</text:p>
          </table:table-cell>
          <table:table-cell table:formula="of:=ABS([.C34]-[.$L$4])" office:value-type="float" office:value="0.276269818015152" calcext:value-type="float">
            <text:p>0.276269818</text:p>
          </table:table-cell>
          <table:table-cell table:number-columns-repeated="102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8.443540183" calcext:value-type="float">
            <text:p>28.443540183</text:p>
          </table:table-cell>
          <table:table-cell office:value-type="float" office:value="0.228457763" calcext:value-type="float">
            <text:p>0.228457763</text:p>
          </table:table-cell>
          <table:table-cell table:formula="of:=ABS([.C35]-[.$L$4])" office:value-type="float" office:value="0.285706909015152" calcext:value-type="float">
            <text:p>0.285706909</text:p>
          </table:table-cell>
          <table:table-cell table:number-columns-repeated="102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9.328585961" calcext:value-type="float">
            <text:p>29.328585961</text:p>
          </table:table-cell>
          <table:table-cell office:value-type="float" office:value="0.225761452" calcext:value-type="float">
            <text:p>0.225761452</text:p>
          </table:table-cell>
          <table:table-cell table:formula="of:=ABS([.C36]-[.$L$4])" office:value-type="float" office:value="0.283010598015152" calcext:value-type="float">
            <text:p>0.283010598</text:p>
          </table:table-cell>
          <table:table-cell table:number-columns-repeated="1020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0.488301119" calcext:value-type="float">
            <text:p>0.488301119</text:p>
          </table:table-cell>
          <table:table-cell office:value-type="float" office:value="-0.552124479" calcext:value-type="float">
            <text:p>-0.552124479</text:p>
          </table:table-cell>
          <table:table-cell table:formula="of:=ABS([.C37]-[.$L$4])" office:value-type="float" office:value="0.494875332984849" calcext:value-type="float">
            <text:p>0.494875333</text:p>
          </table:table-cell>
          <table:table-cell table:number-columns-repeated="1020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1.464903357" calcext:value-type="float">
            <text:p>1.464903357</text:p>
          </table:table-cell>
          <table:table-cell office:value-type="float" office:value="-0.539991077" calcext:value-type="float">
            <text:p>-0.539991077</text:p>
          </table:table-cell>
          <table:table-cell table:formula="of:=ABS([.C38]-[.$L$4])" office:value-type="float" office:value="0.482741930984848" calcext:value-type="float">
            <text:p>0.482741931</text:p>
          </table:table-cell>
          <table:table-cell table:number-columns-repeated="1020"/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float" office:value="2.349949135" calcext:value-type="float">
            <text:p>2.349949135</text:p>
          </table:table-cell>
          <table:table-cell office:value-type="float" office:value="-0.537294765" calcext:value-type="float">
            <text:p>-0.537294765</text:p>
          </table:table-cell>
          <table:table-cell table:formula="of:=ABS([.C39]-[.$L$4])" office:value-type="float" office:value="0.480045618984849" calcext:value-type="float">
            <text:p>0.480045619</text:p>
          </table:table-cell>
          <table:table-cell table:number-columns-repeated="1020"/>
        </table:table-row>
        <table:table-row table:style-name="ro2">
          <table:table-cell office:value-type="float" office:value="4.5" calcext:value-type="float">
            <text:p>4.5</text:p>
          </table:table-cell>
          <table:table-cell office:value-type="float" office:value="3.265513733" calcext:value-type="float">
            <text:p>3.265513733</text:p>
          </table:table-cell>
          <table:table-cell office:value-type="float" office:value="-0.525161362" calcext:value-type="float">
            <text:p>-0.525161362</text:p>
          </table:table-cell>
          <table:table-cell table:formula="of:=ABS([.C40]-[.$L$4])" office:value-type="float" office:value="0.467912215984849" calcext:value-type="float">
            <text:p>0.467912216</text:p>
          </table:table-cell>
          <table:table-cell table:number-columns-repeated="1020"/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4.150559512" calcext:value-type="float">
            <text:p>4.150559512</text:p>
          </table:table-cell>
          <table:table-cell office:value-type="float" office:value="-0.511679804" calcext:value-type="float">
            <text:p>-0.511679804</text:p>
          </table:table-cell>
          <table:table-cell table:formula="of:=ABS([.C41]-[.$L$4])" office:value-type="float" office:value="0.454430657984848" calcext:value-type="float">
            <text:p>0.454430658</text:p>
          </table:table-cell>
          <table:table-cell table:number-columns-repeated="1020"/>
        </table:table-row>
        <table:table-row table:style-name="ro2">
          <table:table-cell office:value-type="float" office:value="6.5" calcext:value-type="float">
            <text:p>6.5</text:p>
          </table:table-cell>
          <table:table-cell office:value-type="float" office:value="5.06612411" calcext:value-type="float">
            <text:p>5.06612411</text:p>
          </table:table-cell>
          <table:table-cell office:value-type="float" office:value="-0.499546401" calcext:value-type="float">
            <text:p>-0.499546401</text:p>
          </table:table-cell>
          <table:table-cell table:formula="of:=ABS([.C42]-[.$L$4])" office:value-type="float" office:value="0.442297254984848" calcext:value-type="float">
            <text:p>0.442297255</text:p>
          </table:table-cell>
          <table:table-cell table:number-columns-repeated="1020"/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float" office:value="5.981688708" calcext:value-type="float">
            <text:p>5.981688708</text:p>
          </table:table-cell>
          <table:table-cell office:value-type="float" office:value="-0.500894557" calcext:value-type="float">
            <text:p>-0.500894557</text:p>
          </table:table-cell>
          <table:table-cell table:formula="of:=ABS([.C43]-[.$L$4])" office:value-type="float" office:value="0.443645410984849" calcext:value-type="float">
            <text:p>0.443645411</text:p>
          </table:table-cell>
          <table:table-cell table:number-columns-repeated="1020"/>
        </table:table-row>
        <table:table-row table:style-name="ro2">
          <table:table-cell office:value-type="float" office:value="8.5" calcext:value-type="float">
            <text:p>8.5</text:p>
          </table:table-cell>
          <table:table-cell office:value-type="float" office:value="6.927772126" calcext:value-type="float">
            <text:p>6.927772126</text:p>
          </table:table-cell>
          <table:table-cell office:value-type="float" office:value="-0.484716686" calcext:value-type="float">
            <text:p>-0.484716686</text:p>
          </table:table-cell>
          <table:table-cell table:formula="of:=ABS([.C44]-[.$L$4])" office:value-type="float" office:value="0.427467539984848" calcext:value-type="float">
            <text:p>0.42746754</text:p>
          </table:table-cell>
          <table:table-cell table:number-columns-repeated="1020"/>
        </table:table-row>
        <table:table-row table:style-name="ro2">
          <table:table-cell office:value-type="float" office:value="9.5" calcext:value-type="float">
            <text:p>9.5</text:p>
          </table:table-cell>
          <table:table-cell office:value-type="float" office:value="7.843336724" calcext:value-type="float">
            <text:p>7.843336724</text:p>
          </table:table-cell>
          <table:table-cell office:value-type="float" office:value="-0.476627751" calcext:value-type="float">
            <text:p>-0.476627751</text:p>
          </table:table-cell>
          <table:table-cell table:formula="of:=ABS([.C45]-[.$L$4])" office:value-type="float" office:value="0.419378604984849" calcext:value-type="float">
            <text:p>0.419378605</text:p>
          </table:table-cell>
          <table:table-cell table:number-columns-repeated="1020"/>
        </table:table-row>
        <table:table-row table:style-name="ro2">
          <table:table-cell office:value-type="float" office:value="10.5" calcext:value-type="float">
            <text:p>10.5</text:p>
          </table:table-cell>
          <table:table-cell office:value-type="float" office:value="8.758901322" calcext:value-type="float">
            <text:p>8.758901322</text:p>
          </table:table-cell>
          <table:table-cell office:value-type="float" office:value="-0.469886972" calcext:value-type="float">
            <text:p>-0.469886972</text:p>
          </table:table-cell>
          <table:table-cell table:formula="of:=ABS([.C46]-[.$L$4])" office:value-type="float" office:value="0.412637825984849" calcext:value-type="float">
            <text:p>0.412637826</text:p>
          </table:table-cell>
          <table:table-cell table:number-columns-repeated="1020"/>
        </table:table-row>
        <table:table-row table:style-name="ro2">
          <table:table-cell office:value-type="float" office:value="11.5" calcext:value-type="float">
            <text:p>11.5</text:p>
          </table:table-cell>
          <table:table-cell office:value-type="float" office:value="9.643947101" calcext:value-type="float">
            <text:p>9.643947101</text:p>
          </table:table-cell>
          <table:table-cell office:value-type="float" office:value="-0.464494349" calcext:value-type="float">
            <text:p>-0.464494349</text:p>
          </table:table-cell>
          <table:table-cell table:formula="of:=ABS([.C47]-[.$L$4])" office:value-type="float" office:value="0.407245202984849" calcext:value-type="float">
            <text:p>0.407245203</text:p>
          </table:table-cell>
          <table:table-cell table:number-columns-repeated="1020"/>
        </table:table-row>
        <table:table-row table:style-name="ro2">
          <table:table-cell office:value-type="float" office:value="12.5" calcext:value-type="float">
            <text:p>12.5</text:p>
          </table:table-cell>
          <table:table-cell office:value-type="float" office:value="10.590030519" calcext:value-type="float">
            <text:p>10.590030519</text:p>
          </table:table-cell>
          <table:table-cell office:value-type="float" office:value="-0.45101279" calcext:value-type="float">
            <text:p>-0.45101279</text:p>
          </table:table-cell>
          <table:table-cell table:formula="of:=ABS([.C48]-[.$L$4])" office:value-type="float" office:value="0.393763643984848" calcext:value-type="float">
            <text:p>0.393763644</text:p>
          </table:table-cell>
          <table:table-cell table:number-columns-repeated="1020"/>
        </table:table-row>
        <table:table-row table:style-name="ro2">
          <table:table-cell office:value-type="float" office:value="13.5" calcext:value-type="float">
            <text:p>13.5</text:p>
          </table:table-cell>
          <table:table-cell office:value-type="float" office:value="11.475076297" calcext:value-type="float">
            <text:p>11.475076297</text:p>
          </table:table-cell>
          <table:table-cell office:value-type="float" office:value="-0.448316478" calcext:value-type="float">
            <text:p>-0.448316478</text:p>
          </table:table-cell>
          <table:table-cell table:formula="of:=ABS([.C49]-[.$L$4])" office:value-type="float" office:value="0.391067331984848" calcext:value-type="float">
            <text:p>0.391067332</text:p>
          </table:table-cell>
          <table:table-cell table:number-columns-repeated="1020"/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2.421159715" calcext:value-type="float">
            <text:p>12.421159715</text:p>
          </table:table-cell>
          <table:table-cell office:value-type="float" office:value="-0.445620167" calcext:value-type="float">
            <text:p>-0.445620167</text:p>
          </table:table-cell>
          <table:table-cell table:formula="of:=ABS([.C50]-[.$L$4])" office:value-type="float" office:value="0.388371020984848" calcext:value-type="float">
            <text:p>0.388371021</text:p>
          </table:table-cell>
          <table:table-cell table:number-columns-repeated="1020"/>
        </table:table-row>
        <table:table-row table:style-name="ro2">
          <table:table-cell office:value-type="float" office:value="15.5" calcext:value-type="float">
            <text:p>15.5</text:p>
          </table:table-cell>
          <table:table-cell office:value-type="float" office:value="13.275686673" calcext:value-type="float">
            <text:p>13.275686673</text:p>
          </table:table-cell>
          <table:table-cell office:value-type="float" office:value="-0.433486764" calcext:value-type="float">
            <text:p>-0.433486764</text:p>
          </table:table-cell>
          <table:table-cell table:formula="of:=ABS([.C51]-[.$L$4])" office:value-type="float" office:value="0.376237617984848" calcext:value-type="float">
            <text:p>0.376237618</text:p>
          </table:table-cell>
          <table:table-cell table:number-columns-repeated="1020"/>
        </table:table-row>
        <table:table-row table:style-name="ro2">
          <table:table-cell office:value-type="float" office:value="16.5" calcext:value-type="float">
            <text:p>16.5</text:p>
          </table:table-cell>
          <table:table-cell office:value-type="float" office:value="14.221770092" calcext:value-type="float">
            <text:p>14.221770092</text:p>
          </table:table-cell>
          <table:table-cell office:value-type="float" office:value="-0.425397829" calcext:value-type="float">
            <text:p>-0.425397829</text:p>
          </table:table-cell>
          <table:table-cell table:formula="of:=ABS([.C52]-[.$L$4])" office:value-type="float" office:value="0.368148682984848" calcext:value-type="float">
            <text:p>0.368148683</text:p>
          </table:table-cell>
          <table:table-cell table:number-columns-repeated="1020"/>
        </table:table-row>
        <table:table-row table:style-name="ro2">
          <table:table-cell office:value-type="float" office:value="17.5" calcext:value-type="float">
            <text:p>17.5</text:p>
          </table:table-cell>
          <table:table-cell office:value-type="float" office:value="15.16785351" calcext:value-type="float">
            <text:p>15.16785351</text:p>
          </table:table-cell>
          <table:table-cell office:value-type="float" office:value="-0.422701517" calcext:value-type="float">
            <text:p>-0.422701517</text:p>
          </table:table-cell>
          <table:table-cell table:formula="of:=ABS([.C53]-[.$L$4])" office:value-type="float" office:value="0.365452370984848" calcext:value-type="float">
            <text:p>0.365452371</text:p>
          </table:table-cell>
          <table:table-cell table:number-columns-repeated="1020"/>
        </table:table-row>
        <table:table-row table:style-name="ro2">
          <table:table-cell office:value-type="float" office:value="18.5" calcext:value-type="float">
            <text:p>18.5</text:p>
          </table:table-cell>
          <table:table-cell office:value-type="float" office:value="16.052899288" calcext:value-type="float">
            <text:p>16.052899288</text:p>
          </table:table-cell>
          <table:table-cell office:value-type="float" office:value="-0.413264426" calcext:value-type="float">
            <text:p>-0.413264426</text:p>
          </table:table-cell>
          <table:table-cell table:formula="of:=ABS([.C54]-[.$L$4])" office:value-type="float" office:value="0.356015279984848" calcext:value-type="float">
            <text:p>0.35601528</text:p>
          </table:table-cell>
          <table:table-cell table:number-columns-repeated="1020"/>
        </table:table-row>
        <table:table-row table:style-name="ro2">
          <table:table-cell office:value-type="float" office:value="19.5" calcext:value-type="float">
            <text:p>19.5</text:p>
          </table:table-cell>
          <table:table-cell office:value-type="float" office:value="16.968463886" calcext:value-type="float">
            <text:p>16.968463886</text:p>
          </table:table-cell>
          <table:table-cell office:value-type="float" office:value="-0.41191627" calcext:value-type="float">
            <text:p>-0.41191627</text:p>
          </table:table-cell>
          <table:table-cell table:formula="of:=ABS([.C55]-[.$L$4])" office:value-type="float" office:value="0.354667123984848" calcext:value-type="float">
            <text:p>0.354667124</text:p>
          </table:table-cell>
          <table:table-cell table:number-columns-repeated="1020"/>
        </table:table-row>
        <table:table-row table:style-name="ro2">
          <table:table-cell office:value-type="float" office:value="20.5" calcext:value-type="float">
            <text:p>20.5</text:p>
          </table:table-cell>
          <table:table-cell office:value-type="float" office:value="17.914547304" calcext:value-type="float">
            <text:p>17.914547304</text:p>
          </table:table-cell>
          <table:table-cell office:value-type="float" office:value="-0.403827335" calcext:value-type="float">
            <text:p>-0.403827335</text:p>
          </table:table-cell>
          <table:table-cell table:formula="of:=ABS([.C56]-[.$L$4])" office:value-type="float" office:value="0.346578188984848" calcext:value-type="float">
            <text:p>0.346578189</text:p>
          </table:table-cell>
          <table:table-cell table:number-columns-repeated="1020"/>
        </table:table-row>
        <table:table-row table:style-name="ro2">
          <table:table-cell office:value-type="float" office:value="21.5" calcext:value-type="float">
            <text:p>21.5</text:p>
          </table:table-cell>
          <table:table-cell office:value-type="float" office:value="18.830111902" calcext:value-type="float">
            <text:p>18.830111902</text:p>
          </table:table-cell>
          <table:table-cell office:value-type="float" office:value="-0.3957384" calcext:value-type="float">
            <text:p>-0.3957384</text:p>
          </table:table-cell>
          <table:table-cell table:formula="of:=ABS([.C57]-[.$L$4])" office:value-type="float" office:value="0.338489253984848" calcext:value-type="float">
            <text:p>0.338489254</text:p>
          </table:table-cell>
          <table:table-cell table:number-columns-repeated="1020"/>
        </table:table-row>
        <table:table-row table:style-name="ro2">
          <table:table-cell office:value-type="float" office:value="22.5" calcext:value-type="float">
            <text:p>22.5</text:p>
          </table:table-cell>
          <table:table-cell office:value-type="float" office:value="19.715157681" calcext:value-type="float">
            <text:p>19.715157681</text:p>
          </table:table-cell>
          <table:table-cell office:value-type="float" office:value="-0.386301309" calcext:value-type="float">
            <text:p>-0.386301309</text:p>
          </table:table-cell>
          <table:table-cell table:formula="of:=ABS([.C58]-[.$L$4])" office:value-type="float" office:value="0.329052162984848" calcext:value-type="float">
            <text:p>0.329052163</text:p>
          </table:table-cell>
          <table:table-cell table:number-columns-repeated="1020"/>
        </table:table-row>
        <table:table-row table:style-name="ro2">
          <table:table-cell office:value-type="float" office:value="23.5" calcext:value-type="float">
            <text:p>23.5</text:p>
          </table:table-cell>
          <table:table-cell office:value-type="float" office:value="20.661241099" calcext:value-type="float">
            <text:p>20.661241099</text:p>
          </table:table-cell>
          <table:table-cell office:value-type="float" office:value="-0.383604997" calcext:value-type="float">
            <text:p>-0.383604997</text:p>
          </table:table-cell>
          <table:table-cell table:formula="of:=ABS([.C59]-[.$L$4])" office:value-type="float" office:value="0.326355850984848" calcext:value-type="float">
            <text:p>0.326355851</text:p>
          </table:table-cell>
          <table:table-cell table:number-columns-repeated="1020"/>
        </table:table-row>
        <table:table-row table:style-name="ro2">
          <table:table-cell office:value-type="float" office:value="24.5" calcext:value-type="float">
            <text:p>24.5</text:p>
          </table:table-cell>
          <table:table-cell office:value-type="float" office:value="21.546286877" calcext:value-type="float">
            <text:p>21.546286877</text:p>
          </table:table-cell>
          <table:table-cell office:value-type="float" office:value="-0.378212374" calcext:value-type="float">
            <text:p>-0.378212374</text:p>
          </table:table-cell>
          <table:table-cell table:formula="of:=ABS([.C60]-[.$L$4])" office:value-type="float" office:value="0.320963227984848" calcext:value-type="float">
            <text:p>0.320963228</text:p>
          </table:table-cell>
          <table:table-cell table:number-columns-repeated="1020"/>
        </table:table-row>
        <table:table-row table:style-name="ro2">
          <table:table-cell office:value-type="float" office:value="25.5" calcext:value-type="float">
            <text:p>25.5</text:p>
          </table:table-cell>
          <table:table-cell office:value-type="float" office:value="22.492370295" calcext:value-type="float">
            <text:p>22.492370295</text:p>
          </table:table-cell>
          <table:table-cell office:value-type="float" office:value="-0.366078971" calcext:value-type="float">
            <text:p>-0.366078971</text:p>
          </table:table-cell>
          <table:table-cell table:formula="of:=ABS([.C61]-[.$L$4])" office:value-type="float" office:value="0.308829824984848" calcext:value-type="float">
            <text:p>0.308829825</text:p>
          </table:table-cell>
          <table:table-cell table:number-columns-repeated="1020"/>
        </table:table-row>
        <table:table-row table:style-name="ro2">
          <table:table-cell office:value-type="float" office:value="26.5" calcext:value-type="float">
            <text:p>26.5</text:p>
          </table:table-cell>
          <table:table-cell office:value-type="float" office:value="23.377416073" calcext:value-type="float">
            <text:p>23.377416073</text:p>
          </table:table-cell>
          <table:table-cell office:value-type="float" office:value="-0.362034503" calcext:value-type="float">
            <text:p>-0.362034503</text:p>
          </table:table-cell>
          <table:table-cell table:formula="of:=ABS([.C62]-[.$L$4])" office:value-type="float" office:value="0.304785356984848" calcext:value-type="float">
            <text:p>0.304785357</text:p>
          </table:table-cell>
          <table:table-cell table:number-columns-repeated="1020"/>
        </table:table-row>
        <table:table-row table:style-name="ro2">
          <table:table-cell office:value-type="float" office:value="27.5" calcext:value-type="float">
            <text:p>27.5</text:p>
          </table:table-cell>
          <table:table-cell office:value-type="float" office:value="24.292980671" calcext:value-type="float">
            <text:p>24.292980671</text:p>
          </table:table-cell>
          <table:table-cell office:value-type="float" office:value="-0.359338192" calcext:value-type="float">
            <text:p>-0.359338192</text:p>
          </table:table-cell>
          <table:table-cell table:formula="of:=ABS([.C63]-[.$L$4])" office:value-type="float" office:value="0.302089045984848" calcext:value-type="float">
            <text:p>0.302089046</text:p>
          </table:table-cell>
          <table:table-cell table:number-columns-repeated="1020"/>
        </table:table-row>
        <table:table-row table:style-name="ro2">
          <table:table-cell office:value-type="float" office:value="28.5" calcext:value-type="float">
            <text:p>28.5</text:p>
          </table:table-cell>
          <table:table-cell office:value-type="float" office:value="25.23906409" calcext:value-type="float">
            <text:p>25.23906409</text:p>
          </table:table-cell>
          <table:table-cell office:value-type="float" office:value="-0.349901101" calcext:value-type="float">
            <text:p>-0.349901101</text:p>
          </table:table-cell>
          <table:table-cell table:formula="of:=ABS([.C64]-[.$L$4])" office:value-type="float" office:value="0.292651954984849" calcext:value-type="float">
            <text:p>0.292651955</text:p>
          </table:table-cell>
          <table:table-cell table:number-columns-repeated="1020"/>
        </table:table-row>
        <table:table-row table:style-name="ro2">
          <table:table-cell office:value-type="float" office:value="29.5" calcext:value-type="float">
            <text:p>29.5</text:p>
          </table:table-cell>
          <table:table-cell office:value-type="float" office:value="26.154628688" calcext:value-type="float">
            <text:p>26.154628688</text:p>
          </table:table-cell>
          <table:table-cell office:value-type="float" office:value="-0.341812165" calcext:value-type="float">
            <text:p>-0.341812165</text:p>
          </table:table-cell>
          <table:table-cell table:formula="of:=ABS([.C65]-[.$L$4])" office:value-type="float" office:value="0.284563018984848" calcext:value-type="float">
            <text:p>0.284563019</text:p>
          </table:table-cell>
          <table:table-cell table:number-columns-repeated="1020"/>
        </table:table-row>
        <table:table-row table:style-name="ro2">
          <table:table-cell office:value-type="float" office:value="30.5" calcext:value-type="float">
            <text:p>30.5</text:p>
          </table:table-cell>
          <table:table-cell office:value-type="float" office:value="27.039674466" calcext:value-type="float">
            <text:p>27.039674466</text:p>
          </table:table-cell>
          <table:table-cell office:value-type="float" office:value="-0.34046401" calcext:value-type="float">
            <text:p>-0.34046401</text:p>
          </table:table-cell>
          <table:table-cell table:formula="of:=ABS([.C66]-[.$L$4])" office:value-type="float" office:value="0.283214863984848" calcext:value-type="float">
            <text:p>0.283214864</text:p>
          </table:table-cell>
          <table:table-cell table:number-columns-repeated="1020"/>
        </table:table-row>
        <table:table-row table:style-name="ro2">
          <table:table-cell office:value-type="float" office:value="31.5" calcext:value-type="float">
            <text:p>31.5</text:p>
          </table:table-cell>
          <table:table-cell office:value-type="float" office:value="27.955239064" calcext:value-type="float">
            <text:p>27.955239064</text:p>
          </table:table-cell>
          <table:table-cell office:value-type="float" office:value="-0.339115854" calcext:value-type="float">
            <text:p>-0.339115854</text:p>
          </table:table-cell>
          <table:table-cell table:formula="of:=ABS([.C67]-[.$L$4])" office:value-type="float" office:value="0.281866707984848" calcext:value-type="float">
            <text:p>0.281866708</text:p>
          </table:table-cell>
          <table:table-cell table:number-columns-repeated="1020"/>
        </table:table-row>
        <table:table-row table:style-name="ro2">
          <table:table-cell office:value-type="float" office:value="32.5" calcext:value-type="float">
            <text:p>32.5</text:p>
          </table:table-cell>
          <table:table-cell office:value-type="float" office:value="28.840284842" calcext:value-type="float">
            <text:p>28.840284842</text:p>
          </table:table-cell>
          <table:table-cell office:value-type="float" office:value="-0.339115854" calcext:value-type="float">
            <text:p>-0.339115854</text:p>
          </table:table-cell>
          <table:table-cell table:formula="of:=ABS([.C68]-[.$L$4])" office:value-type="float" office:value="0.281866707984848" calcext:value-type="float">
            <text:p>0.281866708</text:p>
          </table:table-cell>
          <table:table-cell table:number-columns-repeated="1020"/>
        </table:table-row>
        <table:table-row table:style-name="ro2">
          <table:table-cell office:value-type="float" office:value="33.5" calcext:value-type="float">
            <text:p>33.5</text:p>
          </table:table-cell>
          <table:table-cell office:value-type="float" office:value="29.75584944" calcext:value-type="float">
            <text:p>29.75584944</text:p>
          </table:table-cell>
          <table:table-cell office:value-type="float" office:value="-0.341812165" calcext:value-type="float">
            <text:p>-0.341812165</text:p>
          </table:table-cell>
          <table:table-cell table:formula="of:=ABS([.C69]-[.$L$4])" office:value-type="float" office:value="0.284563018984848" calcext:value-type="float">
            <text:p>0.284563019</text:p>
          </table:table-cell>
          <table:table-cell table:number-columns-repeated="1020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solver_adj" table:base-cell-address="$netlumeny.$A$1" table:cell-range-address="$oranz.$H$3:.$H$4"/>
          <table:named-expression table:name="solver_cvg" table:base-cell-address="$netlumeny.$A$1" table:expression="0.0001"/>
          <table:named-expression table:name="solver_drv" table:base-cell-address="$netlumeny.$A$1" table:expression="1"/>
          <table:named-expression table:name="solver_eng" table:base-cell-address="$netlumeny.$A$1" table:expression="1"/>
          <table:named-expression table:name="solver_est" table:base-cell-address="$netlumeny.$A$1" table:expression="1"/>
          <table:named-expression table:name="solver_itr" table:base-cell-address="$netlumeny.$A$1" table:expression="2147483647"/>
          <table:named-expression table:name="solver_mip" table:base-cell-address="$netlumeny.$A$1" table:expression="2147483647"/>
          <table:named-expression table:name="solver_mni" table:base-cell-address="$netlumeny.$A$1" table:expression="30"/>
          <table:named-expression table:name="solver_mrt" table:base-cell-address="$netlumeny.$A$1" table:expression="0.075"/>
          <table:named-expression table:name="solver_msl" table:base-cell-address="$netlumeny.$A$1" table:expression="2"/>
          <table:named-expression table:name="solver_neg" table:base-cell-address="$netlumeny.$A$1" table:expression="1"/>
          <table:named-expression table:name="solver_nod" table:base-cell-address="$netlumeny.$A$1" table:expression="2147483647"/>
          <table:named-expression table:name="solver_num" table:base-cell-address="$netlumeny.$A$1" table:expression="0"/>
          <table:named-expression table:name="solver_nwt" table:base-cell-address="$netlumeny.$A$1" table:expression="1"/>
          <table:named-range table:name="solver_opt" table:base-cell-address="$netlumeny.$A$1" table:cell-range-address="$oranz.$H$7"/>
          <table:named-expression table:name="solver_pre" table:base-cell-address="$netlumeny.$A$1" table:expression="0.000001"/>
          <table:named-expression table:name="solver_rbv" table:base-cell-address="$netlumeny.$A$1" table:expression="1"/>
          <table:named-expression table:name="solver_rlx" table:base-cell-address="$netlumeny.$A$1" table:expression="2"/>
          <table:named-expression table:name="solver_rsd" table:base-cell-address="$netlumeny.$A$1" table:expression="0"/>
          <table:named-expression table:name="solver_scl" table:base-cell-address="$netlumeny.$A$1" table:expression="1"/>
          <table:named-expression table:name="solver_sho" table:base-cell-address="$netlumeny.$A$1" table:expression="2"/>
          <table:named-expression table:name="solver_ssz" table:base-cell-address="$netlumeny.$A$1" table:expression="100"/>
          <table:named-expression table:name="solver_tim" table:base-cell-address="$netlumeny.$A$1" table:expression="2147483647"/>
          <table:named-expression table:name="solver_tol" table:base-cell-address="$netlumeny.$A$1" table:expression="0.01"/>
          <table:named-expression table:name="solver_typ" table:base-cell-address="$netlumeny.$A$1" table:expression="2"/>
          <table:named-expression table:name="solver_val" table:base-cell-address="$netlumeny.$A$1" table:expression="0"/>
          <table:named-expression table:name="solver_ver" table:base-cell-address="$netlumeny.$A$1" table:expression="3"/>
        </table:named-expressions>
      </table:table>
      <table:table table:name="zel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as</text:p>
          </table:table-cell>
          <table:table-cell office:value-type="string" calcext:value-type="string">
            <text:p>vychylka</text:p>
          </table:table-cell>
          <table:table-cell office:value-type="string" calcext:value-type="string">
            <text:p>od nuly</text:p>
          </table:table-cell>
          <table:table-cell table:number-columns-repeated="6"/>
          <table:table-cell office:value-type="string" calcext:value-type="string">
            <text:p>pocet</text:p>
          </table:table-cell>
          <table:table-cell table:formula="of:=COUNT([.B4:.B80])" office:value-type="float" office:value="54" calcext:value-type="float">
            <text:p>54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355691057" calcext:value-type="float">
            <text:p>0.355691057</text:p>
          </table:table-cell>
          <table:table-cell office:value-type="float" office:value="0.531027662" calcext:value-type="float">
            <text:p>0.531027662</text:p>
          </table:table-cell>
          <table:table-cell table:formula="of:=ABS([.C4]-[.$L$4])" office:value-type="float" office:value="0.585616773388889" calcext:value-type="float">
            <text:p>0.5856167734</text:p>
          </table:table-cell>
          <table:table-cell table:number-columns-repeated="2"/>
          <table:table-cell office:value-type="string" calcext:value-type="string">
            <text:p>teoret w1</text:p>
          </table:table-cell>
          <table:table-cell table:formula="of:=SQRT([$netlumeny.$G$7]^2-[.L7]^2)" office:value-type="float" office:value="6.88930402551895" calcext:value-type="float">
            <text:p>6.8893040255</text:p>
          </table:table-cell>
          <table:table-cell table:number-columns-repeated="2"/>
          <table:table-cell office:value-type="string" calcext:value-type="string">
            <text:p>nula</text:p>
          </table:table-cell>
          <table:table-cell table:formula="of:=AVERAGE([.C4:.C57])" office:value-type="float" office:value="-0.0545891113888889" calcext:value-type="float">
            <text:p>-0.0545891114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.295731707" calcext:value-type="float">
            <text:p>1.295731707</text:p>
          </table:table-cell>
          <table:table-cell office:value-type="float" office:value="0.518551755" calcext:value-type="float">
            <text:p>0.518551755</text:p>
          </table:table-cell>
          <table:table-cell table:formula="of:=ABS([.C5]-[.$L$4])" office:value-type="float" office:value="0.573140866388889" calcext:value-type="float">
            <text:p>0.5731408664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.210365854" calcext:value-type="float">
            <text:p>2.210365854</text:p>
          </table:table-cell>
          <table:table-cell office:value-type="float" office:value="0.499837894" calcext:value-type="float">
            <text:p>0.499837894</text:p>
          </table:table-cell>
          <table:table-cell table:formula="of:=ABS([.C6]-[.$L$4])" office:value-type="float" office:value="0.554427005388889" calcext:value-type="float">
            <text:p>0.5544270054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.150406504" calcext:value-type="float">
            <text:p>3.150406504</text:p>
          </table:table-cell>
          <table:table-cell office:value-type="float" office:value="0.468648126" calcext:value-type="float">
            <text:p>0.468648126</text:p>
          </table:table-cell>
          <table:table-cell table:formula="of:=ABS([.C7]-[.$L$4])" office:value-type="float" office:value="0.523237237388889" calcext:value-type="float">
            <text:p>0.5232372374</text:p>
          </table:table-cell>
          <table:table-cell table:number-columns-repeated="6"/>
          <table:table-cell office:value-type="string" calcext:value-type="string">
            <text:p>delta</text:p>
          </table:table-cell>
          <table:table-cell office:value-type="float" office:value="0.0309704" calcext:value-type="float">
            <text:p>0.0309704</text:p>
          </table:table-cell>
          <table:table-cell office:value-type="float" office:value="0.0003729" calcext:value-type="float">
            <text:p>0.0003729</text:p>
          </table:table-cell>
          <table:table-cell table:number-columns-repeated="10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.014227642" calcext:value-type="float">
            <text:p>4.014227642</text:p>
          </table:table-cell>
          <table:table-cell office:value-type="float" office:value="0.462410173" calcext:value-type="float">
            <text:p>0.462410173</text:p>
          </table:table-cell>
          <table:table-cell table:formula="of:=ABS([.C8]-[.$L$4])" office:value-type="float" office:value="0.516999284388889" calcext:value-type="float">
            <text:p>0.5169992844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.979674797" calcext:value-type="float">
            <text:p>4.979674797</text:p>
          </table:table-cell>
          <table:table-cell office:value-type="float" office:value="0.431220405" calcext:value-type="float">
            <text:p>0.431220405</text:p>
          </table:table-cell>
          <table:table-cell table:formula="of:=ABS([.C9]-[.$L$4])" office:value-type="float" office:value="0.485809516388889" calcext:value-type="float">
            <text:p>0.4858095164</text:p>
          </table:table-cell>
          <table:table-cell table:number-columns-repeated="6"/>
          <table:table-cell office:value-type="string" calcext:value-type="string">
            <text:p>omega1</text:p>
          </table:table-cell>
          <table:table-cell table:formula="of:=2*PI()/[.H12]" office:value-type="float" office:value="6.83783260447701" calcext:value-type="float">
            <text:p>6.8378326045</text:p>
          </table:table-cell>
          <table:table-cell table:formula="of:=0.003/[.H12]*[.L9]" office:value-type="float" office:value="0.0223243239412766" calcext:value-type="float">
            <text:p>0.0223243239</text:p>
          </table:table-cell>
          <table:table-cell table:number-columns-repeated="101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.894308943" calcext:value-type="float">
            <text:p>5.894308943</text:p>
          </table:table-cell>
          <table:table-cell office:value-type="float" office:value="0.424982451" calcext:value-type="float">
            <text:p>0.424982451</text:p>
          </table:table-cell>
          <table:table-cell table:formula="of:=ABS([.C10]-[.$L$4])" office:value-type="float" office:value="0.479571562388889" calcext:value-type="float">
            <text:p>0.4795715624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.808943089" calcext:value-type="float">
            <text:p>6.808943089</text:p>
          </table:table-cell>
          <table:table-cell office:value-type="float" office:value="0.418744497" calcext:value-type="float">
            <text:p>0.418744497</text:p>
          </table:table-cell>
          <table:table-cell table:formula="of:=ABS([.C11]-[.$L$4])" office:value-type="float" office:value="0.473333608388889" calcext:value-type="float">
            <text:p>0.4733336084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.723577236" calcext:value-type="float">
            <text:p>7.723577236</text:p>
          </table:table-cell>
          <table:table-cell office:value-type="float" office:value="0.404709102" calcext:value-type="float">
            <text:p>0.404709102</text:p>
          </table:table-cell>
          <table:table-cell table:formula="of:=ABS([.C12]-[.$L$4])" office:value-type="float" office:value="0.459298213388889" calcext:value-type="float">
            <text:p>0.4592982134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formula="of:=SLOPE([.B4:.B57];[.A4:.A57])" office:value-type="float" office:value="0.918885511041281" calcext:value-type="float">
            <text:p>0.918885511</text:p>
          </table:table-cell>
          <table:table-cell table:number-columns-repeated="2"/>
          <table:table-cell office:value-type="string" calcext:value-type="string">
            <text:p>omegares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.663617886" calcext:value-type="float">
            <text:p>8.663617886</text:p>
          </table:table-cell>
          <table:table-cell office:value-type="float" office:value="0.382876264" calcext:value-type="float">
            <text:p>0.382876264</text:p>
          </table:table-cell>
          <table:table-cell table:formula="of:=ABS([.C13]-[.$L$4])" office:value-type="float" office:value="0.437465375388889" calcext:value-type="float">
            <text:p>0.4374653754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.578252033" calcext:value-type="float">
            <text:p>9.578252033</text:p>
          </table:table-cell>
          <table:table-cell office:value-type="float" office:value="0.36728138" calcext:value-type="float">
            <text:p>0.36728138</text:p>
          </table:table-cell>
          <table:table-cell table:formula="of:=ABS([.C14]-[.$L$4])" office:value-type="float" office:value="0.421870491388889" calcext:value-type="float">
            <text:p>0.4218704914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0.492886179" calcext:value-type="float">
            <text:p>10.492886179</text:p>
          </table:table-cell>
          <table:table-cell office:value-type="float" office:value="0.362602915" calcext:value-type="float">
            <text:p>0.362602915</text:p>
          </table:table-cell>
          <table:table-cell table:formula="of:=ABS([.C15]-[.$L$4])" office:value-type="float" office:value="0.417192026388889" calcext:value-type="float">
            <text:p>0.4171920264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1.407520325" calcext:value-type="float">
            <text:p>11.407520325</text:p>
          </table:table-cell>
          <table:table-cell office:value-type="float" office:value="0.351686496" calcext:value-type="float">
            <text:p>0.351686496</text:p>
          </table:table-cell>
          <table:table-cell table:formula="of:=ABS([.C16]-[.$L$4])" office:value-type="float" office:value="0.406275607388889" calcext:value-type="float">
            <text:p>0.4062756074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2.322154472" calcext:value-type="float">
            <text:p>12.322154472</text:p>
          </table:table-cell>
          <table:table-cell office:value-type="float" office:value="0.337651101" calcext:value-type="float">
            <text:p>0.337651101</text:p>
          </table:table-cell>
          <table:table-cell table:formula="of:=ABS([.C17]-[.$L$4])" office:value-type="float" office:value="0.392240212388889" calcext:value-type="float">
            <text:p>0.3922402124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3.262195122" calcext:value-type="float">
            <text:p>13.262195122</text:p>
          </table:table-cell>
          <table:table-cell office:value-type="float" office:value="0.332972635" calcext:value-type="float">
            <text:p>0.332972635</text:p>
          </table:table-cell>
          <table:table-cell table:formula="of:=ABS([.C18]-[.$L$4])" office:value-type="float" office:value="0.387561746388889" calcext:value-type="float">
            <text:p>0.3875617464</text:p>
          </table:table-cell>
          <table:table-cell table:number-columns-repeated="102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4.151422764" calcext:value-type="float">
            <text:p>14.151422764</text:p>
          </table:table-cell>
          <table:table-cell office:value-type="float" office:value="0.31893724" calcext:value-type="float">
            <text:p>0.31893724</text:p>
          </table:table-cell>
          <table:table-cell table:formula="of:=ABS([.C19]-[.$L$4])" office:value-type="float" office:value="0.373526351388889" calcext:value-type="float">
            <text:p>0.3735263514</text:p>
          </table:table-cell>
          <table:table-cell table:number-columns-repeated="102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.091463415" calcext:value-type="float">
            <text:p>15.091463415</text:p>
          </table:table-cell>
          <table:table-cell office:value-type="float" office:value="0.290866449" calcext:value-type="float">
            <text:p>0.290866449</text:p>
          </table:table-cell>
          <table:table-cell table:formula="of:=ABS([.C20]-[.$L$4])" office:value-type="float" office:value="0.345455560388889" calcext:value-type="float">
            <text:p>0.3454555604</text:p>
          </table:table-cell>
          <table:table-cell table:number-columns-repeated="102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5.980691057" calcext:value-type="float">
            <text:p>15.980691057</text:p>
          </table:table-cell>
          <table:table-cell office:value-type="float" office:value="0.28930696" calcext:value-type="float">
            <text:p>0.28930696</text:p>
          </table:table-cell>
          <table:table-cell table:formula="of:=ABS([.C21]-[.$L$4])" office:value-type="float" office:value="0.343896071388889" calcext:value-type="float">
            <text:p>0.3438960714</text:p>
          </table:table-cell>
          <table:table-cell table:number-columns-repeated="102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6.895325203" calcext:value-type="float">
            <text:p>16.895325203</text:p>
          </table:table-cell>
          <table:table-cell office:value-type="float" office:value="0.292425937" calcext:value-type="float">
            <text:p>0.292425937</text:p>
          </table:table-cell>
          <table:table-cell table:formula="of:=ABS([.C22]-[.$L$4])" office:value-type="float" office:value="0.347015048388889" calcext:value-type="float">
            <text:p>0.3470150484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7.835365854" calcext:value-type="float">
            <text:p>17.835365854</text:p>
          </table:table-cell>
          <table:table-cell office:value-type="float" office:value="0.267474123" calcext:value-type="float">
            <text:p>0.267474123</text:p>
          </table:table-cell>
          <table:table-cell table:formula="of:=ABS([.C23]-[.$L$4])" office:value-type="float" office:value="0.322063234388889" calcext:value-type="float">
            <text:p>0.3220632344</text:p>
          </table:table-cell>
          <table:table-cell table:number-columns-repeated="102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8.75" calcext:value-type="float">
            <text:p>18.75</text:p>
          </table:table-cell>
          <table:table-cell office:value-type="float" office:value="0.275271565" calcext:value-type="float">
            <text:p>0.275271565</text:p>
          </table:table-cell>
          <table:table-cell table:formula="of:=ABS([.C24]-[.$L$4])" office:value-type="float" office:value="0.329860676388889" calcext:value-type="float">
            <text:p>0.3298606764</text:p>
          </table:table-cell>
          <table:table-cell table:number-columns-repeated="102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9.664634146" calcext:value-type="float">
            <text:p>19.664634146</text:p>
          </table:table-cell>
          <table:table-cell office:value-type="float" office:value="0.267474123" calcext:value-type="float">
            <text:p>0.267474123</text:p>
          </table:table-cell>
          <table:table-cell table:formula="of:=ABS([.C25]-[.$L$4])" office:value-type="float" office:value="0.322063234388889" calcext:value-type="float">
            <text:p>0.3220632344</text:p>
          </table:table-cell>
          <table:table-cell table:number-columns-repeated="102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0.579268293" calcext:value-type="float">
            <text:p>20.579268293</text:p>
          </table:table-cell>
          <table:table-cell office:value-type="float" office:value="0.262795657" calcext:value-type="float">
            <text:p>0.262795657</text:p>
          </table:table-cell>
          <table:table-cell table:formula="of:=ABS([.C26]-[.$L$4])" office:value-type="float" office:value="0.317384768388889" calcext:value-type="float">
            <text:p>0.3173847684</text:p>
          </table:table-cell>
          <table:table-cell table:number-columns-repeated="102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1.493902439" calcext:value-type="float">
            <text:p>21.493902439</text:p>
          </table:table-cell>
          <table:table-cell office:value-type="float" office:value="0.254998215" calcext:value-type="float">
            <text:p>0.254998215</text:p>
          </table:table-cell>
          <table:table-cell table:formula="of:=ABS([.C27]-[.$L$4])" office:value-type="float" office:value="0.309587326388889" calcext:value-type="float">
            <text:p>0.3095873264</text:p>
          </table:table-cell>
          <table:table-cell table:number-columns-repeated="102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2.408536585" calcext:value-type="float">
            <text:p>22.408536585</text:p>
          </table:table-cell>
          <table:table-cell office:value-type="float" office:value="0.237843843" calcext:value-type="float">
            <text:p>0.237843843</text:p>
          </table:table-cell>
          <table:table-cell table:formula="of:=ABS([.C28]-[.$L$4])" office:value-type="float" office:value="0.292432954388889" calcext:value-type="float">
            <text:p>0.2924329544</text:p>
          </table:table-cell>
          <table:table-cell table:number-columns-repeated="102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3.348577236" calcext:value-type="float">
            <text:p>23.348577236</text:p>
          </table:table-cell>
          <table:table-cell office:value-type="float" office:value="0.242522308" calcext:value-type="float">
            <text:p>0.242522308</text:p>
          </table:table-cell>
          <table:table-cell table:formula="of:=ABS([.C29]-[.$L$4])" office:value-type="float" office:value="0.297111419388889" calcext:value-type="float">
            <text:p>0.2971114194</text:p>
          </table:table-cell>
          <table:table-cell table:number-columns-repeated="102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4.288617886" calcext:value-type="float">
            <text:p>24.288617886</text:p>
          </table:table-cell>
          <table:table-cell office:value-type="float" office:value="0.230046401" calcext:value-type="float">
            <text:p>0.230046401</text:p>
          </table:table-cell>
          <table:table-cell table:formula="of:=ABS([.C30]-[.$L$4])" office:value-type="float" office:value="0.284635512388889" calcext:value-type="float">
            <text:p>0.2846355124</text:p>
          </table:table-cell>
          <table:table-cell table:number-columns-repeated="1020"/>
        </table:table-row>
        <table:table-row table:style-name="ro2">
          <table:table-cell table:formula="of:=1.5" office:value-type="float" office:value="1.5" calcext:value-type="float">
            <text:p>1.5</text:p>
          </table:table-cell>
          <table:table-cell office:value-type="float" office:value="0.838414634" calcext:value-type="float">
            <text:p>0.838414634</text:p>
          </table:table-cell>
          <table:table-cell office:value-type="float" office:value="-0.638588638" calcext:value-type="float">
            <text:p>-0.638588638</text:p>
          </table:table-cell>
          <table:table-cell table:formula="of:=ABS([.C31]-[.$L$4])" office:value-type="float" office:value="0.583999526611111" calcext:value-type="float">
            <text:p>0.5839995266</text:p>
          </table:table-cell>
          <table:table-cell table:number-columns-repeated="1020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1.75304878" calcext:value-type="float">
            <text:p>1.75304878</text:p>
          </table:table-cell>
          <table:table-cell office:value-type="float" office:value="-0.619874777" calcext:value-type="float">
            <text:p>-0.619874777</text:p>
          </table:table-cell>
          <table:table-cell table:formula="of:=ABS([.C32]-[.$L$4])" office:value-type="float" office:value="0.565285665611111" calcext:value-type="float">
            <text:p>0.5652856656</text:p>
          </table:table-cell>
          <table:table-cell table:number-columns-repeated="1020"/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float" office:value="2.718495935" calcext:value-type="float">
            <text:p>2.718495935</text:p>
          </table:table-cell>
          <table:table-cell office:value-type="float" office:value="-0.602720405" calcext:value-type="float">
            <text:p>-0.602720405</text:p>
          </table:table-cell>
          <table:table-cell table:formula="of:=ABS([.C33]-[.$L$4])" office:value-type="float" office:value="0.548131293611111" calcext:value-type="float">
            <text:p>0.5481312936</text:p>
          </table:table-cell>
          <table:table-cell table:number-columns-repeated="1020"/>
        </table:table-row>
        <table:table-row table:style-name="ro2">
          <table:table-cell office:value-type="float" office:value="4.5" calcext:value-type="float">
            <text:p>4.5</text:p>
          </table:table-cell>
          <table:table-cell office:value-type="float" office:value="3.556910569" calcext:value-type="float">
            <text:p>3.556910569</text:p>
          </table:table-cell>
          <table:table-cell office:value-type="float" office:value="-0.584006544" calcext:value-type="float">
            <text:p>-0.584006544</text:p>
          </table:table-cell>
          <table:table-cell table:formula="of:=ABS([.C34]-[.$L$4])" office:value-type="float" office:value="0.529417432611111" calcext:value-type="float">
            <text:p>0.5294174326</text:p>
          </table:table-cell>
          <table:table-cell table:number-columns-repeated="1020"/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4.522357724" calcext:value-type="float">
            <text:p>4.522357724</text:p>
          </table:table-cell>
          <table:table-cell office:value-type="float" office:value="-0.566852171" calcext:value-type="float">
            <text:p>-0.566852171</text:p>
          </table:table-cell>
          <table:table-cell table:formula="of:=ABS([.C35]-[.$L$4])" office:value-type="float" office:value="0.512263059611111" calcext:value-type="float">
            <text:p>0.5122630596</text:p>
          </table:table-cell>
          <table:table-cell table:number-columns-repeated="1020"/>
        </table:table-row>
        <table:table-row table:style-name="ro2">
          <table:table-cell office:value-type="float" office:value="6.5" calcext:value-type="float">
            <text:p>6.5</text:p>
          </table:table-cell>
          <table:table-cell office:value-type="float" office:value="5.43699187" calcext:value-type="float">
            <text:p>5.43699187</text:p>
          </table:table-cell>
          <table:table-cell office:value-type="float" office:value="-0.549697799" calcext:value-type="float">
            <text:p>-0.549697799</text:p>
          </table:table-cell>
          <table:table-cell table:formula="of:=ABS([.C36]-[.$L$4])" office:value-type="float" office:value="0.495108687611111" calcext:value-type="float">
            <text:p>0.4951086876</text:p>
          </table:table-cell>
          <table:table-cell table:number-columns-repeated="1020"/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float" office:value="6.351626016" calcext:value-type="float">
            <text:p>6.351626016</text:p>
          </table:table-cell>
          <table:table-cell office:value-type="float" office:value="-0.535662403" calcext:value-type="float">
            <text:p>-0.535662403</text:p>
          </table:table-cell>
          <table:table-cell table:formula="of:=ABS([.C37]-[.$L$4])" office:value-type="float" office:value="0.481073291611111" calcext:value-type="float">
            <text:p>0.4810732916</text:p>
          </table:table-cell>
          <table:table-cell table:number-columns-repeated="1020"/>
        </table:table-row>
        <table:table-row table:style-name="ro2">
          <table:table-cell office:value-type="float" office:value="8.5" calcext:value-type="float">
            <text:p>8.5</text:p>
          </table:table-cell>
          <table:table-cell office:value-type="float" office:value="7.291666667" calcext:value-type="float">
            <text:p>7.291666667</text:p>
          </table:table-cell>
          <table:table-cell office:value-type="float" office:value="-0.520067519" calcext:value-type="float">
            <text:p>-0.520067519</text:p>
          </table:table-cell>
          <table:table-cell table:formula="of:=ABS([.C38]-[.$L$4])" office:value-type="float" office:value="0.465478407611111" calcext:value-type="float">
            <text:p>0.4654784076</text:p>
          </table:table-cell>
          <table:table-cell table:number-columns-repeated="1020"/>
        </table:table-row>
        <table:table-row table:style-name="ro2">
          <table:table-cell office:value-type="float" office:value="9.5" calcext:value-type="float">
            <text:p>9.5</text:p>
          </table:table-cell>
          <table:table-cell office:value-type="float" office:value="8.206300813" calcext:value-type="float">
            <text:p>8.206300813</text:p>
          </table:table-cell>
          <table:table-cell office:value-type="float" office:value="-0.504472635" calcext:value-type="float">
            <text:p>-0.504472635</text:p>
          </table:table-cell>
          <table:table-cell table:formula="of:=ABS([.C39]-[.$L$4])" office:value-type="float" office:value="0.449883523611111" calcext:value-type="float">
            <text:p>0.4498835236</text:p>
          </table:table-cell>
          <table:table-cell table:number-columns-repeated="1020"/>
        </table:table-row>
        <table:table-row table:style-name="ro2">
          <table:table-cell office:value-type="float" office:value="10.5" calcext:value-type="float">
            <text:p>10.5</text:p>
          </table:table-cell>
          <table:table-cell office:value-type="float" office:value="9.095528455" calcext:value-type="float">
            <text:p>9.095528455</text:p>
          </table:table-cell>
          <table:table-cell office:value-type="float" office:value="-0.49979417" calcext:value-type="float">
            <text:p>-0.49979417</text:p>
          </table:table-cell>
          <table:table-cell table:formula="of:=ABS([.C40]-[.$L$4])" office:value-type="float" office:value="0.445205058611111" calcext:value-type="float">
            <text:p>0.4452050586</text:p>
          </table:table-cell>
          <table:table-cell table:number-columns-repeated="1020"/>
        </table:table-row>
        <table:table-row table:style-name="ro2">
          <table:table-cell office:value-type="float" office:value="11.5" calcext:value-type="float">
            <text:p>11.5</text:p>
          </table:table-cell>
          <table:table-cell office:value-type="float" office:value="10.035569106" calcext:value-type="float">
            <text:p>10.035569106</text:p>
          </table:table-cell>
          <table:table-cell office:value-type="float" office:value="-0.484199286" calcext:value-type="float">
            <text:p>-0.484199286</text:p>
          </table:table-cell>
          <table:table-cell table:formula="of:=ABS([.C41]-[.$L$4])" office:value-type="float" office:value="0.429610174611111" calcext:value-type="float">
            <text:p>0.4296101746</text:p>
          </table:table-cell>
          <table:table-cell table:number-columns-repeated="1020"/>
        </table:table-row>
        <table:table-row table:style-name="ro2">
          <table:table-cell office:value-type="float" office:value="12.5" calcext:value-type="float">
            <text:p>12.5</text:p>
          </table:table-cell>
          <table:table-cell office:value-type="float" office:value="10.975609756" calcext:value-type="float">
            <text:p>10.975609756</text:p>
          </table:table-cell>
          <table:table-cell office:value-type="float" office:value="-0.474842356" calcext:value-type="float">
            <text:p>-0.474842356</text:p>
          </table:table-cell>
          <table:table-cell table:formula="of:=ABS([.C42]-[.$L$4])" office:value-type="float" office:value="0.420253244611111" calcext:value-type="float">
            <text:p>0.4202532446</text:p>
          </table:table-cell>
          <table:table-cell table:number-columns-repeated="1020"/>
        </table:table-row>
        <table:table-row table:style-name="ro2">
          <table:table-cell office:value-type="float" office:value="13.5" calcext:value-type="float">
            <text:p>13.5</text:p>
          </table:table-cell>
          <table:table-cell office:value-type="float" office:value="11.890243902" calcext:value-type="float">
            <text:p>11.890243902</text:p>
          </table:table-cell>
          <table:table-cell office:value-type="float" office:value="-0.459247472" calcext:value-type="float">
            <text:p>-0.459247472</text:p>
          </table:table-cell>
          <table:table-cell table:formula="of:=ABS([.C43]-[.$L$4])" office:value-type="float" office:value="0.404658360611111" calcext:value-type="float">
            <text:p>0.4046583606</text:p>
          </table:table-cell>
          <table:table-cell table:number-columns-repeated="1020"/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2.779471545" calcext:value-type="float">
            <text:p>12.779471545</text:p>
          </table:table-cell>
          <table:table-cell office:value-type="float" office:value="-0.446771565" calcext:value-type="float">
            <text:p>-0.446771565</text:p>
          </table:table-cell>
          <table:table-cell table:formula="of:=ABS([.C44]-[.$L$4])" office:value-type="float" office:value="0.392182453611111" calcext:value-type="float">
            <text:p>0.3921824536</text:p>
          </table:table-cell>
          <table:table-cell table:number-columns-repeated="1020"/>
        </table:table-row>
        <table:table-row table:style-name="ro2">
          <table:table-cell office:value-type="float" office:value="15.5" calcext:value-type="float">
            <text:p>15.5</text:p>
          </table:table-cell>
          <table:table-cell office:value-type="float" office:value="13.719512195" calcext:value-type="float">
            <text:p>13.719512195</text:p>
          </table:table-cell>
          <table:table-cell office:value-type="float" office:value="-0.442093099" calcext:value-type="float">
            <text:p>-0.442093099</text:p>
          </table:table-cell>
          <table:table-cell table:formula="of:=ABS([.C45]-[.$L$4])" office:value-type="float" office:value="0.387503987611111" calcext:value-type="float">
            <text:p>0.3875039876</text:p>
          </table:table-cell>
          <table:table-cell table:number-columns-repeated="1020"/>
        </table:table-row>
        <table:table-row table:style-name="ro2">
          <table:table-cell office:value-type="float" office:value="16.5" calcext:value-type="float">
            <text:p>16.5</text:p>
          </table:table-cell>
          <table:table-cell office:value-type="float" office:value="14.634146341" calcext:value-type="float">
            <text:p>14.634146341</text:p>
          </table:table-cell>
          <table:table-cell office:value-type="float" office:value="-0.431176681" calcext:value-type="float">
            <text:p>-0.431176681</text:p>
          </table:table-cell>
          <table:table-cell table:formula="of:=ABS([.C46]-[.$L$4])" office:value-type="float" office:value="0.376587569611111" calcext:value-type="float">
            <text:p>0.3765875696</text:p>
          </table:table-cell>
          <table:table-cell table:number-columns-repeated="1020"/>
        </table:table-row>
        <table:table-row table:style-name="ro2">
          <table:table-cell office:value-type="float" office:value="17.5" calcext:value-type="float">
            <text:p>17.5</text:p>
          </table:table-cell>
          <table:table-cell office:value-type="float" office:value="15.574186992" calcext:value-type="float">
            <text:p>15.574186992</text:p>
          </table:table-cell>
          <table:table-cell office:value-type="float" office:value="-0.424938727" calcext:value-type="float">
            <text:p>-0.424938727</text:p>
          </table:table-cell>
          <table:table-cell table:formula="of:=ABS([.C47]-[.$L$4])" office:value-type="float" office:value="0.370349615611111" calcext:value-type="float">
            <text:p>0.3703496156</text:p>
          </table:table-cell>
          <table:table-cell table:number-columns-repeated="1020"/>
        </table:table-row>
        <table:table-row table:style-name="ro2">
          <table:table-cell office:value-type="float" office:value="18.5" calcext:value-type="float">
            <text:p>18.5</text:p>
          </table:table-cell>
          <table:table-cell office:value-type="float" office:value="16.463414634" calcext:value-type="float">
            <text:p>16.463414634</text:p>
          </table:table-cell>
          <table:table-cell office:value-type="float" office:value="-0.404665378" calcext:value-type="float">
            <text:p>-0.404665378</text:p>
          </table:table-cell>
          <table:table-cell table:formula="of:=ABS([.C48]-[.$L$4])" office:value-type="float" office:value="0.350076266611111" calcext:value-type="float">
            <text:p>0.3500762666</text:p>
          </table:table-cell>
          <table:table-cell table:number-columns-repeated="1020"/>
        </table:table-row>
        <table:table-row table:style-name="ro2">
          <table:table-cell office:value-type="float" office:value="19.5" calcext:value-type="float">
            <text:p>19.5</text:p>
          </table:table-cell>
          <table:table-cell office:value-type="float" office:value="17.403455285" calcext:value-type="float">
            <text:p>17.403455285</text:p>
          </table:table-cell>
          <table:table-cell office:value-type="float" office:value="-0.401546401" calcext:value-type="float">
            <text:p>-0.401546401</text:p>
          </table:table-cell>
          <table:table-cell table:formula="of:=ABS([.C49]-[.$L$4])" office:value-type="float" office:value="0.346957289611111" calcext:value-type="float">
            <text:p>0.3469572896</text:p>
          </table:table-cell>
          <table:table-cell table:number-columns-repeated="1020"/>
        </table:table-row>
        <table:table-row table:style-name="ro2">
          <table:table-cell office:value-type="float" office:value="20.5" calcext:value-type="float">
            <text:p>20.5</text:p>
          </table:table-cell>
          <table:table-cell office:value-type="float" office:value="18.292682927" calcext:value-type="float">
            <text:p>18.292682927</text:p>
          </table:table-cell>
          <table:table-cell office:value-type="float" office:value="-0.387511005" calcext:value-type="float">
            <text:p>-0.387511005</text:p>
          </table:table-cell>
          <table:table-cell table:formula="of:=ABS([.C50]-[.$L$4])" office:value-type="float" office:value="0.332921893611111" calcext:value-type="float">
            <text:p>0.3329218936</text:p>
          </table:table-cell>
          <table:table-cell table:number-columns-repeated="1020"/>
        </table:table-row>
        <table:table-row table:style-name="ro2">
          <table:table-cell office:value-type="float" office:value="21.5" calcext:value-type="float">
            <text:p>21.5</text:p>
          </table:table-cell>
          <table:table-cell office:value-type="float" office:value="19.207317073" calcext:value-type="float">
            <text:p>19.207317073</text:p>
          </table:table-cell>
          <table:table-cell office:value-type="float" office:value="-0.379713563" calcext:value-type="float">
            <text:p>-0.379713563</text:p>
          </table:table-cell>
          <table:table-cell table:formula="of:=ABS([.C51]-[.$L$4])" office:value-type="float" office:value="0.325124451611111" calcext:value-type="float">
            <text:p>0.3251244516</text:p>
          </table:table-cell>
          <table:table-cell table:number-columns-repeated="1020"/>
        </table:table-row>
        <table:table-row table:style-name="ro2">
          <table:table-cell office:value-type="float" office:value="22.5" calcext:value-type="float">
            <text:p>22.5</text:p>
          </table:table-cell>
          <table:table-cell office:value-type="float" office:value="20.147357724" calcext:value-type="float">
            <text:p>20.147357724</text:p>
          </table:table-cell>
          <table:table-cell office:value-type="float" office:value="-0.368797145" calcext:value-type="float">
            <text:p>-0.368797145</text:p>
          </table:table-cell>
          <table:table-cell table:formula="of:=ABS([.C52]-[.$L$4])" office:value-type="float" office:value="0.314208033611111" calcext:value-type="float">
            <text:p>0.3142080336</text:p>
          </table:table-cell>
          <table:table-cell table:number-columns-repeated="1020"/>
        </table:table-row>
        <table:table-row table:style-name="ro2">
          <table:table-cell office:value-type="float" office:value="23.5" calcext:value-type="float">
            <text:p>23.5</text:p>
          </table:table-cell>
          <table:table-cell office:value-type="float" office:value="21.087398374" calcext:value-type="float">
            <text:p>21.087398374</text:p>
          </table:table-cell>
          <table:table-cell office:value-type="float" office:value="-0.364118679" calcext:value-type="float">
            <text:p>-0.364118679</text:p>
          </table:table-cell>
          <table:table-cell table:formula="of:=ABS([.C53]-[.$L$4])" office:value-type="float" office:value="0.309529567611111" calcext:value-type="float">
            <text:p>0.3095295676</text:p>
          </table:table-cell>
          <table:table-cell table:number-columns-repeated="1020"/>
        </table:table-row>
        <table:table-row table:style-name="ro2">
          <table:table-cell office:value-type="float" office:value="24.5" calcext:value-type="float">
            <text:p>24.5</text:p>
          </table:table-cell>
          <table:table-cell office:value-type="float" office:value="21.951219512" calcext:value-type="float">
            <text:p>21.951219512</text:p>
          </table:table-cell>
          <table:table-cell office:value-type="float" office:value="-0.354761749" calcext:value-type="float">
            <text:p>-0.354761749</text:p>
          </table:table-cell>
          <table:table-cell table:formula="of:=ABS([.C54]-[.$L$4])" office:value-type="float" office:value="0.300172637611111" calcext:value-type="float">
            <text:p>0.3001726376</text:p>
          </table:table-cell>
          <table:table-cell table:number-columns-repeated="1020"/>
        </table:table-row>
        <table:table-row table:style-name="ro2">
          <table:table-cell office:value-type="float" office:value="25.5" calcext:value-type="float">
            <text:p>25.5</text:p>
          </table:table-cell>
          <table:table-cell office:value-type="float" office:value="22.891260163" calcext:value-type="float">
            <text:p>22.891260163</text:p>
          </table:table-cell>
          <table:table-cell office:value-type="float" office:value="-0.348523795" calcext:value-type="float">
            <text:p>-0.348523795</text:p>
          </table:table-cell>
          <table:table-cell table:formula="of:=ABS([.C55]-[.$L$4])" office:value-type="float" office:value="0.293934683611111" calcext:value-type="float">
            <text:p>0.2939346836</text:p>
          </table:table-cell>
          <table:table-cell table:number-columns-repeated="1020"/>
        </table:table-row>
        <table:table-row table:style-name="ro2">
          <table:table-cell office:value-type="float" office:value="26.5" calcext:value-type="float">
            <text:p>26.5</text:p>
          </table:table-cell>
          <table:table-cell office:value-type="float" office:value="23.805894309" calcext:value-type="float">
            <text:p>23.805894309</text:p>
          </table:table-cell>
          <table:table-cell office:value-type="float" office:value="-0.342285842" calcext:value-type="float">
            <text:p>-0.342285842</text:p>
          </table:table-cell>
          <table:table-cell table:formula="of:=ABS([.C56]-[.$L$4])" office:value-type="float" office:value="0.287696730611111" calcext:value-type="float">
            <text:p>0.2876967306</text:p>
          </table:table-cell>
          <table:table-cell table:number-columns-repeated="1020"/>
        </table:table-row>
        <table:table-row table:style-name="ro2">
          <table:table-cell office:value-type="float" office:value="27.5" calcext:value-type="float">
            <text:p>27.5</text:p>
          </table:table-cell>
          <table:table-cell office:value-type="float" office:value="24.745934959" calcext:value-type="float">
            <text:p>24.745934959</text:p>
          </table:table-cell>
          <table:table-cell office:value-type="float" office:value="-0.336047888" calcext:value-type="float">
            <text:p>-0.336047888</text:p>
          </table:table-cell>
          <table:table-cell table:formula="of:=ABS([.C57]-[.$L$4])" office:value-type="float" office:value="0.281458776611111" calcext:value-type="float">
            <text:p>0.2814587766</text:p>
          </table:table-cell>
          <table:table-cell table:number-columns-repeated="1020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solver_adj" table:base-cell-address="$netlumeny.$A$1" table:cell-range-address="$zel.$H$3:.$H$4"/>
          <table:named-expression table:name="solver_cvg" table:base-cell-address="$netlumeny.$A$1" table:expression="0.0001"/>
          <table:named-expression table:name="solver_drv" table:base-cell-address="$netlumeny.$A$1" table:expression="1"/>
          <table:named-expression table:name="solver_eng" table:base-cell-address="$netlumeny.$A$1" table:expression="1"/>
          <table:named-expression table:name="solver_est" table:base-cell-address="$netlumeny.$A$1" table:expression="1"/>
          <table:named-expression table:name="solver_itr" table:base-cell-address="$netlumeny.$A$1" table:expression="2147483647"/>
          <table:named-expression table:name="solver_mip" table:base-cell-address="$netlumeny.$A$1" table:expression="2147483647"/>
          <table:named-expression table:name="solver_mni" table:base-cell-address="$netlumeny.$A$1" table:expression="30"/>
          <table:named-expression table:name="solver_mrt" table:base-cell-address="$netlumeny.$A$1" table:expression="0.075"/>
          <table:named-expression table:name="solver_msl" table:base-cell-address="$netlumeny.$A$1" table:expression="2"/>
          <table:named-expression table:name="solver_neg" table:base-cell-address="$netlumeny.$A$1" table:expression="1"/>
          <table:named-expression table:name="solver_nod" table:base-cell-address="$netlumeny.$A$1" table:expression="2147483647"/>
          <table:named-expression table:name="solver_num" table:base-cell-address="$netlumeny.$A$1" table:expression="0"/>
          <table:named-expression table:name="solver_nwt" table:base-cell-address="$netlumeny.$A$1" table:expression="1"/>
          <table:named-range table:name="solver_opt" table:base-cell-address="$netlumeny.$A$1" table:cell-range-address="$zel.$H$7"/>
          <table:named-expression table:name="solver_pre" table:base-cell-address="$netlumeny.$A$1" table:expression="0.000001"/>
          <table:named-expression table:name="solver_rbv" table:base-cell-address="$netlumeny.$A$1" table:expression="1"/>
          <table:named-expression table:name="solver_rlx" table:base-cell-address="$netlumeny.$A$1" table:expression="2"/>
          <table:named-expression table:name="solver_rsd" table:base-cell-address="$netlumeny.$A$1" table:expression="0"/>
          <table:named-expression table:name="solver_scl" table:base-cell-address="$netlumeny.$A$1" table:expression="1"/>
          <table:named-expression table:name="solver_sho" table:base-cell-address="$netlumeny.$A$1" table:expression="2"/>
          <table:named-expression table:name="solver_ssz" table:base-cell-address="$netlumeny.$A$1" table:expression="100"/>
          <table:named-expression table:name="solver_tim" table:base-cell-address="$netlumeny.$A$1" table:expression="2147483647"/>
          <table:named-expression table:name="solver_tol" table:base-cell-address="$netlumeny.$A$1" table:expression="0.01"/>
          <table:named-expression table:name="solver_typ" table:base-cell-address="$netlumeny.$A$1" table:expression="2"/>
          <table:named-expression table:name="solver_val" table:base-cell-address="$netlumeny.$A$1" table:expression="0"/>
          <table:named-expression table:name="solver_ver" table:base-cell-address="$netlumeny.$A$1" table:expression="3"/>
        </table:named-expressions>
      </table:table>
      <table:table table:name="modr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vzchulka</text:p>
          </table:table-cell>
          <table:table-cell office:value-type="string" calcext:value-type="string">
            <text:p>od nuly</text:p>
          </table:table-cell>
          <table:table-cell table:number-columns-repeated="6"/>
          <table:table-cell office:value-type="string" calcext:value-type="string">
            <text:p>pocet</text:p>
          </table:table-cell>
          <table:table-cell table:formula="of:=COUNT([.C4:.C69])" office:value-type="float" office:value="66" calcext:value-type="float">
            <text:p>66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18890244" calcext:value-type="float">
            <text:p>0.418890244</text:p>
          </table:table-cell>
          <table:table-cell table:formula="of:=ABS([.C4]-[.$L$4])" office:value-type="float" office:value="0.476091359833333" calcext:value-type="float">
            <text:p>0.4760913598</text:p>
          </table:table-cell>
          <table:table-cell table:number-columns-repeated="2"/>
          <table:table-cell office:value-type="string" calcext:value-type="string">
            <text:p>teoret w1</text:p>
          </table:table-cell>
          <table:table-cell table:formula="of:=SQRT([$netlumeny.$G$7]^2-[.L7]^2)" office:value-type="float" office:value="6.88926972138176" calcext:value-type="float">
            <text:p>6.8892697214</text:p>
          </table:table-cell>
          <table:table-cell table:number-columns-repeated="2"/>
          <table:table-cell office:value-type="string" calcext:value-type="string">
            <text:p>nula</text:p>
          </table:table-cell>
          <table:table-cell table:formula="of:=AVERAGE([.C4:.C69])" office:value-type="float" office:value="-0.0572011158333333" calcext:value-type="float">
            <text:p>-0.0572011158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915564598" calcext:value-type="float">
            <text:p>0.915564598</text:p>
          </table:table-cell>
          <table:table-cell office:value-type="float" office:value="0.403324509" calcext:value-type="float">
            <text:p>0.403324509</text:p>
          </table:table-cell>
          <table:table-cell table:formula="of:=ABS([.C5]-[.$L$4])" office:value-type="float" office:value="0.460525624833333" calcext:value-type="float">
            <text:p>0.4605256248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.831129196" calcext:value-type="float">
            <text:p>1.831129196</text:p>
          </table:table-cell>
          <table:table-cell office:value-type="float" office:value="0.383867341" calcext:value-type="float">
            <text:p>0.383867341</text:p>
          </table:table-cell>
          <table:table-cell table:formula="of:=ABS([.C6]-[.$L$4])" office:value-type="float" office:value="0.441068456833333" calcext:value-type="float">
            <text:p>0.4410684568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.746693795" calcext:value-type="float">
            <text:p>2.746693795</text:p>
          </table:table-cell>
          <table:table-cell office:value-type="float" office:value="0.35792445" calcext:value-type="float">
            <text:p>0.35792445</text:p>
          </table:table-cell>
          <table:table-cell table:formula="of:=ABS([.C7]-[.$L$4])" office:value-type="float" office:value="0.415125565833333" calcext:value-type="float">
            <text:p>0.4151255658</text:p>
          </table:table-cell>
          <table:table-cell table:number-columns-repeated="6"/>
          <table:table-cell office:value-type="string" calcext:value-type="string">
            <text:p>delta</text:p>
          </table:table-cell>
          <table:table-cell office:value-type="float" office:value="0.0378395" calcext:value-type="float">
            <text:p>0.0378395</text:p>
          </table:table-cell>
          <table:table-cell office:value-type="float" office:value="0.0004526" calcext:value-type="float">
            <text:p>0.0004526</text:p>
          </table:table-cell>
          <table:table-cell table:number-columns-repeated="10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.692777213" calcext:value-type="float">
            <text:p>3.692777213</text:p>
          </table:table-cell>
          <table:table-cell office:value-type="float" office:value="0.344953004" calcext:value-type="float">
            <text:p>0.344953004</text:p>
          </table:table-cell>
          <table:table-cell table:formula="of:=ABS([.C8]-[.$L$4])" office:value-type="float" office:value="0.402154119833333" calcext:value-type="float">
            <text:p>0.4021541198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.638860631" calcext:value-type="float">
            <text:p>4.638860631</text:p>
          </table:table-cell>
          <table:table-cell office:value-type="float" office:value="0.32679298" calcext:value-type="float">
            <text:p>0.32679298</text:p>
          </table:table-cell>
          <table:table-cell table:formula="of:=ABS([.C9]-[.$L$4])" office:value-type="float" office:value="0.383994095833333" calcext:value-type="float">
            <text:p>0.3839940958</text:p>
          </table:table-cell>
          <table:table-cell table:number-columns-repeated="6"/>
          <table:table-cell office:value-type="string" calcext:value-type="string">
            <text:p>omega1</text:p>
          </table:table-cell>
          <table:table-cell table:formula="of:=2*PI()/[.H12]" office:value-type="float" office:value="6.8216716390366" calcext:value-type="float">
            <text:p>6.821671639</text:p>
          </table:table-cell>
          <table:table-cell table:formula="of:=0.003/[.H12]*[.L9]" office:value-type="float" office:value="0.0222189232096953" calcext:value-type="float">
            <text:p>0.0222189232</text:p>
          </table:table-cell>
          <table:table-cell table:number-columns-repeated="101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.554425229" calcext:value-type="float">
            <text:p>5.554425229</text:p>
          </table:table-cell>
          <table:table-cell office:value-type="float" office:value="0.317712968" calcext:value-type="float">
            <text:p>0.317712968</text:p>
          </table:table-cell>
          <table:table-cell table:formula="of:=ABS([.C10]-[.$L$4])" office:value-type="float" office:value="0.374914083833333" calcext:value-type="float">
            <text:p>0.3749140838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.469989827" calcext:value-type="float">
            <text:p>6.469989827</text:p>
          </table:table-cell>
          <table:table-cell office:value-type="float" office:value="0.306038667" calcext:value-type="float">
            <text:p>0.306038667</text:p>
          </table:table-cell>
          <table:table-cell table:formula="of:=ABS([.C11]-[.$L$4])" office:value-type="float" office:value="0.363239782833333" calcext:value-type="float">
            <text:p>0.3632397828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.355035605" calcext:value-type="float">
            <text:p>7.355035605</text:p>
          </table:table-cell>
          <table:table-cell office:value-type="float" office:value="0.290472933" calcext:value-type="float">
            <text:p>0.290472933</text:p>
          </table:table-cell>
          <table:table-cell table:formula="of:=ABS([.C12]-[.$L$4])" office:value-type="float" office:value="0.347674048833333" calcext:value-type="float">
            <text:p>0.3476740488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formula="of:=SLOPE([.B4:.B57];[.A4:.A57])" office:value-type="float" office:value="0.92106240810895" calcext:value-type="float">
            <text:p>0.9210624081</text:p>
          </table:table-cell>
          <table:table-cell table:number-columns-repeated="2"/>
          <table:table-cell office:value-type="string" calcext:value-type="string">
            <text:p>omegares</text:p>
          </table:table-cell>
          <table:table-cell table:formula="of:=SQRT([netlumeny.G7]^2-2*[.L7]^2)" office:value-type="float" office:value="6.88916580336017" calcext:value-type="float">
            <text:p>6.8891658034</text:p>
          </table:table-cell>
          <table:table-cell table:number-columns-repeated="101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.301119023" calcext:value-type="float">
            <text:p>8.301119023</text:p>
          </table:table-cell>
          <table:table-cell office:value-type="float" office:value="0.278798632" calcext:value-type="float">
            <text:p>0.278798632</text:p>
          </table:table-cell>
          <table:table-cell table:formula="of:=ABS([.C13]-[.$L$4])" office:value-type="float" office:value="0.335999747833333" calcext:value-type="float">
            <text:p>0.3359997478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.186164802" calcext:value-type="float">
            <text:p>9.186164802</text:p>
          </table:table-cell>
          <table:table-cell office:value-type="float" office:value="0.264530042" calcext:value-type="float">
            <text:p>0.264530042</text:p>
          </table:table-cell>
          <table:table-cell table:formula="of:=ABS([.C14]-[.$L$4])" office:value-type="float" office:value="0.321731157833333" calcext:value-type="float">
            <text:p>0.3217311578</text:p>
          </table:table-cell>
          <table:table-cell table:number-columns-repeated="6"/>
          <table:table-cell office:value-type="string" calcext:value-type="string">
            <text:p>fres</text:p>
          </table:table-cell>
          <table:table-cell table:formula="of:=[.L12]/2/PI()" office:value-type="float" office:value="1.09644479138442" calcext:value-type="float">
            <text:p>1.0964447914</text:p>
          </table:table-cell>
          <table:table-cell table:number-columns-repeated="101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0.16276704" calcext:value-type="float">
            <text:p>10.16276704</text:p>
          </table:table-cell>
          <table:table-cell office:value-type="float" office:value="0.25545003" calcext:value-type="float">
            <text:p>0.25545003</text:p>
          </table:table-cell>
          <table:table-cell table:formula="of:=ABS([.C15]-[.$L$4])" office:value-type="float" office:value="0.312651145833333" calcext:value-type="float">
            <text:p>0.3126511458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1.047812818" calcext:value-type="float">
            <text:p>11.047812818</text:p>
          </table:table-cell>
          <table:table-cell office:value-type="float" office:value="0.248964307" calcext:value-type="float">
            <text:p>0.248964307</text:p>
          </table:table-cell>
          <table:table-cell table:formula="of:=ABS([.C16]-[.$L$4])" office:value-type="float" office:value="0.306165422833333" calcext:value-type="float">
            <text:p>0.3061654228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2.024415056" calcext:value-type="float">
            <text:p>12.024415056</text:p>
          </table:table-cell>
          <table:table-cell office:value-type="float" office:value="0.234695717" calcext:value-type="float">
            <text:p>0.234695717</text:p>
          </table:table-cell>
          <table:table-cell table:formula="of:=ABS([.C17]-[.$L$4])" office:value-type="float" office:value="0.291896832833333" calcext:value-type="float">
            <text:p>0.2918968328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2.939979654" calcext:value-type="float">
            <text:p>12.939979654</text:p>
          </table:table-cell>
          <table:table-cell office:value-type="float" office:value="0.215238548" calcext:value-type="float">
            <text:p>0.215238548</text:p>
          </table:table-cell>
          <table:table-cell table:formula="of:=ABS([.C18]-[.$L$4])" office:value-type="float" office:value="0.272439663833333" calcext:value-type="float">
            <text:p>0.2724396638</text:p>
          </table:table-cell>
          <table:table-cell table:number-columns-repeated="102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3.794506612" calcext:value-type="float">
            <text:p>13.794506612</text:p>
          </table:table-cell>
          <table:table-cell office:value-type="float" office:value="0.22431856" calcext:value-type="float">
            <text:p>0.22431856</text:p>
          </table:table-cell>
          <table:table-cell table:formula="of:=ABS([.C19]-[.$L$4])" office:value-type="float" office:value="0.281519675833333" calcext:value-type="float">
            <text:p>0.2815196758</text:p>
          </table:table-cell>
          <table:table-cell table:number-columns-repeated="102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4.77110885" calcext:value-type="float">
            <text:p>14.77110885</text:p>
          </table:table-cell>
          <table:table-cell office:value-type="float" office:value="0.208752826" calcext:value-type="float">
            <text:p>0.208752826</text:p>
          </table:table-cell>
          <table:table-cell table:formula="of:=ABS([.C20]-[.$L$4])" office:value-type="float" office:value="0.265953941833333" calcext:value-type="float">
            <text:p>0.2659539418</text:p>
          </table:table-cell>
          <table:table-cell table:number-columns-repeated="102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5.656154629" calcext:value-type="float">
            <text:p>15.656154629</text:p>
          </table:table-cell>
          <table:table-cell office:value-type="float" office:value="0.193187091" calcext:value-type="float">
            <text:p>0.193187091</text:p>
          </table:table-cell>
          <table:table-cell table:formula="of:=ABS([.C21]-[.$L$4])" office:value-type="float" office:value="0.250388206833333" calcext:value-type="float">
            <text:p>0.2503882068</text:p>
          </table:table-cell>
          <table:table-cell table:number-columns-repeated="102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6.602238047" calcext:value-type="float">
            <text:p>16.602238047</text:p>
          </table:table-cell>
          <table:table-cell office:value-type="float" office:value="0.186701368" calcext:value-type="float">
            <text:p>0.186701368</text:p>
          </table:table-cell>
          <table:table-cell table:formula="of:=ABS([.C22]-[.$L$4])" office:value-type="float" office:value="0.243902483833333" calcext:value-type="float">
            <text:p>0.2439024838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7.517802645" calcext:value-type="float">
            <text:p>17.517802645</text:p>
          </table:table-cell>
          <table:table-cell office:value-type="float" office:value="0.18151279" calcext:value-type="float">
            <text:p>0.18151279</text:p>
          </table:table-cell>
          <table:table-cell table:formula="of:=ABS([.C23]-[.$L$4])" office:value-type="float" office:value="0.238713905833333" calcext:value-type="float">
            <text:p>0.2387139058</text:p>
          </table:table-cell>
          <table:table-cell table:number-columns-repeated="102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8.463886063" calcext:value-type="float">
            <text:p>18.463886063</text:p>
          </table:table-cell>
          <table:table-cell office:value-type="float" office:value="0.169838489" calcext:value-type="float">
            <text:p>0.169838489</text:p>
          </table:table-cell>
          <table:table-cell table:formula="of:=ABS([.C24]-[.$L$4])" office:value-type="float" office:value="0.227039604833333" calcext:value-type="float">
            <text:p>0.2270396048</text:p>
          </table:table-cell>
          <table:table-cell table:number-columns-repeated="102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9.348931841" calcext:value-type="float">
            <text:p>19.348931841</text:p>
          </table:table-cell>
          <table:table-cell office:value-type="float" office:value="0.1672442" calcext:value-type="float">
            <text:p>0.1672442</text:p>
          </table:table-cell>
          <table:table-cell table:formula="of:=ABS([.C25]-[.$L$4])" office:value-type="float" office:value="0.224445315833333" calcext:value-type="float">
            <text:p>0.2244453158</text:p>
          </table:table-cell>
          <table:table-cell table:number-columns-repeated="102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0.295015259" calcext:value-type="float">
            <text:p>20.295015259</text:p>
          </table:table-cell>
          <table:table-cell office:value-type="float" office:value="0.158164188" calcext:value-type="float">
            <text:p>0.158164188</text:p>
          </table:table-cell>
          <table:table-cell table:formula="of:=ABS([.C26]-[.$L$4])" office:value-type="float" office:value="0.215365303833333" calcext:value-type="float">
            <text:p>0.2153653038</text:p>
          </table:table-cell>
          <table:table-cell table:number-columns-repeated="102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1.180061038" calcext:value-type="float">
            <text:p>21.180061038</text:p>
          </table:table-cell>
          <table:table-cell office:value-type="float" office:value="0.154272754" calcext:value-type="float">
            <text:p>0.154272754</text:p>
          </table:table-cell>
          <table:table-cell table:formula="of:=ABS([.C27]-[.$L$4])" office:value-type="float" office:value="0.211473869833333" calcext:value-type="float">
            <text:p>0.2114738698</text:p>
          </table:table-cell>
          <table:table-cell table:number-columns-repeated="102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2.126144456" calcext:value-type="float">
            <text:p>22.126144456</text:p>
          </table:table-cell>
          <table:table-cell office:value-type="float" office:value="0.146489887" calcext:value-type="float">
            <text:p>0.146489887</text:p>
          </table:table-cell>
          <table:table-cell table:formula="of:=ABS([.C28]-[.$L$4])" office:value-type="float" office:value="0.203691002833333" calcext:value-type="float">
            <text:p>0.2036910028</text:p>
          </table:table-cell>
          <table:table-cell table:number-columns-repeated="102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3.072227874" calcext:value-type="float">
            <text:p>23.072227874</text:p>
          </table:table-cell>
          <table:table-cell office:value-type="float" office:value="0.130924152" calcext:value-type="float">
            <text:p>0.130924152</text:p>
          </table:table-cell>
          <table:table-cell table:formula="of:=ABS([.C29]-[.$L$4])" office:value-type="float" office:value="0.188125267833333" calcext:value-type="float">
            <text:p>0.1881252678</text:p>
          </table:table-cell>
          <table:table-cell table:number-columns-repeated="102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3.987792472" calcext:value-type="float">
            <text:p>23.987792472</text:p>
          </table:table-cell>
          <table:table-cell office:value-type="float" office:value="0.130924152" calcext:value-type="float">
            <text:p>0.130924152</text:p>
          </table:table-cell>
          <table:table-cell table:formula="of:=ABS([.C30]-[.$L$4])" office:value-type="float" office:value="0.188125267833333" calcext:value-type="float">
            <text:p>0.1881252678</text:p>
          </table:table-cell>
          <table:table-cell table:number-columns-repeated="102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4.87283825" calcext:value-type="float">
            <text:p>24.87283825</text:p>
          </table:table-cell>
          <table:table-cell office:value-type="float" office:value="0.134815586" calcext:value-type="float">
            <text:p>0.134815586</text:p>
          </table:table-cell>
          <table:table-cell table:formula="of:=ABS([.C31]-[.$L$4])" office:value-type="float" office:value="0.192016701833333" calcext:value-type="float">
            <text:p>0.1920167018</text:p>
          </table:table-cell>
          <table:table-cell table:number-columns-repeated="102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5.818921668" calcext:value-type="float">
            <text:p>25.818921668</text:p>
          </table:table-cell>
          <table:table-cell office:value-type="float" office:value="0.117952707" calcext:value-type="float">
            <text:p>0.117952707</text:p>
          </table:table-cell>
          <table:table-cell table:formula="of:=ABS([.C32]-[.$L$4])" office:value-type="float" office:value="0.175153822833333" calcext:value-type="float">
            <text:p>0.1751538228</text:p>
          </table:table-cell>
          <table:table-cell table:number-columns-repeated="102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6.734486267" calcext:value-type="float">
            <text:p>26.734486267</text:p>
          </table:table-cell>
          <table:table-cell office:value-type="float" office:value="0.117952707" calcext:value-type="float">
            <text:p>0.117952707</text:p>
          </table:table-cell>
          <table:table-cell table:formula="of:=ABS([.C33]-[.$L$4])" office:value-type="float" office:value="0.175153822833333" calcext:value-type="float">
            <text:p>0.1751538228</text:p>
          </table:table-cell>
          <table:table-cell table:number-columns-repeated="102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7.619532045" calcext:value-type="float">
            <text:p>27.619532045</text:p>
          </table:table-cell>
          <table:table-cell office:value-type="float" office:value="0.112764128" calcext:value-type="float">
            <text:p>0.112764128</text:p>
          </table:table-cell>
          <table:table-cell table:formula="of:=ABS([.C34]-[.$L$4])" office:value-type="float" office:value="0.169965243833333" calcext:value-type="float">
            <text:p>0.1699652438</text:p>
          </table:table-cell>
          <table:table-cell table:number-columns-repeated="102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8.565615463" calcext:value-type="float">
            <text:p>28.565615463</text:p>
          </table:table-cell>
          <table:table-cell office:value-type="float" office:value="0.102386972" calcext:value-type="float">
            <text:p>0.102386972</text:p>
          </table:table-cell>
          <table:table-cell table:formula="of:=ABS([.C35]-[.$L$4])" office:value-type="float" office:value="0.159588087833333" calcext:value-type="float">
            <text:p>0.1595880878</text:p>
          </table:table-cell>
          <table:table-cell table:number-columns-repeated="102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9.450661241" calcext:value-type="float">
            <text:p>29.450661241</text:p>
          </table:table-cell>
          <table:table-cell office:value-type="float" office:value="0.09330696" calcext:value-type="float">
            <text:p>0.09330696</text:p>
          </table:table-cell>
          <table:table-cell table:formula="of:=ABS([.C36]-[.$L$4])" office:value-type="float" office:value="0.150508075833333" calcext:value-type="float">
            <text:p>0.1505080758</text:p>
          </table:table-cell>
          <table:table-cell table:number-columns-repeated="1020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0.457782299" calcext:value-type="float">
            <text:p>0.457782299</text:p>
          </table:table-cell>
          <table:table-cell office:value-type="float" office:value="-0.537105294" calcext:value-type="float">
            <text:p>-0.537105294</text:p>
          </table:table-cell>
          <table:table-cell table:formula="of:=ABS([.C37]-[.$L$4])" office:value-type="float" office:value="0.479904178166667" calcext:value-type="float">
            <text:p>0.4799041782</text:p>
          </table:table-cell>
          <table:table-cell table:number-columns-repeated="1020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1.434384537" calcext:value-type="float">
            <text:p>1.434384537</text:p>
          </table:table-cell>
          <table:table-cell office:value-type="float" office:value="-0.517648126" calcext:value-type="float">
            <text:p>-0.517648126</text:p>
          </table:table-cell>
          <table:table-cell table:formula="of:=ABS([.C38]-[.$L$4])" office:value-type="float" office:value="0.460447010166667" calcext:value-type="float">
            <text:p>0.4604470102</text:p>
          </table:table-cell>
          <table:table-cell table:number-columns-repeated="1020"/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float" office:value="2.319430315" calcext:value-type="float">
            <text:p>2.319430315</text:p>
          </table:table-cell>
          <table:table-cell office:value-type="float" office:value="-0.500785247" calcext:value-type="float">
            <text:p>-0.500785247</text:p>
          </table:table-cell>
          <table:table-cell table:formula="of:=ABS([.C39]-[.$L$4])" office:value-type="float" office:value="0.443584131166667" calcext:value-type="float">
            <text:p>0.4435841312</text:p>
          </table:table-cell>
          <table:table-cell table:number-columns-repeated="1020"/>
        </table:table-row>
        <table:table-row table:style-name="ro2">
          <table:table-cell office:value-type="float" office:value="4.5" calcext:value-type="float">
            <text:p>4.5</text:p>
          </table:table-cell>
          <table:table-cell office:value-type="float" office:value="3.234994914" calcext:value-type="float">
            <text:p>3.234994914</text:p>
          </table:table-cell>
          <table:table-cell office:value-type="float" office:value="-0.478733789" calcext:value-type="float">
            <text:p>-0.478733789</text:p>
          </table:table-cell>
          <table:table-cell table:formula="of:=ABS([.C40]-[.$L$4])" office:value-type="float" office:value="0.421532673166667" calcext:value-type="float">
            <text:p>0.4215326732</text:p>
          </table:table-cell>
          <table:table-cell table:number-columns-repeated="1020"/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4.181078332" calcext:value-type="float">
            <text:p>4.181078332</text:p>
          </table:table-cell>
          <table:table-cell office:value-type="float" office:value="-0.456682332" calcext:value-type="float">
            <text:p>-0.456682332</text:p>
          </table:table-cell>
          <table:table-cell table:formula="of:=ABS([.C41]-[.$L$4])" office:value-type="float" office:value="0.399481216166667" calcext:value-type="float">
            <text:p>0.3994812162</text:p>
          </table:table-cell>
          <table:table-cell table:number-columns-repeated="1020"/>
        </table:table-row>
        <table:table-row table:style-name="ro2">
          <table:table-cell office:value-type="float" office:value="6.5" calcext:value-type="float">
            <text:p>6.5</text:p>
          </table:table-cell>
          <table:table-cell office:value-type="float" office:value="5.09664293" calcext:value-type="float">
            <text:p>5.09664293</text:p>
          </table:table-cell>
          <table:table-cell office:value-type="float" office:value="-0.445008031" calcext:value-type="float">
            <text:p>-0.445008031</text:p>
          </table:table-cell>
          <table:table-cell table:formula="of:=ABS([.C42]-[.$L$4])" office:value-type="float" office:value="0.387806915166667" calcext:value-type="float">
            <text:p>0.3878069152</text:p>
          </table:table-cell>
          <table:table-cell table:number-columns-repeated="1020"/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float" office:value="6.012207528" calcext:value-type="float">
            <text:p>6.012207528</text:p>
          </table:table-cell>
          <table:table-cell office:value-type="float" office:value="-0.429442296" calcext:value-type="float">
            <text:p>-0.429442296</text:p>
          </table:table-cell>
          <table:table-cell table:formula="of:=ABS([.C43]-[.$L$4])" office:value-type="float" office:value="0.372241180166667" calcext:value-type="float">
            <text:p>0.3722411802</text:p>
          </table:table-cell>
          <table:table-cell table:number-columns-repeated="1020"/>
        </table:table-row>
        <table:table-row table:style-name="ro2">
          <table:table-cell office:value-type="float" office:value="8.5" calcext:value-type="float">
            <text:p>8.5</text:p>
          </table:table-cell>
          <table:table-cell office:value-type="float" office:value="6.927772126" calcext:value-type="float">
            <text:p>6.927772126</text:p>
          </table:table-cell>
          <table:table-cell office:value-type="float" office:value="-0.412579417" calcext:value-type="float">
            <text:p>-0.412579417</text:p>
          </table:table-cell>
          <table:table-cell table:formula="of:=ABS([.C44]-[.$L$4])" office:value-type="float" office:value="0.355378301166667" calcext:value-type="float">
            <text:p>0.3553783012</text:p>
          </table:table-cell>
          <table:table-cell table:number-columns-repeated="1020"/>
        </table:table-row>
        <table:table-row table:style-name="ro2">
          <table:table-cell office:value-type="float" office:value="9.5" calcext:value-type="float">
            <text:p>9.5</text:p>
          </table:table-cell>
          <table:table-cell office:value-type="float" office:value="7.873855544" calcext:value-type="float">
            <text:p>7.873855544</text:p>
          </table:table-cell>
          <table:table-cell office:value-type="float" office:value="-0.399607971" calcext:value-type="float">
            <text:p>-0.399607971</text:p>
          </table:table-cell>
          <table:table-cell table:formula="of:=ABS([.C45]-[.$L$4])" office:value-type="float" office:value="0.342406855166667" calcext:value-type="float">
            <text:p>0.3424068552</text:p>
          </table:table-cell>
          <table:table-cell table:number-columns-repeated="1020"/>
        </table:table-row>
        <table:table-row table:style-name="ro2">
          <table:table-cell office:value-type="float" office:value="10.5" calcext:value-type="float">
            <text:p>10.5</text:p>
          </table:table-cell>
          <table:table-cell office:value-type="float" office:value="8.758901322" calcext:value-type="float">
            <text:p>8.758901322</text:p>
          </table:table-cell>
          <table:table-cell office:value-type="float" office:value="-0.389230815" calcext:value-type="float">
            <text:p>-0.389230815</text:p>
          </table:table-cell>
          <table:table-cell table:formula="of:=ABS([.C46]-[.$L$4])" office:value-type="float" office:value="0.332029699166667" calcext:value-type="float">
            <text:p>0.3320296992</text:p>
          </table:table-cell>
          <table:table-cell table:number-columns-repeated="1020"/>
        </table:table-row>
        <table:table-row table:style-name="ro2">
          <table:table-cell office:value-type="float" office:value="11.5" calcext:value-type="float">
            <text:p>11.5</text:p>
          </table:table-cell>
          <table:table-cell office:value-type="float" office:value="9.704984741" calcext:value-type="float">
            <text:p>9.704984741</text:p>
          </table:table-cell>
          <table:table-cell office:value-type="float" office:value="-0.371070791" calcext:value-type="float">
            <text:p>-0.371070791</text:p>
          </table:table-cell>
          <table:table-cell table:formula="of:=ABS([.C47]-[.$L$4])" office:value-type="float" office:value="0.313869675166667" calcext:value-type="float">
            <text:p>0.3138696752</text:p>
          </table:table-cell>
          <table:table-cell table:number-columns-repeated="1020"/>
        </table:table-row>
        <table:table-row table:style-name="ro2">
          <table:table-cell office:value-type="float" office:value="12.5" calcext:value-type="float">
            <text:p>12.5</text:p>
          </table:table-cell>
          <table:table-cell office:value-type="float" office:value="10.620549339" calcext:value-type="float">
            <text:p>10.620549339</text:p>
          </table:table-cell>
          <table:table-cell office:value-type="float" office:value="-0.360693635" calcext:value-type="float">
            <text:p>-0.360693635</text:p>
          </table:table-cell>
          <table:table-cell table:formula="of:=ABS([.C48]-[.$L$4])" office:value-type="float" office:value="0.303492519166667" calcext:value-type="float">
            <text:p>0.3034925192</text:p>
          </table:table-cell>
          <table:table-cell table:number-columns-repeated="1020"/>
        </table:table-row>
        <table:table-row table:style-name="ro2">
          <table:table-cell office:value-type="float" office:value="13.5" calcext:value-type="float">
            <text:p>13.5</text:p>
          </table:table-cell>
          <table:table-cell office:value-type="float" office:value="11.536113937" calcext:value-type="float">
            <text:p>11.536113937</text:p>
          </table:table-cell>
          <table:table-cell office:value-type="float" office:value="-0.358099346" calcext:value-type="float">
            <text:p>-0.358099346</text:p>
          </table:table-cell>
          <table:table-cell table:formula="of:=ABS([.C49]-[.$L$4])" office:value-type="float" office:value="0.300898230166667" calcext:value-type="float">
            <text:p>0.3008982302</text:p>
          </table:table-cell>
          <table:table-cell table:number-columns-repeated="1020"/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2.451678535" calcext:value-type="float">
            <text:p>12.451678535</text:p>
          </table:table-cell>
          <table:table-cell office:value-type="float" office:value="-0.349019334" calcext:value-type="float">
            <text:p>-0.349019334</text:p>
          </table:table-cell>
          <table:table-cell table:formula="of:=ABS([.C50]-[.$L$4])" office:value-type="float" office:value="0.291818218166667" calcext:value-type="float">
            <text:p>0.2918182182</text:p>
          </table:table-cell>
          <table:table-cell table:number-columns-repeated="1020"/>
        </table:table-row>
        <table:table-row table:style-name="ro2">
          <table:table-cell office:value-type="float" office:value="15.5" calcext:value-type="float">
            <text:p>15.5</text:p>
          </table:table-cell>
          <table:table-cell office:value-type="float" office:value="13.367243133" calcext:value-type="float">
            <text:p>13.367243133</text:p>
          </table:table-cell>
          <table:table-cell office:value-type="float" office:value="-0.328265021" calcext:value-type="float">
            <text:p>-0.328265021</text:p>
          </table:table-cell>
          <table:table-cell table:formula="of:=ABS([.C51]-[.$L$4])" office:value-type="float" office:value="0.271063905166667" calcext:value-type="float">
            <text:p>0.2710639052</text:p>
          </table:table-cell>
          <table:table-cell table:number-columns-repeated="1020"/>
        </table:table-row>
        <table:table-row table:style-name="ro2">
          <table:table-cell office:value-type="float" office:value="16.5" calcext:value-type="float">
            <text:p>16.5</text:p>
          </table:table-cell>
          <table:table-cell office:value-type="float" office:value="14.282807731" calcext:value-type="float">
            <text:p>14.282807731</text:p>
          </table:table-cell>
          <table:table-cell office:value-type="float" office:value="-0.321779298" calcext:value-type="float">
            <text:p>-0.321779298</text:p>
          </table:table-cell>
          <table:table-cell table:formula="of:=ABS([.C52]-[.$L$4])" office:value-type="float" office:value="0.264578182166667" calcext:value-type="float">
            <text:p>0.2645781822</text:p>
          </table:table-cell>
          <table:table-cell table:number-columns-repeated="1020"/>
        </table:table-row>
        <table:table-row table:style-name="ro2">
          <table:table-cell office:value-type="float" office:value="17.5" calcext:value-type="float">
            <text:p>17.5</text:p>
          </table:table-cell>
          <table:table-cell office:value-type="float" office:value="15.22889115" calcext:value-type="float">
            <text:p>15.22889115</text:p>
          </table:table-cell>
          <table:table-cell office:value-type="float" office:value="-0.320482153" calcext:value-type="float">
            <text:p>-0.320482153</text:p>
          </table:table-cell>
          <table:table-cell table:formula="of:=ABS([.C53]-[.$L$4])" office:value-type="float" office:value="0.263281037166667" calcext:value-type="float">
            <text:p>0.2632810372</text:p>
          </table:table-cell>
          <table:table-cell table:number-columns-repeated="1020"/>
        </table:table-row>
        <table:table-row table:style-name="ro2">
          <table:table-cell office:value-type="float" office:value="18.5" calcext:value-type="float">
            <text:p>18.5</text:p>
          </table:table-cell>
          <table:table-cell office:value-type="float" office:value="16.144455748" calcext:value-type="float">
            <text:p>16.144455748</text:p>
          </table:table-cell>
          <table:table-cell office:value-type="float" office:value="-0.308807852" calcext:value-type="float">
            <text:p>-0.308807852</text:p>
          </table:table-cell>
          <table:table-cell table:formula="of:=ABS([.C54]-[.$L$4])" office:value-type="float" office:value="0.251606736166667" calcext:value-type="float">
            <text:p>0.2516067362</text:p>
          </table:table-cell>
          <table:table-cell table:number-columns-repeated="1020"/>
        </table:table-row>
        <table:table-row table:style-name="ro2">
          <table:table-cell office:value-type="float" office:value="19.5" calcext:value-type="float">
            <text:p>19.5</text:p>
          </table:table-cell>
          <table:table-cell office:value-type="float" office:value="17.029501526" calcext:value-type="float">
            <text:p>17.029501526</text:p>
          </table:table-cell>
          <table:table-cell office:value-type="float" office:value="-0.294539262" calcext:value-type="float">
            <text:p>-0.294539262</text:p>
          </table:table-cell>
          <table:table-cell table:formula="of:=ABS([.C55]-[.$L$4])" office:value-type="float" office:value="0.237338146166667" calcext:value-type="float">
            <text:p>0.2373381462</text:p>
          </table:table-cell>
          <table:table-cell table:number-columns-repeated="1020"/>
        </table:table-row>
        <table:table-row table:style-name="ro2">
          <table:table-cell office:value-type="float" office:value="20.5" calcext:value-type="float">
            <text:p>20.5</text:p>
          </table:table-cell>
          <table:table-cell office:value-type="float" office:value="17.945066124" calcext:value-type="float">
            <text:p>17.945066124</text:p>
          </table:table-cell>
          <table:table-cell office:value-type="float" office:value="-0.294539262" calcext:value-type="float">
            <text:p>-0.294539262</text:p>
          </table:table-cell>
          <table:table-cell table:formula="of:=ABS([.C56]-[.$L$4])" office:value-type="float" office:value="0.237338146166667" calcext:value-type="float">
            <text:p>0.2373381462</text:p>
          </table:table-cell>
          <table:table-cell table:number-columns-repeated="1020"/>
        </table:table-row>
        <table:table-row table:style-name="ro2">
          <table:table-cell office:value-type="float" office:value="21.5" calcext:value-type="float">
            <text:p>21.5</text:p>
          </table:table-cell>
          <table:table-cell office:value-type="float" office:value="18.921668362" calcext:value-type="float">
            <text:p>18.921668362</text:p>
          </table:table-cell>
          <table:table-cell office:value-type="float" office:value="-0.280270672" calcext:value-type="float">
            <text:p>-0.280270672</text:p>
          </table:table-cell>
          <table:table-cell table:formula="of:=ABS([.C57]-[.$L$4])" office:value-type="float" office:value="0.223069556166667" calcext:value-type="float">
            <text:p>0.2230695562</text:p>
          </table:table-cell>
          <table:table-cell table:number-columns-repeated="1020"/>
        </table:table-row>
        <table:table-row table:style-name="ro2">
          <table:table-cell office:value-type="float" office:value="22.5" calcext:value-type="float">
            <text:p>22.5</text:p>
          </table:table-cell>
          <table:table-cell office:value-type="float" office:value="19.80671414" calcext:value-type="float">
            <text:p>19.80671414</text:p>
          </table:table-cell>
          <table:table-cell office:value-type="float" office:value="-0.27119066" calcext:value-type="float">
            <text:p>-0.27119066</text:p>
          </table:table-cell>
          <table:table-cell table:formula="of:=ABS([.C58]-[.$L$4])" office:value-type="float" office:value="0.213989544166667" calcext:value-type="float">
            <text:p>0.2139895442</text:p>
          </table:table-cell>
          <table:table-cell table:number-columns-repeated="1020"/>
        </table:table-row>
        <table:table-row table:style-name="ro2">
          <table:table-cell office:value-type="float" office:value="23.5" calcext:value-type="float">
            <text:p>23.5</text:p>
          </table:table-cell>
          <table:table-cell office:value-type="float" office:value="20.752797558" calcext:value-type="float">
            <text:p>20.752797558</text:p>
          </table:table-cell>
          <table:table-cell office:value-type="float" office:value="-0.272487805" calcext:value-type="float">
            <text:p>-0.272487805</text:p>
          </table:table-cell>
          <table:table-cell table:formula="of:=ABS([.C59]-[.$L$4])" office:value-type="float" office:value="0.215286689166667" calcext:value-type="float">
            <text:p>0.2152866892</text:p>
          </table:table-cell>
          <table:table-cell table:number-columns-repeated="1020"/>
        </table:table-row>
        <table:table-row table:style-name="ro2">
          <table:table-cell office:value-type="float" office:value="24.5" calcext:value-type="float">
            <text:p>24.5</text:p>
          </table:table-cell>
          <table:table-cell office:value-type="float" office:value="21.668362157" calcext:value-type="float">
            <text:p>21.668362157</text:p>
          </table:table-cell>
          <table:table-cell office:value-type="float" office:value="-0.268596371" calcext:value-type="float">
            <text:p>-0.268596371</text:p>
          </table:table-cell>
          <table:table-cell table:formula="of:=ABS([.C60]-[.$L$4])" office:value-type="float" office:value="0.211395255166667" calcext:value-type="float">
            <text:p>0.2113952552</text:p>
          </table:table-cell>
          <table:table-cell table:number-columns-repeated="1020"/>
        </table:table-row>
        <table:table-row table:style-name="ro2">
          <table:table-cell office:value-type="float" office:value="25.5" calcext:value-type="float">
            <text:p>25.5</text:p>
          </table:table-cell>
          <table:table-cell office:value-type="float" office:value="22.583926755" calcext:value-type="float">
            <text:p>22.583926755</text:p>
          </table:table-cell>
          <table:table-cell office:value-type="float" office:value="-0.262110648" calcext:value-type="float">
            <text:p>-0.262110648</text:p>
          </table:table-cell>
          <table:table-cell table:formula="of:=ABS([.C61]-[.$L$4])" office:value-type="float" office:value="0.204909532166667" calcext:value-type="float">
            <text:p>0.2049095322</text:p>
          </table:table-cell>
          <table:table-cell table:number-columns-repeated="1020"/>
        </table:table-row>
        <table:table-row table:style-name="ro2">
          <table:table-cell office:value-type="float" office:value="26.5" calcext:value-type="float">
            <text:p>26.5</text:p>
          </table:table-cell>
          <table:table-cell office:value-type="float" office:value="23.499491353" calcext:value-type="float">
            <text:p>23.499491353</text:p>
          </table:table-cell>
          <table:table-cell office:value-type="float" office:value="-0.250436347" calcext:value-type="float">
            <text:p>-0.250436347</text:p>
          </table:table-cell>
          <table:table-cell table:formula="of:=ABS([.C62]-[.$L$4])" office:value-type="float" office:value="0.193235231166667" calcext:value-type="float">
            <text:p>0.1932352312</text:p>
          </table:table-cell>
          <table:table-cell table:number-columns-repeated="1020"/>
        </table:table-row>
        <table:table-row table:style-name="ro2">
          <table:table-cell office:value-type="float" office:value="27.5" calcext:value-type="float">
            <text:p>27.5</text:p>
          </table:table-cell>
          <table:table-cell office:value-type="float" office:value="24.445574771" calcext:value-type="float">
            <text:p>24.445574771</text:p>
          </table:table-cell>
          <table:table-cell office:value-type="float" office:value="-0.258219215" calcext:value-type="float">
            <text:p>-0.258219215</text:p>
          </table:table-cell>
          <table:table-cell table:formula="of:=ABS([.C63]-[.$L$4])" office:value-type="float" office:value="0.201018099166667" calcext:value-type="float">
            <text:p>0.2010180992</text:p>
          </table:table-cell>
          <table:table-cell table:number-columns-repeated="1020"/>
        </table:table-row>
        <table:table-row table:style-name="ro2">
          <table:table-cell office:value-type="float" office:value="28.5" calcext:value-type="float">
            <text:p>28.5</text:p>
          </table:table-cell>
          <table:table-cell office:value-type="float" office:value="25.330620549" calcext:value-type="float">
            <text:p>25.330620549</text:p>
          </table:table-cell>
          <table:table-cell office:value-type="float" office:value="-0.263407793" calcext:value-type="float">
            <text:p>-0.263407793</text:p>
          </table:table-cell>
          <table:table-cell table:formula="of:=ABS([.C64]-[.$L$4])" office:value-type="float" office:value="0.206206677166667" calcext:value-type="float">
            <text:p>0.2062066772</text:p>
          </table:table-cell>
          <table:table-cell table:number-columns-repeated="1020"/>
        </table:table-row>
        <table:table-row table:style-name="ro2">
          <table:table-cell office:value-type="float" office:value="29.5" calcext:value-type="float">
            <text:p>29.5</text:p>
          </table:table-cell>
          <table:table-cell office:value-type="float" office:value="26.215666328" calcext:value-type="float">
            <text:p>26.215666328</text:p>
          </table:table-cell>
          <table:table-cell office:value-type="float" office:value="-0.241356336" calcext:value-type="float">
            <text:p>-0.241356336</text:p>
          </table:table-cell>
          <table:table-cell table:formula="of:=ABS([.C65]-[.$L$4])" office:value-type="float" office:value="0.184155220166667" calcext:value-type="float">
            <text:p>0.1841552202</text:p>
          </table:table-cell>
          <table:table-cell table:number-columns-repeated="1020"/>
        </table:table-row>
        <table:table-row table:style-name="ro2">
          <table:table-cell office:value-type="float" office:value="30.5" calcext:value-type="float">
            <text:p>30.5</text:p>
          </table:table-cell>
          <table:table-cell office:value-type="float" office:value="27.192268566" calcext:value-type="float">
            <text:p>27.192268566</text:p>
          </table:table-cell>
          <table:table-cell office:value-type="float" office:value="-0.233573468" calcext:value-type="float">
            <text:p>-0.233573468</text:p>
          </table:table-cell>
          <table:table-cell table:formula="of:=ABS([.C66]-[.$L$4])" office:value-type="float" office:value="0.176372352166667" calcext:value-type="float">
            <text:p>0.1763723522</text:p>
          </table:table-cell>
          <table:table-cell table:number-columns-repeated="1020"/>
        </table:table-row>
        <table:table-row table:style-name="ro2">
          <table:table-cell office:value-type="float" office:value="31.5" calcext:value-type="float">
            <text:p>31.5</text:p>
          </table:table-cell>
          <table:table-cell office:value-type="float" office:value="28.107833164" calcext:value-type="float">
            <text:p>28.107833164</text:p>
          </table:table-cell>
          <table:table-cell office:value-type="float" office:value="-0.240059191" calcext:value-type="float">
            <text:p>-0.240059191</text:p>
          </table:table-cell>
          <table:table-cell table:formula="of:=ABS([.C67]-[.$L$4])" office:value-type="float" office:value="0.182858075166667" calcext:value-type="float">
            <text:p>0.1828580752</text:p>
          </table:table-cell>
          <table:table-cell table:number-columns-repeated="1020"/>
        </table:table-row>
        <table:table-row table:style-name="ro2">
          <table:table-cell office:value-type="float" office:value="32.5" calcext:value-type="float">
            <text:p>32.5</text:p>
          </table:table-cell>
          <table:table-cell office:value-type="float" office:value="29.023397762" calcext:value-type="float">
            <text:p>29.023397762</text:p>
          </table:table-cell>
          <table:table-cell office:value-type="float" office:value="-0.220602023" calcext:value-type="float">
            <text:p>-0.220602023</text:p>
          </table:table-cell>
          <table:table-cell table:formula="of:=ABS([.C68]-[.$L$4])" office:value-type="float" office:value="0.163400907166667" calcext:value-type="float">
            <text:p>0.1634009072</text:p>
          </table:table-cell>
          <table:table-cell table:number-columns-repeated="1020"/>
        </table:table-row>
        <table:table-row table:style-name="ro2">
          <table:table-cell office:value-type="float" office:value="33.5" calcext:value-type="float">
            <text:p>33.5</text:p>
          </table:table-cell>
          <table:table-cell office:value-type="float" office:value="29.96948118" calcext:value-type="float">
            <text:p>29.96948118</text:p>
          </table:table-cell>
          <table:table-cell office:value-type="float" office:value="-0.218007733" calcext:value-type="float">
            <text:p>-0.218007733</text:p>
          </table:table-cell>
          <table:table-cell table:formula="of:=ABS([.C69]-[.$L$4])" office:value-type="float" office:value="0.160806617166667" calcext:value-type="float">
            <text:p>0.1608066172</text:p>
          </table:table-cell>
          <table:table-cell table:number-columns-repeated="1020"/>
        </table:table-row>
        <table:table-row table:style-name="ro2" table:number-rows-repeated="7">
          <table:table-cell table:number-columns-repeated="1024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solver_adj" table:base-cell-address="$netlumeny.$A$1" table:cell-range-address="$modr.$H$3:.$H$4"/>
          <table:named-expression table:name="solver_cvg" table:base-cell-address="$netlumeny.$A$1" table:expression="0.0001"/>
          <table:named-expression table:name="solver_drv" table:base-cell-address="$netlumeny.$A$1" table:expression="1"/>
          <table:named-expression table:name="solver_eng" table:base-cell-address="$netlumeny.$A$1" table:expression="1"/>
          <table:named-expression table:name="solver_est" table:base-cell-address="$netlumeny.$A$1" table:expression="1"/>
          <table:named-expression table:name="solver_itr" table:base-cell-address="$netlumeny.$A$1" table:expression="2147483647"/>
          <table:named-expression table:name="solver_mip" table:base-cell-address="$netlumeny.$A$1" table:expression="2147483647"/>
          <table:named-expression table:name="solver_mni" table:base-cell-address="$netlumeny.$A$1" table:expression="30"/>
          <table:named-expression table:name="solver_mrt" table:base-cell-address="$netlumeny.$A$1" table:expression="0.075"/>
          <table:named-expression table:name="solver_msl" table:base-cell-address="$netlumeny.$A$1" table:expression="2"/>
          <table:named-expression table:name="solver_neg" table:base-cell-address="$netlumeny.$A$1" table:expression="1"/>
          <table:named-expression table:name="solver_nod" table:base-cell-address="$netlumeny.$A$1" table:expression="2147483647"/>
          <table:named-expression table:name="solver_num" table:base-cell-address="$netlumeny.$A$1" table:expression="0"/>
          <table:named-expression table:name="solver_nwt" table:base-cell-address="$netlumeny.$A$1" table:expression="1"/>
          <table:named-range table:name="solver_opt" table:base-cell-address="$netlumeny.$A$1" table:cell-range-address="$modr.$H$7"/>
          <table:named-expression table:name="solver_pre" table:base-cell-address="$netlumeny.$A$1" table:expression="0.000001"/>
          <table:named-expression table:name="solver_rbv" table:base-cell-address="$netlumeny.$A$1" table:expression="1"/>
          <table:named-expression table:name="solver_rlx" table:base-cell-address="$netlumeny.$A$1" table:expression="2"/>
          <table:named-expression table:name="solver_rsd" table:base-cell-address="$netlumeny.$A$1" table:expression="0"/>
          <table:named-expression table:name="solver_scl" table:base-cell-address="$netlumeny.$A$1" table:expression="1"/>
          <table:named-expression table:name="solver_sho" table:base-cell-address="$netlumeny.$A$1" table:expression="2"/>
          <table:named-expression table:name="solver_ssz" table:base-cell-address="$netlumeny.$A$1" table:expression="100"/>
          <table:named-expression table:name="solver_tim" table:base-cell-address="$netlumeny.$A$1" table:expression="2147483647"/>
          <table:named-expression table:name="solver_tol" table:base-cell-address="$netlumeny.$A$1" table:expression="0.01"/>
          <table:named-expression table:name="solver_typ" table:base-cell-address="$netlumeny.$A$1" table:expression="2"/>
          <table:named-expression table:name="solver_val" table:base-cell-address="$netlumeny.$A$1" table:expression="0"/>
          <table:named-expression table:name="solver_ver" table:base-cell-address="$netlumeny.$A$1" table:expression="3"/>
        </table:named-expressions>
      </table:table>
      <table:table table:name="zlut" table:style-name="ta5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as</text:p>
          </table:table-cell>
          <table:table-cell office:value-type="string" calcext:value-type="string">
            <text:p>vychylka</text:p>
          </table:table-cell>
          <table:table-cell office:value-type="string" calcext:value-type="string">
            <text:p>od nuly</text:p>
          </table:table-cell>
          <table:table-cell table:number-columns-repeated="6"/>
          <table:table-cell office:value-type="string" calcext:value-type="string">
            <text:p>pocet</text:p>
          </table:table-cell>
          <table:table-cell table:formula="of:=COUNT([.B4:.B80])" office:value-type="float" office:value="54" calcext:value-type="float">
            <text:p>54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2034588" calcext:value-type="float">
            <text:p>0.2034588</text:p>
          </table:table-cell>
          <table:table-cell office:value-type="float" office:value="0.387656752" calcext:value-type="float">
            <text:p>0.387656752</text:p>
          </table:table-cell>
          <table:table-cell table:formula="of:=ABS([.C4]-[.$L$4])" office:value-type="float" office:value="0.444667145925926" calcext:value-type="float">
            <text:p>0.4446671459</text:p>
          </table:table-cell>
          <table:table-cell table:number-columns-repeated="2"/>
          <table:table-cell office:value-type="string" calcext:value-type="string">
            <text:p>teoret w1</text:p>
          </table:table-cell>
          <table:table-cell table:formula="of:=SQRT([$netlumeny.$G$7]^2-[.L7]^2)" office:value-type="float" office:value="6.88920095647297" calcext:value-type="float">
            <text:p>6.8892009565</text:p>
          </table:table-cell>
          <table:table-cell table:number-columns-repeated="2"/>
          <table:table-cell office:value-type="string" calcext:value-type="string">
            <text:p>nula</text:p>
          </table:table-cell>
          <table:table-cell table:formula="of:=AVERAGE([.C4:.C57])" office:value-type="float" office:value="-0.0570103939259259" calcext:value-type="float">
            <text:p>-0.0570103939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.119023398" calcext:value-type="float">
            <text:p>1.119023398</text:p>
          </table:table-cell>
          <table:table-cell office:value-type="float" office:value="0.355956871" calcext:value-type="float">
            <text:p>0.355956871</text:p>
          </table:table-cell>
          <table:table-cell table:formula="of:=ABS([.C5]-[.$L$4])" office:value-type="float" office:value="0.412967264925926" calcext:value-type="float">
            <text:p>0.4129672649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.009155646" calcext:value-type="float">
            <text:p>2.009155646</text:p>
          </table:table-cell>
          <table:table-cell office:value-type="float" office:value="0.322988995" calcext:value-type="float">
            <text:p>0.322988995</text:p>
          </table:table-cell>
          <table:table-cell table:formula="of:=ABS([.C6]-[.$L$4])" office:value-type="float" office:value="0.379999388925926" calcext:value-type="float">
            <text:p>0.3799993889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.950152594" calcext:value-type="float">
            <text:p>2.950152594</text:p>
          </table:table-cell>
          <table:table-cell office:value-type="float" office:value="0.306505057" calcext:value-type="float">
            <text:p>0.306505057</text:p>
          </table:table-cell>
          <table:table-cell table:formula="of:=ABS([.C7]-[.$L$4])" office:value-type="float" office:value="0.363515450925926" calcext:value-type="float">
            <text:p>0.3635154509</text:p>
          </table:table-cell>
          <table:table-cell table:number-columns-repeated="6"/>
          <table:table-cell office:value-type="string" calcext:value-type="string">
            <text:p>delta</text:p>
          </table:table-cell>
          <table:table-cell office:value-type="float" office:value="0.0487781" calcext:value-type="float">
            <text:p>0.0487781</text:p>
          </table:table-cell>
          <table:table-cell office:value-type="float" office:value="0.0009105" calcext:value-type="float">
            <text:p>0.0009105</text:p>
          </table:table-cell>
          <table:table-cell table:number-columns-repeated="10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.865717192" calcext:value-type="float">
            <text:p>3.865717192</text:p>
          </table:table-cell>
          <table:table-cell office:value-type="float" office:value="0.279877156" calcext:value-type="float">
            <text:p>0.279877156</text:p>
          </table:table-cell>
          <table:table-cell table:formula="of:=ABS([.C8]-[.$L$4])" office:value-type="float" office:value="0.336887549925926" calcext:value-type="float">
            <text:p>0.3368875499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.80671414" calcext:value-type="float">
            <text:p>4.80671414</text:p>
          </table:table-cell>
          <table:table-cell office:value-type="float" office:value="0.253249256" calcext:value-type="float">
            <text:p>0.253249256</text:p>
          </table:table-cell>
          <table:table-cell table:formula="of:=ABS([.C9]-[.$L$4])" office:value-type="float" office:value="0.310259649925926" calcext:value-type="float">
            <text:p>0.3102596499</text:p>
          </table:table-cell>
          <table:table-cell table:number-columns-repeated="6"/>
          <table:table-cell office:value-type="string" calcext:value-type="string">
            <text:p>omega1</text:p>
          </table:table-cell>
          <table:table-cell table:formula="of:=2*PI()/[.H12]" office:value-type="float" office:value="6.81463791032027" calcext:value-type="float">
            <text:p>6.8146379103</text:p>
          </table:table-cell>
          <table:table-cell table:formula="of:=0.003/[.H12]*[.L9]" office:value-type="float" office:value="0.0221731275993291" calcext:value-type="float">
            <text:p>0.0221731276</text:p>
          </table:table-cell>
          <table:table-cell table:number-columns-repeated="101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.722278739" calcext:value-type="float">
            <text:p>5.722278739</text:p>
          </table:table-cell>
          <table:table-cell office:value-type="float" office:value="0.262125223" calcext:value-type="float">
            <text:p>0.262125223</text:p>
          </table:table-cell>
          <table:table-cell table:formula="of:=ABS([.C10]-[.$L$4])" office:value-type="float" office:value="0.319135616925926" calcext:value-type="float">
            <text:p>0.3191356169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.637843337" calcext:value-type="float">
            <text:p>6.637843337</text:p>
          </table:table-cell>
          <table:table-cell office:value-type="float" office:value="0.253249256" calcext:value-type="float">
            <text:p>0.253249256</text:p>
          </table:table-cell>
          <table:table-cell table:formula="of:=ABS([.C11]-[.$L$4])" office:value-type="float" office:value="0.310259649925926" calcext:value-type="float">
            <text:p>0.3102596499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.604272635" calcext:value-type="float">
            <text:p>7.604272635</text:p>
          </table:table-cell>
          <table:table-cell office:value-type="float" office:value="0.221549375" calcext:value-type="float">
            <text:p>0.221549375</text:p>
          </table:table-cell>
          <table:table-cell table:formula="of:=ABS([.C12]-[.$L$4])" office:value-type="float" office:value="0.278559768925926" calcext:value-type="float">
            <text:p>0.2785597689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formula="of:=SLOPE([.B4:.B57];[.A4:.A57])" office:value-type="float" office:value="0.922013082700133" calcext:value-type="float">
            <text:p>0.9220130827</text:p>
          </table:table-cell>
          <table:table-cell table:number-columns-repeated="2"/>
          <table:table-cell office:value-type="string" calcext:value-type="string">
            <text:p>omegares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.519837233" calcext:value-type="float">
            <text:p>8.519837233</text:p>
          </table:table-cell>
          <table:table-cell office:value-type="float" office:value="0.207601428" calcext:value-type="float">
            <text:p>0.207601428</text:p>
          </table:table-cell>
          <table:table-cell table:formula="of:=ABS([.C13]-[.$L$4])" office:value-type="float" office:value="0.264611821925926" calcext:value-type="float">
            <text:p>0.2646118219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.435401831" calcext:value-type="float">
            <text:p>9.435401831</text:p>
          </table:table-cell>
          <table:table-cell office:value-type="float" office:value="0.201261452" calcext:value-type="float">
            <text:p>0.201261452</text:p>
          </table:table-cell>
          <table:table-cell table:formula="of:=ABS([.C14]-[.$L$4])" office:value-type="float" office:value="0.258271845925926" calcext:value-type="float">
            <text:p>0.2582718459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0.401831129" calcext:value-type="float">
            <text:p>10.401831129</text:p>
          </table:table-cell>
          <table:table-cell office:value-type="float" office:value="0.197457466" calcext:value-type="float">
            <text:p>0.197457466</text:p>
          </table:table-cell>
          <table:table-cell table:formula="of:=ABS([.C15]-[.$L$4])" office:value-type="float" office:value="0.254467859925926" calcext:value-type="float">
            <text:p>0.2544678599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1.241098678" calcext:value-type="float">
            <text:p>11.241098678</text:p>
          </table:table-cell>
          <table:table-cell office:value-type="float" office:value="0.172097561" calcext:value-type="float">
            <text:p>0.172097561</text:p>
          </table:table-cell>
          <table:table-cell table:formula="of:=ABS([.C16]-[.$L$4])" office:value-type="float" office:value="0.229107954925926" calcext:value-type="float">
            <text:p>0.2291079549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2.182095626" calcext:value-type="float">
            <text:p>12.182095626</text:p>
          </table:table-cell>
          <table:table-cell office:value-type="float" office:value="0.159417609" calcext:value-type="float">
            <text:p>0.159417609</text:p>
          </table:table-cell>
          <table:table-cell table:formula="of:=ABS([.C17]-[.$L$4])" office:value-type="float" office:value="0.216428002925926" calcext:value-type="float">
            <text:p>0.2164280029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3.123092574" calcext:value-type="float">
            <text:p>13.123092574</text:p>
          </table:table-cell>
          <table:table-cell office:value-type="float" office:value="0.16702558" calcext:value-type="float">
            <text:p>0.16702558</text:p>
          </table:table-cell>
          <table:table-cell table:formula="of:=ABS([.C18]-[.$L$4])" office:value-type="float" office:value="0.224035973925926" calcext:value-type="float">
            <text:p>0.2240359739</text:p>
          </table:table-cell>
          <table:table-cell table:number-columns-repeated="102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4.089521872" calcext:value-type="float">
            <text:p>14.089521872</text:p>
          </table:table-cell>
          <table:table-cell office:value-type="float" office:value="0.146737656" calcext:value-type="float">
            <text:p>0.146737656</text:p>
          </table:table-cell>
          <table:table-cell table:formula="of:=ABS([.C19]-[.$L$4])" office:value-type="float" office:value="0.203748049925926" calcext:value-type="float">
            <text:p>0.2037480499</text:p>
          </table:table-cell>
          <table:table-cell table:number-columns-repeated="102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4.92878942" calcext:value-type="float">
            <text:p>14.92878942</text:p>
          </table:table-cell>
          <table:table-cell office:value-type="float" office:value="0.14293367" calcext:value-type="float">
            <text:p>0.14293367</text:p>
          </table:table-cell>
          <table:table-cell table:formula="of:=ABS([.C20]-[.$L$4])" office:value-type="float" office:value="0.199944063925926" calcext:value-type="float">
            <text:p>0.1999440639</text:p>
          </table:table-cell>
          <table:table-cell table:number-columns-repeated="102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5.793489318" calcext:value-type="float">
            <text:p>15.793489318</text:p>
          </table:table-cell>
          <table:table-cell office:value-type="float" office:value="0.135325699" calcext:value-type="float">
            <text:p>0.135325699</text:p>
          </table:table-cell>
          <table:table-cell table:formula="of:=ABS([.C21]-[.$L$4])" office:value-type="float" office:value="0.192336092925926" calcext:value-type="float">
            <text:p>0.1923360929</text:p>
          </table:table-cell>
          <table:table-cell table:number-columns-repeated="102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6.810783316" calcext:value-type="float">
            <text:p>16.810783316</text:p>
          </table:table-cell>
          <table:table-cell office:value-type="float" office:value="0.123913742" calcext:value-type="float">
            <text:p>0.123913742</text:p>
          </table:table-cell>
          <table:table-cell table:formula="of:=ABS([.C22]-[.$L$4])" office:value-type="float" office:value="0.180924135925926" calcext:value-type="float">
            <text:p>0.1809241359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7.726347915" calcext:value-type="float">
            <text:p>17.726347915</text:p>
          </table:table-cell>
          <table:table-cell office:value-type="float" office:value="0.11630577" calcext:value-type="float">
            <text:p>0.11630577</text:p>
          </table:table-cell>
          <table:table-cell table:formula="of:=ABS([.C23]-[.$L$4])" office:value-type="float" office:value="0.173316163925926" calcext:value-type="float">
            <text:p>0.1733161639</text:p>
          </table:table-cell>
          <table:table-cell table:number-columns-repeated="102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8.641912513" calcext:value-type="float">
            <text:p>18.641912513</text:p>
          </table:table-cell>
          <table:table-cell office:value-type="float" office:value="0.108697799" calcext:value-type="float">
            <text:p>0.108697799</text:p>
          </table:table-cell>
          <table:table-cell table:formula="of:=ABS([.C24]-[.$L$4])" office:value-type="float" office:value="0.165708192925926" calcext:value-type="float">
            <text:p>0.1657081929</text:p>
          </table:table-cell>
          <table:table-cell table:number-columns-repeated="102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9.582909461" calcext:value-type="float">
            <text:p>19.582909461</text:p>
          </table:table-cell>
          <table:table-cell office:value-type="float" office:value="0.108697799" calcext:value-type="float">
            <text:p>0.108697799</text:p>
          </table:table-cell>
          <table:table-cell table:formula="of:=ABS([.C25]-[.$L$4])" office:value-type="float" office:value="0.165708192925926" calcext:value-type="float">
            <text:p>0.1657081929</text:p>
          </table:table-cell>
          <table:table-cell table:number-columns-repeated="102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0.498474059" calcext:value-type="float">
            <text:p>20.498474059</text:p>
          </table:table-cell>
          <table:table-cell office:value-type="float" office:value="0.088409875" calcext:value-type="float">
            <text:p>0.088409875</text:p>
          </table:table-cell>
          <table:table-cell table:formula="of:=ABS([.C26]-[.$L$4])" office:value-type="float" office:value="0.145420268925926" calcext:value-type="float">
            <text:p>0.1454202689</text:p>
          </table:table-cell>
          <table:table-cell table:number-columns-repeated="102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1.439471007" calcext:value-type="float">
            <text:p>21.439471007</text:p>
          </table:table-cell>
          <table:table-cell office:value-type="float" office:value="0.08714188" calcext:value-type="float">
            <text:p>0.08714188</text:p>
          </table:table-cell>
          <table:table-cell table:formula="of:=ABS([.C27]-[.$L$4])" office:value-type="float" office:value="0.144152273925926" calcext:value-type="float">
            <text:p>0.1441522739</text:p>
          </table:table-cell>
          <table:table-cell table:number-columns-repeated="102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2.304170905" calcext:value-type="float">
            <text:p>22.304170905</text:p>
          </table:table-cell>
          <table:table-cell office:value-type="float" office:value="0.092213861" calcext:value-type="float">
            <text:p>0.092213861</text:p>
          </table:table-cell>
          <table:table-cell table:formula="of:=ABS([.C28]-[.$L$4])" office:value-type="float" office:value="0.149224254925926" calcext:value-type="float">
            <text:p>0.1492242549</text:p>
          </table:table-cell>
          <table:table-cell table:number-columns-repeated="102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3.270600203" calcext:value-type="float">
            <text:p>23.270600203</text:p>
          </table:table-cell>
          <table:table-cell office:value-type="float" office:value="0.097285842" calcext:value-type="float">
            <text:p>0.097285842</text:p>
          </table:table-cell>
          <table:table-cell table:formula="of:=ABS([.C29]-[.$L$4])" office:value-type="float" office:value="0.154296235925926" calcext:value-type="float">
            <text:p>0.1542962359</text:p>
          </table:table-cell>
          <table:table-cell table:number-columns-repeated="102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4.186164802" calcext:value-type="float">
            <text:p>24.186164802</text:p>
          </table:table-cell>
          <table:table-cell office:value-type="float" office:value="0.070657942" calcext:value-type="float">
            <text:p>0.070657942</text:p>
          </table:table-cell>
          <table:table-cell table:formula="of:=ABS([.C30]-[.$L$4])" office:value-type="float" office:value="0.127668335925926" calcext:value-type="float">
            <text:p>0.1276683359</text:p>
          </table:table-cell>
          <table:table-cell table:number-columns-repeated="1020"/>
        </table:table-row>
        <table:table-row table:style-name="ro2">
          <table:table-cell table:formula="of:=1.5" office:value-type="float" office:value="1.5" calcext:value-type="float">
            <text:p>1.5</text:p>
          </table:table-cell>
          <table:table-cell office:value-type="float" office:value="0.661241099" calcext:value-type="float">
            <text:p>0.661241099</text:p>
          </table:table-cell>
          <table:table-cell office:value-type="float" office:value="-0.489795955" calcext:value-type="float">
            <text:p>-0.489795955</text:p>
          </table:table-cell>
          <table:table-cell table:formula="of:=ABS([.C31]-[.$L$4])" office:value-type="float" office:value="0.432785561074074" calcext:value-type="float">
            <text:p>0.4327855611</text:p>
          </table:table-cell>
          <table:table-cell table:number-columns-repeated="1020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1.576805697" calcext:value-type="float">
            <text:p>1.576805697</text:p>
          </table:table-cell>
          <table:table-cell office:value-type="float" office:value="-0.450488102" calcext:value-type="float">
            <text:p>-0.450488102</text:p>
          </table:table-cell>
          <table:table-cell table:formula="of:=ABS([.C32]-[.$L$4])" office:value-type="float" office:value="0.393477708074074" calcext:value-type="float">
            <text:p>0.3934777081</text:p>
          </table:table-cell>
          <table:table-cell table:number-columns-repeated="1020"/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float" office:value="2.543234995" calcext:value-type="float">
            <text:p>2.543234995</text:p>
          </table:table-cell>
          <table:table-cell office:value-type="float" office:value="-0.432736169" calcext:value-type="float">
            <text:p>-0.432736169</text:p>
          </table:table-cell>
          <table:table-cell table:formula="of:=ABS([.C33]-[.$L$4])" office:value-type="float" office:value="0.375725775074074" calcext:value-type="float">
            <text:p>0.3757257751</text:p>
          </table:table-cell>
          <table:table-cell table:number-columns-repeated="1020"/>
        </table:table-row>
        <table:table-row table:style-name="ro2">
          <table:table-cell office:value-type="float" office:value="4.5" calcext:value-type="float">
            <text:p>4.5</text:p>
          </table:table-cell>
          <table:table-cell office:value-type="float" office:value="3.458799593" calcext:value-type="float">
            <text:p>3.458799593</text:p>
          </table:table-cell>
          <table:table-cell office:value-type="float" office:value="-0.418788221" calcext:value-type="float">
            <text:p>-0.418788221</text:p>
          </table:table-cell>
          <table:table-cell table:formula="of:=ABS([.C34]-[.$L$4])" office:value-type="float" office:value="0.361777827074074" calcext:value-type="float">
            <text:p>0.3617778271</text:p>
          </table:table-cell>
          <table:table-cell table:number-columns-repeated="1020"/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4.374364191" calcext:value-type="float">
            <text:p>4.374364191</text:p>
          </table:table-cell>
          <table:table-cell office:value-type="float" office:value="-0.385820345" calcext:value-type="float">
            <text:p>-0.385820345</text:p>
          </table:table-cell>
          <table:table-cell table:formula="of:=ABS([.C35]-[.$L$4])" office:value-type="float" office:value="0.328809951074074" calcext:value-type="float">
            <text:p>0.3288099511</text:p>
          </table:table-cell>
          <table:table-cell table:number-columns-repeated="1020"/>
        </table:table-row>
        <table:table-row table:style-name="ro2">
          <table:table-cell office:value-type="float" office:value="6.5" calcext:value-type="float">
            <text:p>6.5</text:p>
          </table:table-cell>
          <table:table-cell office:value-type="float" office:value="5.23906409" calcext:value-type="float">
            <text:p>5.23906409</text:p>
          </table:table-cell>
          <table:table-cell office:value-type="float" office:value="-0.373140393" calcext:value-type="float">
            <text:p>-0.373140393</text:p>
          </table:table-cell>
          <table:table-cell table:formula="of:=ABS([.C36]-[.$L$4])" office:value-type="float" office:value="0.316129999074074" calcext:value-type="float">
            <text:p>0.3161299991</text:p>
          </table:table-cell>
          <table:table-cell table:number-columns-repeated="1020"/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float" office:value="6.230925738" calcext:value-type="float">
            <text:p>6.230925738</text:p>
          </table:table-cell>
          <table:table-cell office:value-type="float" office:value="-0.365532421" calcext:value-type="float">
            <text:p>-0.365532421</text:p>
          </table:table-cell>
          <table:table-cell table:formula="of:=ABS([.C37]-[.$L$4])" office:value-type="float" office:value="0.308522027074074" calcext:value-type="float">
            <text:p>0.3085220271</text:p>
          </table:table-cell>
          <table:table-cell table:number-columns-repeated="1020"/>
        </table:table-row>
        <table:table-row table:style-name="ro2">
          <table:table-cell office:value-type="float" office:value="8.5" calcext:value-type="float">
            <text:p>8.5</text:p>
          </table:table-cell>
          <table:table-cell office:value-type="float" office:value="7.121057986" calcext:value-type="float">
            <text:p>7.121057986</text:p>
          </table:table-cell>
          <table:table-cell office:value-type="float" office:value="-0.355388459" calcext:value-type="float">
            <text:p>-0.355388459</text:p>
          </table:table-cell>
          <table:table-cell table:formula="of:=ABS([.C38]-[.$L$4])" office:value-type="float" office:value="0.298378065074074" calcext:value-type="float">
            <text:p>0.2983780651</text:p>
          </table:table-cell>
          <table:table-cell table:number-columns-repeated="1020"/>
        </table:table-row>
        <table:table-row table:style-name="ro2">
          <table:table-cell office:value-type="float" office:value="9.5" calcext:value-type="float">
            <text:p>9.5</text:p>
          </table:table-cell>
          <table:table-cell office:value-type="float" office:value="8.062054934" calcext:value-type="float">
            <text:p>8.062054934</text:p>
          </table:table-cell>
          <table:table-cell office:value-type="float" office:value="-0.326224569" calcext:value-type="float">
            <text:p>-0.326224569</text:p>
          </table:table-cell>
          <table:table-cell table:formula="of:=ABS([.C39]-[.$L$4])" office:value-type="float" office:value="0.269214175074074" calcext:value-type="float">
            <text:p>0.2692141751</text:p>
          </table:table-cell>
          <table:table-cell table:number-columns-repeated="1020"/>
        </table:table-row>
        <table:table-row table:style-name="ro2">
          <table:table-cell office:value-type="float" office:value="10.5" calcext:value-type="float">
            <text:p>10.5</text:p>
          </table:table-cell>
          <table:table-cell office:value-type="float" office:value="8.977619532" calcext:value-type="float">
            <text:p>8.977619532</text:p>
          </table:table-cell>
          <table:table-cell office:value-type="float" office:value="-0.319884593" calcext:value-type="float">
            <text:p>-0.319884593</text:p>
          </table:table-cell>
          <table:table-cell table:formula="of:=ABS([.C40]-[.$L$4])" office:value-type="float" office:value="0.262874199074074" calcext:value-type="float">
            <text:p>0.2628741991</text:p>
          </table:table-cell>
          <table:table-cell table:number-columns-repeated="1020"/>
        </table:table-row>
        <table:table-row table:style-name="ro2">
          <table:table-cell office:value-type="float" office:value="11.5" calcext:value-type="float">
            <text:p>11.5</text:p>
          </table:table-cell>
          <table:table-cell office:value-type="float" office:value="9.86775178" calcext:value-type="float">
            <text:p>9.86775178</text:p>
          </table:table-cell>
          <table:table-cell office:value-type="float" office:value="-0.319884593" calcext:value-type="float">
            <text:p>-0.319884593</text:p>
          </table:table-cell>
          <table:table-cell table:formula="of:=ABS([.C41]-[.$L$4])" office:value-type="float" office:value="0.262874199074074" calcext:value-type="float">
            <text:p>0.2628741991</text:p>
          </table:table-cell>
          <table:table-cell table:number-columns-repeated="1020"/>
        </table:table-row>
        <table:table-row table:style-name="ro2">
          <table:table-cell office:value-type="float" office:value="12.5" calcext:value-type="float">
            <text:p>12.5</text:p>
          </table:table-cell>
          <table:table-cell office:value-type="float" office:value="10.834181078" calcext:value-type="float">
            <text:p>10.834181078</text:p>
          </table:table-cell>
          <table:table-cell office:value-type="float" office:value="-0.302132659" calcext:value-type="float">
            <text:p>-0.302132659</text:p>
          </table:table-cell>
          <table:table-cell table:formula="of:=ABS([.C42]-[.$L$4])" office:value-type="float" office:value="0.245122265074074" calcext:value-type="float">
            <text:p>0.2451222651</text:p>
          </table:table-cell>
          <table:table-cell table:number-columns-repeated="1020"/>
        </table:table-row>
        <table:table-row table:style-name="ro2">
          <table:table-cell office:value-type="float" office:value="13.5" calcext:value-type="float">
            <text:p>13.5</text:p>
          </table:table-cell>
          <table:table-cell office:value-type="float" office:value="11.749745677" calcext:value-type="float">
            <text:p>11.749745677</text:p>
          </table:table-cell>
          <table:table-cell office:value-type="float" office:value="-0.284380726" calcext:value-type="float">
            <text:p>-0.284380726</text:p>
          </table:table-cell>
          <table:table-cell table:formula="of:=ABS([.C43]-[.$L$4])" office:value-type="float" office:value="0.227370332074074" calcext:value-type="float">
            <text:p>0.2273703321</text:p>
          </table:table-cell>
          <table:table-cell table:number-columns-repeated="1020"/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2.665310275" calcext:value-type="float">
            <text:p>12.665310275</text:p>
          </table:table-cell>
          <table:table-cell office:value-type="float" office:value="-0.289452707" calcext:value-type="float">
            <text:p>-0.289452707</text:p>
          </table:table-cell>
          <table:table-cell table:formula="of:=ABS([.C44]-[.$L$4])" office:value-type="float" office:value="0.232442313074074" calcext:value-type="float">
            <text:p>0.2324423131</text:p>
          </table:table-cell>
          <table:table-cell table:number-columns-repeated="1020"/>
        </table:table-row>
        <table:table-row table:style-name="ro2">
          <table:table-cell office:value-type="float" office:value="15.5" calcext:value-type="float">
            <text:p>15.5</text:p>
          </table:table-cell>
          <table:table-cell office:value-type="float" office:value="13.606307223" calcext:value-type="float">
            <text:p>13.606307223</text:p>
          </table:table-cell>
          <table:table-cell office:value-type="float" office:value="-0.275504759" calcext:value-type="float">
            <text:p>-0.275504759</text:p>
          </table:table-cell>
          <table:table-cell table:formula="of:=ABS([.C45]-[.$L$4])" office:value-type="float" office:value="0.218494365074074" calcext:value-type="float">
            <text:p>0.2184943651</text:p>
          </table:table-cell>
          <table:table-cell table:number-columns-repeated="1020"/>
        </table:table-row>
        <table:table-row table:style-name="ro2">
          <table:table-cell office:value-type="float" office:value="16.5" calcext:value-type="float">
            <text:p>16.5</text:p>
          </table:table-cell>
          <table:table-cell office:value-type="float" office:value="14.496439471" calcext:value-type="float">
            <text:p>14.496439471</text:p>
          </table:table-cell>
          <table:table-cell office:value-type="float" office:value="-0.264092802" calcext:value-type="float">
            <text:p>-0.264092802</text:p>
          </table:table-cell>
          <table:table-cell table:formula="of:=ABS([.C46]-[.$L$4])" office:value-type="float" office:value="0.207082408074074" calcext:value-type="float">
            <text:p>0.2070824081</text:p>
          </table:table-cell>
          <table:table-cell table:number-columns-repeated="1020"/>
        </table:table-row>
        <table:table-row table:style-name="ro2">
          <table:table-cell office:value-type="float" office:value="17.5" calcext:value-type="float">
            <text:p>17.5</text:p>
          </table:table-cell>
          <table:table-cell office:value-type="float" office:value="15.412004069" calcext:value-type="float">
            <text:p>15.412004069</text:p>
          </table:table-cell>
          <table:table-cell office:value-type="float" office:value="-0.255216835" calcext:value-type="float">
            <text:p>-0.255216835</text:p>
          </table:table-cell>
          <table:table-cell table:formula="of:=ABS([.C47]-[.$L$4])" office:value-type="float" office:value="0.198206441074074" calcext:value-type="float">
            <text:p>0.1982064411</text:p>
          </table:table-cell>
          <table:table-cell table:number-columns-repeated="1020"/>
        </table:table-row>
        <table:table-row table:style-name="ro2">
          <table:table-cell office:value-type="float" office:value="18.5" calcext:value-type="float">
            <text:p>18.5</text:p>
          </table:table-cell>
          <table:table-cell office:value-type="float" office:value="16.327568667" calcext:value-type="float">
            <text:p>16.327568667</text:p>
          </table:table-cell>
          <table:table-cell office:value-type="float" office:value="-0.251412849" calcext:value-type="float">
            <text:p>-0.251412849</text:p>
          </table:table-cell>
          <table:table-cell table:formula="of:=ABS([.C48]-[.$L$4])" office:value-type="float" office:value="0.194402455074074" calcext:value-type="float">
            <text:p>0.1944024551</text:p>
          </table:table-cell>
          <table:table-cell table:number-columns-repeated="1020"/>
        </table:table-row>
        <table:table-row table:style-name="ro2">
          <table:table-cell office:value-type="float" office:value="19.5" calcext:value-type="float">
            <text:p>19.5</text:p>
          </table:table-cell>
          <table:table-cell office:value-type="float" office:value="17.268565615" calcext:value-type="float">
            <text:p>17.268565615</text:p>
          </table:table-cell>
          <table:table-cell office:value-type="float" office:value="-0.242536883" calcext:value-type="float">
            <text:p>-0.242536883</text:p>
          </table:table-cell>
          <table:table-cell table:formula="of:=ABS([.C49]-[.$L$4])" office:value-type="float" office:value="0.185526489074074" calcext:value-type="float">
            <text:p>0.1855264891</text:p>
          </table:table-cell>
          <table:table-cell table:number-columns-repeated="1020"/>
        </table:table-row>
        <table:table-row table:style-name="ro2">
          <table:table-cell office:value-type="float" office:value="20.5" calcext:value-type="float">
            <text:p>20.5</text:p>
          </table:table-cell>
          <table:table-cell office:value-type="float" office:value="18.158697864" calcext:value-type="float">
            <text:p>18.158697864</text:p>
          </table:table-cell>
          <table:table-cell office:value-type="float" office:value="-0.22732094" calcext:value-type="float">
            <text:p>-0.22732094</text:p>
          </table:table-cell>
          <table:table-cell table:formula="of:=ABS([.C50]-[.$L$4])" office:value-type="float" office:value="0.170310546074074" calcext:value-type="float">
            <text:p>0.1703105461</text:p>
          </table:table-cell>
          <table:table-cell table:number-columns-repeated="1020"/>
        </table:table-row>
        <table:table-row table:style-name="ro2">
          <table:table-cell office:value-type="float" office:value="21.5" calcext:value-type="float">
            <text:p>21.5</text:p>
          </table:table-cell>
          <table:table-cell office:value-type="float" office:value="19.099694812" calcext:value-type="float">
            <text:p>19.099694812</text:p>
          </table:table-cell>
          <table:table-cell office:value-type="float" office:value="-0.238732897" calcext:value-type="float">
            <text:p>-0.238732897</text:p>
          </table:table-cell>
          <table:table-cell table:formula="of:=ABS([.C51]-[.$L$4])" office:value-type="float" office:value="0.181722503074074" calcext:value-type="float">
            <text:p>0.1817225031</text:p>
          </table:table-cell>
          <table:table-cell table:number-columns-repeated="1020"/>
        </table:table-row>
        <table:table-row table:style-name="ro2">
          <table:table-cell office:value-type="float" office:value="22.5" calcext:value-type="float">
            <text:p>22.5</text:p>
          </table:table-cell>
          <table:table-cell office:value-type="float" office:value="20.01525941" calcext:value-type="float">
            <text:p>20.01525941</text:p>
          </table:table-cell>
          <table:table-cell office:value-type="float" office:value="-0.224784949" calcext:value-type="float">
            <text:p>-0.224784949</text:p>
          </table:table-cell>
          <table:table-cell table:formula="of:=ABS([.C52]-[.$L$4])" office:value-type="float" office:value="0.167774555074074" calcext:value-type="float">
            <text:p>0.1677745551</text:p>
          </table:table-cell>
          <table:table-cell table:number-columns-repeated="1020"/>
        </table:table-row>
        <table:table-row table:style-name="ro2">
          <table:table-cell office:value-type="float" office:value="23.5" calcext:value-type="float">
            <text:p>23.5</text:p>
          </table:table-cell>
          <table:table-cell office:value-type="float" office:value="20.981688708" calcext:value-type="float">
            <text:p>20.981688708</text:p>
          </table:table-cell>
          <table:table-cell office:value-type="float" office:value="-0.213372992" calcext:value-type="float">
            <text:p>-0.213372992</text:p>
          </table:table-cell>
          <table:table-cell table:formula="of:=ABS([.C53]-[.$L$4])" office:value-type="float" office:value="0.156362598074074" calcext:value-type="float">
            <text:p>0.1563625981</text:p>
          </table:table-cell>
          <table:table-cell table:number-columns-repeated="1020"/>
        </table:table-row>
        <table:table-row table:style-name="ro2">
          <table:table-cell office:value-type="float" office:value="24.5" calcext:value-type="float">
            <text:p>24.5</text:p>
          </table:table-cell>
          <table:table-cell office:value-type="float" office:value="21.871820956" calcext:value-type="float">
            <text:p>21.871820956</text:p>
          </table:table-cell>
          <table:table-cell office:value-type="float" office:value="-0.219712968" calcext:value-type="float">
            <text:p>-0.219712968</text:p>
          </table:table-cell>
          <table:table-cell table:formula="of:=ABS([.C54]-[.$L$4])" office:value-type="float" office:value="0.162702574074074" calcext:value-type="float">
            <text:p>0.1627025741</text:p>
          </table:table-cell>
          <table:table-cell table:number-columns-repeated="1020"/>
        </table:table-row>
        <table:table-row table:style-name="ro2">
          <table:table-cell office:value-type="float" office:value="25.5" calcext:value-type="float">
            <text:p>25.5</text:p>
          </table:table-cell>
          <table:table-cell office:value-type="float" office:value="22.787385554" calcext:value-type="float">
            <text:p>22.787385554</text:p>
          </table:table-cell>
          <table:table-cell office:value-type="float" office:value="-0.214640988" calcext:value-type="float">
            <text:p>-0.214640988</text:p>
          </table:table-cell>
          <table:table-cell table:formula="of:=ABS([.C55]-[.$L$4])" office:value-type="float" office:value="0.157630594074074" calcext:value-type="float">
            <text:p>0.1576305941</text:p>
          </table:table-cell>
          <table:table-cell table:number-columns-repeated="1020"/>
        </table:table-row>
        <table:table-row table:style-name="ro2">
          <table:table-cell office:value-type="float" office:value="26.5" calcext:value-type="float">
            <text:p>26.5</text:p>
          </table:table-cell>
          <table:table-cell office:value-type="float" office:value="23.702950153" calcext:value-type="float">
            <text:p>23.702950153</text:p>
          </table:table-cell>
          <table:table-cell office:value-type="float" office:value="-0.205765021" calcext:value-type="float">
            <text:p>-0.205765021</text:p>
          </table:table-cell>
          <table:table-cell table:formula="of:=ABS([.C56]-[.$L$4])" office:value-type="float" office:value="0.148754627074074" calcext:value-type="float">
            <text:p>0.1487546271</text:p>
          </table:table-cell>
          <table:table-cell table:number-columns-repeated="1020"/>
        </table:table-row>
        <table:table-row table:style-name="ro2">
          <table:table-cell office:value-type="float" office:value="27.5" calcext:value-type="float">
            <text:p>27.5</text:p>
          </table:table-cell>
          <table:table-cell office:value-type="float" office:value="24.618514751" calcext:value-type="float">
            <text:p>24.618514751</text:p>
          </table:table-cell>
          <table:table-cell office:value-type="float" office:value="-0.198157049" calcext:value-type="float">
            <text:p>-0.198157049</text:p>
          </table:table-cell>
          <table:table-cell table:formula="of:=ABS([.C57]-[.$L$4])" office:value-type="float" office:value="0.141146655074074" calcext:value-type="float">
            <text:p>0.1411466551</text:p>
          </table:table-cell>
          <table:table-cell table:number-columns-repeated="1020"/>
        </table:table-row>
        <table:table-row table:style-name="ro2" table:number-rows-repeated="13">
          <table:table-cell table:number-columns-repeated="1024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solver_adj" table:base-cell-address="$netlumeny.$A$1" table:cell-range-address="$zlut.$H$3:.$H$4"/>
          <table:named-expression table:name="solver_cvg" table:base-cell-address="$netlumeny.$A$1" table:expression="0.0001"/>
          <table:named-expression table:name="solver_drv" table:base-cell-address="$netlumeny.$A$1" table:expression="1"/>
          <table:named-expression table:name="solver_eng" table:base-cell-address="$netlumeny.$A$1" table:expression="1"/>
          <table:named-expression table:name="solver_est" table:base-cell-address="$netlumeny.$A$1" table:expression="1"/>
          <table:named-expression table:name="solver_itr" table:base-cell-address="$netlumeny.$A$1" table:expression="2147483647"/>
          <table:named-expression table:name="solver_mip" table:base-cell-address="$netlumeny.$A$1" table:expression="2147483647"/>
          <table:named-expression table:name="solver_mni" table:base-cell-address="$netlumeny.$A$1" table:expression="30"/>
          <table:named-expression table:name="solver_mrt" table:base-cell-address="$netlumeny.$A$1" table:expression="0.075"/>
          <table:named-expression table:name="solver_msl" table:base-cell-address="$netlumeny.$A$1" table:expression="2"/>
          <table:named-expression table:name="solver_neg" table:base-cell-address="$netlumeny.$A$1" table:expression="1"/>
          <table:named-expression table:name="solver_nod" table:base-cell-address="$netlumeny.$A$1" table:expression="2147483647"/>
          <table:named-expression table:name="solver_num" table:base-cell-address="$netlumeny.$A$1" table:expression="0"/>
          <table:named-expression table:name="solver_nwt" table:base-cell-address="$netlumeny.$A$1" table:expression="1"/>
          <table:named-range table:name="solver_opt" table:base-cell-address="$netlumeny.$A$1" table:cell-range-address="$zlut.$H$7"/>
          <table:named-expression table:name="solver_pre" table:base-cell-address="$netlumeny.$A$1" table:expression="0.000001"/>
          <table:named-expression table:name="solver_rbv" table:base-cell-address="$netlumeny.$A$1" table:expression="1"/>
          <table:named-expression table:name="solver_rlx" table:base-cell-address="$netlumeny.$A$1" table:expression="2"/>
          <table:named-expression table:name="solver_rsd" table:base-cell-address="$netlumeny.$A$1" table:expression="0"/>
          <table:named-expression table:name="solver_scl" table:base-cell-address="$netlumeny.$A$1" table:expression="1"/>
          <table:named-expression table:name="solver_sho" table:base-cell-address="$netlumeny.$A$1" table:expression="2"/>
          <table:named-expression table:name="solver_ssz" table:base-cell-address="$netlumeny.$A$1" table:expression="100"/>
          <table:named-expression table:name="solver_tim" table:base-cell-address="$netlumeny.$A$1" table:expression="2147483647"/>
          <table:named-expression table:name="solver_tol" table:base-cell-address="$netlumeny.$A$1" table:expression="0.01"/>
          <table:named-expression table:name="solver_typ" table:base-cell-address="$netlumeny.$A$1" table:expression="2"/>
          <table:named-expression table:name="solver_val" table:base-cell-address="$netlumeny.$A$1" table:expression="0"/>
          <table:named-expression table:name="solver_ver" table:base-cell-address="$netlumeny.$A$1" table:expression="3"/>
        </table:named-expressions>
      </table:table>
      <table:table table:name="nuceny modr" table:style-name="ta6">
        <office:forms form:automatic-focus="false" form:apply-design-mode="false"/>
        <table:table-column table:style-name="co1" table:number-columns-repeated="23" table:default-cell-style-name="Default"/>
        <table:table-column table:style-name="co5" table:default-cell-style-name="Default"/>
        <table:table-column table:style-name="co1" table:number-columns-repeated="1000" table:default-cell-style-name="Default"/>
        <table:table-row table:style-name="ro1">
          <table:table-cell office:value-type="string" calcext:value-type="string">
            <text:p>frekvence</text:p>
          </table:table-cell>
          <table:table-cell office:value-type="float" office:value="1.09" calcext:value-type="float">
            <text:p>1.09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table:number-columns-repeated="2"/>
          <table:table-cell office:value-type="float" office:value="1.11" calcext:value-type="float">
            <text:p>1.11</text:p>
          </table:table-cell>
          <table:table-cell table:number-columns-repeated="2"/>
          <table:table-cell office:value-type="float" office:value="1.12" calcext:value-type="float">
            <text:p>1.12</text:p>
          </table:table-cell>
          <table:table-cell table:number-columns-repeated="2"/>
          <table:table-cell office:value-type="float" office:value="1.13" calcext:value-type="float">
            <text:p>1.13</text:p>
          </table:table-cell>
          <table:table-cell table:number-columns-repeated="2"/>
          <table:table-cell office:value-type="float" office:value="1.08" calcext:value-type="float">
            <text:p>1.08</text:p>
          </table:table-cell>
          <table:table-cell table:number-columns-repeated="2"/>
          <table:table-cell office:value-type="float" office:value="1.07" calcext:value-type="float">
            <text:p>1.07</text:p>
          </table:table-cell>
          <table:table-cell table:number-columns-repeated="2"/>
          <table:table-cell office:value-type="float" office:value="1.06" calcext:value-type="float">
            <text:p>1.06</text:p>
          </table:table-cell>
          <table:table-cell table:number-columns-repeated="2"/>
          <table:table-cell office:value-type="float" office:value="1.05" calcext:value-type="float">
            <text:p>1.05</text:p>
          </table:table-cell>
          <table:table-cell table:number-columns-repeated="2"/>
          <table:table-cell office:value-type="float" office:value="1.085" calcext:value-type="float">
            <text:p>1.085</text:p>
          </table:table-cell>
          <table:table-cell table:number-columns-repeated="2"/>
          <table:table-cell office:value-type="float" office:value="1.075" calcext:value-type="float">
            <text:p>1.075</text:p>
          </table:table-cell>
          <table:table-cell table:number-columns-repeated="2"/>
          <table:table-cell office:value-type="float" office:value="1.095" calcext:value-type="float">
            <text:p>1.095</text:p>
          </table:table-cell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hi</text:p>
          </table:table-cell>
          <table:table-cell table:number-columns-repeated="2"/>
          <table:table-cell office:value-type="string" calcext:value-type="string">
            <text:p>phi</text:p>
          </table:table-cell>
          <table:table-cell table:number-columns-repeated="2"/>
          <table:table-cell office:value-type="string" calcext:value-type="string">
            <text:p>phi</text:p>
          </table:table-cell>
          <table:table-cell table:number-columns-repeated="2"/>
          <table:table-cell office:value-type="string" calcext:value-type="string">
            <text:p>phi</text:p>
          </table:table-cell>
          <table:table-cell table:number-columns-repeated="2"/>
          <table:table-cell office:value-type="string" calcext:value-type="string">
            <text:p>phi</text:p>
          </table:table-cell>
          <table:table-cell table:number-columns-repeated="2"/>
          <table:table-cell office:value-type="string" calcext:value-type="string">
            <text:p>phi</text:p>
          </table:table-cell>
          <table:table-cell table:number-columns-repeated="2"/>
          <table:table-cell office:value-type="string" calcext:value-type="string">
            <text:p>phi</text:p>
          </table:table-cell>
          <table:table-cell table:number-columns-repeated="2"/>
          <table:table-cell office:value-type="string" calcext:value-type="string">
            <text:p>phi</text:p>
          </table:table-cell>
          <table:table-cell table:number-columns-repeated="2"/>
          <table:table-cell office:value-type="string" calcext:value-type="string">
            <text:p>phi</text:p>
          </table:table-cell>
          <table:table-cell table:number-columns-repeated="2"/>
          <table:table-cell office:value-type="string" calcext:value-type="string">
            <text:p>phi</text:p>
          </table:table-cell>
          <table:table-cell table:number-columns-repeated="2"/>
          <table:table-cell office:value-type="string" calcext:value-type="string">
            <text:p>phi</text:p>
          </table:table-cell>
          <table:table-cell table:number-columns-repeated="2"/>
          <table:table-cell office:value-type="string" calcext:value-type="string">
            <text:p>phi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352941903" calcext:value-type="float">
            <text:p>0.352941903</text:p>
          </table:table-cell>
          <table:table-cell table:number-columns-repeated="2"/>
          <table:table-cell office:value-type="float" office:value="0.516049589" calcext:value-type="float">
            <text:p>0.516049589</text:p>
          </table:table-cell>
          <table:table-cell table:number-columns-repeated="2"/>
          <table:table-cell office:value-type="float" office:value="0.518044815" calcext:value-type="float">
            <text:p>0.518044815</text:p>
          </table:table-cell>
          <table:table-cell table:number-columns-repeated="2"/>
          <table:table-cell office:value-type="float" office:value="0.525728733" calcext:value-type="float">
            <text:p>0.525728733</text:p>
          </table:table-cell>
          <table:table-cell table:number-columns-repeated="2"/>
          <table:table-cell office:value-type="float" office:value="0.515566131" calcext:value-type="float">
            <text:p>0.515566131</text:p>
          </table:table-cell>
          <table:table-cell table:number-columns-repeated="2"/>
          <table:table-cell office:value-type="float" office:value="0.270672219" calcext:value-type="float">
            <text:p>0.270672219</text:p>
          </table:table-cell>
          <table:table-cell table:number-columns-repeated="2"/>
          <table:table-cell office:value-type="float" office:value="0.109062066" calcext:value-type="float">
            <text:p>0.109062066</text:p>
          </table:table-cell>
          <table:table-cell table:number-columns-repeated="2"/>
          <table:table-cell office:value-type="float" office:value="0.08895133" calcext:value-type="float">
            <text:p>0.08895133</text:p>
          </table:table-cell>
          <table:table-cell table:number-columns-repeated="2"/>
          <table:table-cell office:value-type="float" office:value="0.048655273" calcext:value-type="float">
            <text:p>0.048655273</text:p>
          </table:table-cell>
          <table:table-cell table:number-columns-repeated="2"/>
          <table:table-cell office:value-type="float" office:value="0.365853659" calcext:value-type="float">
            <text:p>0.365853659</text:p>
          </table:table-cell>
          <table:table-cell table:number-columns-repeated="2"/>
          <table:table-cell office:value-type="float" office:value="0.151357897" calcext:value-type="float">
            <text:p>0.151357897</text:p>
          </table:table-cell>
          <table:table-cell table:number-columns-repeated="2"/>
          <table:table-cell office:value-type="float" office:value="0.472977982" calcext:value-type="float">
            <text:p>0.47297798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365112313" calcext:value-type="float">
            <text:p>0.365112313</text:p>
          </table:table-cell>
          <table:table-cell table:number-columns-repeated="2"/>
          <table:table-cell office:value-type="float" office:value="0.516049589" calcext:value-type="float">
            <text:p>0.516049589</text:p>
          </table:table-cell>
          <table:table-cell table:number-columns-repeated="2"/>
          <table:table-cell office:value-type="float" office:value="0.518044815" calcext:value-type="float">
            <text:p>0.518044815</text:p>
          </table:table-cell>
          <table:table-cell table:number-columns-repeated="2"/>
          <table:table-cell office:value-type="float" office:value="0.513211382" calcext:value-type="float">
            <text:p>0.513211382</text:p>
          </table:table-cell>
          <table:table-cell table:number-columns-repeated="2"/>
          <table:table-cell office:value-type="float" office:value="0.502676978" calcext:value-type="float">
            <text:p>0.502676978</text:p>
          </table:table-cell>
          <table:table-cell table:number-columns-repeated="2"/>
          <table:table-cell office:value-type="float" office:value="0.257783066" calcext:value-type="float">
            <text:p>0.257783066</text:p>
          </table:table-cell>
          <table:table-cell table:number-columns-repeated="2"/>
          <table:table-cell office:value-type="float" office:value="0.123067758" calcext:value-type="float">
            <text:p>0.123067758</text:p>
          </table:table-cell>
          <table:table-cell table:number-columns-repeated="2"/>
          <table:table-cell office:value-type="float" office:value="0.088951331" calcext:value-type="float">
            <text:p>0.088951331</text:p>
          </table:table-cell>
          <table:table-cell table:number-columns-repeated="2"/>
          <table:table-cell office:value-type="float" office:value="0.044232066" calcext:value-type="float">
            <text:p>0.044232066</text:p>
          </table:table-cell>
          <table:table-cell table:number-columns-repeated="2"/>
          <table:table-cell office:value-type="float" office:value="0.371660859" calcext:value-type="float">
            <text:p>0.371660859</text:p>
          </table:table-cell>
          <table:table-cell table:number-columns-repeated="2"/>
          <table:table-cell office:value-type="float" office:value="0.163466528" calcext:value-type="float">
            <text:p>0.163466528</text:p>
          </table:table-cell>
          <table:table-cell table:number-columns-repeated="2"/>
          <table:table-cell office:value-type="float" office:value="0.472977982" calcext:value-type="float">
            <text:p>0.472977982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340771493" calcext:value-type="float">
            <text:p>0.340771493</text:p>
          </table:table-cell>
          <table:table-cell table:number-columns-repeated="2"/>
          <table:table-cell office:value-type="float" office:value="0.516049589" calcext:value-type="float">
            <text:p>0.516049589</text:p>
          </table:table-cell>
          <table:table-cell table:number-columns-repeated="2"/>
          <table:table-cell office:value-type="float" office:value="0.490779298" calcext:value-type="float">
            <text:p>0.490779298</text:p>
          </table:table-cell>
          <table:table-cell table:number-columns-repeated="2"/>
          <table:table-cell office:value-type="float" office:value="0.513211382" calcext:value-type="float">
            <text:p>0.513211382</text:p>
          </table:table-cell>
          <table:table-cell table:number-columns-repeated="2"/>
          <table:table-cell office:value-type="float" office:value="0.489787825" calcext:value-type="float">
            <text:p>0.489787825</text:p>
          </table:table-cell>
          <table:table-cell table:number-columns-repeated="2"/>
          <table:table-cell office:value-type="float" office:value="0.270672219" calcext:value-type="float">
            <text:p>0.270672219</text:p>
          </table:table-cell>
          <table:table-cell table:number-columns-repeated="2"/>
          <table:table-cell office:value-type="float" office:value="0.117473768" calcext:value-type="float">
            <text:p>0.117473768</text:p>
          </table:table-cell>
          <table:table-cell table:number-columns-repeated="2"/>
          <table:table-cell office:value-type="float" office:value="0.062265932" calcext:value-type="float">
            <text:p>0.062265932</text:p>
          </table:table-cell>
          <table:table-cell table:number-columns-repeated="2"/>
          <table:table-cell office:value-type="float" office:value="0.057501686" calcext:value-type="float">
            <text:p>0.057501686</text:p>
          </table:table-cell>
          <table:table-cell table:number-columns-repeated="2"/>
          <table:table-cell office:value-type="float" office:value="0.365853658" calcext:value-type="float">
            <text:p>0.365853658</text:p>
          </table:table-cell>
          <table:table-cell table:number-columns-repeated="2"/>
          <table:table-cell office:value-type="float" office:value="0.163466528" calcext:value-type="float">
            <text:p>0.163466528</text:p>
          </table:table-cell>
          <table:table-cell table:number-columns-repeated="2"/>
          <table:table-cell office:value-type="float" office:value="0.465811649" calcext:value-type="float">
            <text:p>0.46581164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352941904" calcext:value-type="float">
            <text:p>0.352941904</text:p>
          </table:table-cell>
          <table:table-cell table:number-columns-repeated="2"/>
          <table:table-cell office:value-type="float" office:value="0.516049589" calcext:value-type="float">
            <text:p>0.516049589</text:p>
          </table:table-cell>
          <table:table-cell table:number-columns-repeated="2"/>
          <table:table-cell office:value-type="float" office:value="0.504412056" calcext:value-type="float">
            <text:p>0.504412056</text:p>
          </table:table-cell>
          <table:table-cell table:number-columns-repeated="2"/>
          <table:table-cell office:value-type="float" office:value="0.513211382" calcext:value-type="float">
            <text:p>0.513211382</text:p>
          </table:table-cell>
          <table:table-cell table:number-columns-repeated="2"/>
          <table:table-cell office:value-type="float" office:value="0.489787824" calcext:value-type="float">
            <text:p>0.489787824</text:p>
          </table:table-cell>
          <table:table-cell table:number-columns-repeated="2"/>
          <table:table-cell office:value-type="float" office:value="0.270672219" calcext:value-type="float">
            <text:p>0.270672219</text:p>
          </table:table-cell>
          <table:table-cell table:number-columns-repeated="2"/>
          <table:table-cell office:value-type="float" office:value="0.111879779" calcext:value-type="float">
            <text:p>0.111879779</text:p>
          </table:table-cell>
          <table:table-cell table:number-columns-repeated="2"/>
          <table:table-cell office:value-type="float" office:value="0.071161064" calcext:value-type="float">
            <text:p>0.071161064</text:p>
          </table:table-cell>
          <table:table-cell table:number-columns-repeated="2"/>
          <table:table-cell office:value-type="float" office:value="0.030962446" calcext:value-type="float">
            <text:p>0.030962446</text:p>
          </table:table-cell>
          <table:table-cell table:number-columns-repeated="2"/>
          <table:table-cell office:value-type="float" office:value="0.360046458" calcext:value-type="float">
            <text:p>0.360046458</text:p>
          </table:table-cell>
          <table:table-cell table:number-columns-repeated="2"/>
          <table:table-cell office:value-type="float" office:value="0.163466528" calcext:value-type="float">
            <text:p>0.163466528</text:p>
          </table:table-cell>
          <table:table-cell table:number-columns-repeated="2"/>
          <table:table-cell office:value-type="float" office:value="0.451478983" calcext:value-type="float">
            <text:p>0.45147898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352941903" calcext:value-type="float">
            <text:p>0.352941903</text:p>
          </table:table-cell>
          <table:table-cell table:number-columns-repeated="2"/>
          <table:table-cell office:value-type="float" office:value="0.528950829" calcext:value-type="float">
            <text:p>0.528950829</text:p>
          </table:table-cell>
          <table:table-cell table:number-columns-repeated="2"/>
          <table:table-cell office:value-type="float" office:value="0.504412056" calcext:value-type="float">
            <text:p>0.504412056</text:p>
          </table:table-cell>
          <table:table-cell table:number-columns-repeated="2"/>
          <table:table-cell office:value-type="float" office:value="0.525728732" calcext:value-type="float">
            <text:p>0.525728732</text:p>
          </table:table-cell>
          <table:table-cell table:number-columns-repeated="2"/>
          <table:table-cell office:value-type="float" office:value="0.464009519" calcext:value-type="float">
            <text:p>0.464009519</text:p>
          </table:table-cell>
          <table:table-cell table:number-columns-repeated="2"/>
          <table:table-cell office:value-type="float" office:value="0.257783065" calcext:value-type="float">
            <text:p>0.257783065</text:p>
          </table:table-cell>
          <table:table-cell table:number-columns-repeated="2"/>
          <table:table-cell office:value-type="float" office:value="0.111879779" calcext:value-type="float">
            <text:p>0.111879779</text:p>
          </table:table-cell>
          <table:table-cell table:number-columns-repeated="2"/>
          <table:table-cell office:value-type="float" office:value="0.066713498" calcext:value-type="float">
            <text:p>0.066713498</text:p>
          </table:table-cell>
          <table:table-cell table:number-columns-repeated="2"/>
          <table:table-cell office:value-type="float" office:value="0.061924892" calcext:value-type="float">
            <text:p>0.061924892</text:p>
          </table:table-cell>
          <table:table-cell table:number-columns-repeated="2"/>
          <table:table-cell office:value-type="float" office:value="0.365853659" calcext:value-type="float">
            <text:p>0.365853659</text:p>
          </table:table-cell>
          <table:table-cell table:number-columns-repeated="2"/>
          <table:table-cell office:value-type="float" office:value="0.163466528" calcext:value-type="float">
            <text:p>0.163466528</text:p>
          </table:table-cell>
          <table:table-cell table:number-columns-repeated="2"/>
          <table:table-cell office:value-type="float" office:value="0.465811649" calcext:value-type="float">
            <text:p>0.46581164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352941904" calcext:value-type="float">
            <text:p>0.352941904</text:p>
          </table:table-cell>
          <table:table-cell table:number-columns-repeated="2"/>
          <table:table-cell office:value-type="float" office:value="0.528950829" calcext:value-type="float">
            <text:p>0.528950829</text:p>
          </table:table-cell>
          <table:table-cell table:number-columns-repeated="2"/>
          <table:table-cell office:value-type="float" office:value="0.504412057" calcext:value-type="float">
            <text:p>0.504412057</text:p>
          </table:table-cell>
          <table:table-cell table:number-columns-repeated="2"/>
          <table:table-cell office:value-type="float" office:value="0.500694031" calcext:value-type="float">
            <text:p>0.500694031</text:p>
          </table:table-cell>
          <table:table-cell table:number-columns-repeated="2"/>
          <table:table-cell office:value-type="float" office:value="0.464009518" calcext:value-type="float">
            <text:p>0.464009518</text:p>
          </table:table-cell>
          <table:table-cell table:number-columns-repeated="2"/>
          <table:table-cell office:value-type="float" office:value="0.257783066" calcext:value-type="float">
            <text:p>0.257783066</text:p>
          </table:table-cell>
          <table:table-cell table:number-columns-repeated="2"/>
          <table:table-cell office:value-type="float" office:value="0.100691802" calcext:value-type="float">
            <text:p>0.100691802</text:p>
          </table:table-cell>
          <table:table-cell table:number-columns-repeated="2"/>
          <table:table-cell office:value-type="float" office:value="0.070809585" calcext:value-type="float">
            <text:p>0.070809585</text:p>
          </table:table-cell>
          <table:table-cell table:number-columns-repeated="2"/>
          <table:table-cell office:value-type="float" office:value="0.055357304" calcext:value-type="float">
            <text:p>0.055357304</text:p>
          </table:table-cell>
          <table:table-cell table:number-columns-repeated="2"/>
          <table:table-cell office:value-type="float" office:value="0.360046457" calcext:value-type="float">
            <text:p>0.360046457</text:p>
          </table:table-cell>
          <table:table-cell table:number-columns-repeated="2"/>
          <table:table-cell office:value-type="float" office:value="0.163466529" calcext:value-type="float">
            <text:p>0.163466529</text:p>
          </table:table-cell>
          <table:table-cell table:number-columns-repeated="2"/>
          <table:table-cell office:value-type="float" office:value="0.458645316" calcext:value-type="float">
            <text:p>0.45864531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340771493" calcext:value-type="float">
            <text:p>0.340771493</text:p>
          </table:table-cell>
          <table:table-cell table:number-columns-repeated="2"/>
          <table:table-cell office:value-type="float" office:value="0.528950829" calcext:value-type="float">
            <text:p>0.528950829</text:p>
          </table:table-cell>
          <table:table-cell table:number-columns-repeated="2"/>
          <table:table-cell office:value-type="float" office:value="0.490779298" calcext:value-type="float">
            <text:p>0.490779298</text:p>
          </table:table-cell>
          <table:table-cell table:number-columns-repeated="2"/>
          <table:table-cell office:value-type="float" office:value="0.48817668" calcext:value-type="float">
            <text:p>0.48817668</text:p>
          </table:table-cell>
          <table:table-cell table:number-columns-repeated="2"/>
          <table:table-cell office:value-type="float" office:value="0.464009518" calcext:value-type="float">
            <text:p>0.464009518</text:p>
          </table:table-cell>
          <table:table-cell table:number-columns-repeated="2"/>
          <table:table-cell office:value-type="float" office:value="0.244893913" calcext:value-type="float">
            <text:p>0.244893913</text:p>
          </table:table-cell>
          <table:table-cell table:number-columns-repeated="2"/>
          <table:table-cell office:value-type="float" office:value="0.10628579" calcext:value-type="float">
            <text:p>0.10628579</text:p>
          </table:table-cell>
          <table:table-cell table:number-columns-repeated="2"/>
          <table:table-cell office:value-type="float" office:value="0.075235184" calcext:value-type="float">
            <text:p>0.075235184</text:p>
          </table:table-cell>
          <table:table-cell table:number-columns-repeated="2"/>
          <table:table-cell office:value-type="float" office:value="0.069196631" calcext:value-type="float">
            <text:p>0.069196631</text:p>
          </table:table-cell>
          <table:table-cell table:number-columns-repeated="2"/>
          <table:table-cell office:value-type="float" office:value="0.375912244" calcext:value-type="float">
            <text:p>0.375912244</text:p>
          </table:table-cell>
          <table:table-cell table:number-columns-repeated="2"/>
          <table:table-cell office:value-type="float" office:value="0.16680258" calcext:value-type="float">
            <text:p>0.16680258</text:p>
          </table:table-cell>
          <table:table-cell table:number-columns-repeated="2"/>
          <table:table-cell office:value-type="float" office:value="0.458645316" calcext:value-type="float">
            <text:p>0.458645316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352941903" calcext:value-type="float">
            <text:p>0.352941903</text:p>
          </table:table-cell>
          <table:table-cell table:number-columns-repeated="2"/>
          <table:table-cell office:value-type="float" office:value="0.503148349" calcext:value-type="float">
            <text:p>0.503148349</text:p>
          </table:table-cell>
          <table:table-cell table:number-columns-repeated="2"/>
          <table:table-cell office:value-type="float" office:value="0.490779298" calcext:value-type="float">
            <text:p>0.490779298</text:p>
          </table:table-cell>
          <table:table-cell table:number-columns-repeated="2"/>
          <table:table-cell office:value-type="float" office:value="0.47565933" calcext:value-type="float">
            <text:p>0.47565933</text:p>
          </table:table-cell>
          <table:table-cell table:number-columns-repeated="2"/>
          <table:table-cell office:value-type="float" office:value="0.451120365" calcext:value-type="float">
            <text:p>0.451120365</text:p>
          </table:table-cell>
          <table:table-cell table:number-columns-repeated="2"/>
          <table:table-cell office:value-type="float" office:value="0.270672219" calcext:value-type="float">
            <text:p>0.270672219</text:p>
          </table:table-cell>
          <table:table-cell table:number-columns-repeated="2"/>
          <table:table-cell office:value-type="float" office:value="0.115695801" calcext:value-type="float">
            <text:p>0.115695801</text:p>
          </table:table-cell>
          <table:table-cell table:number-columns-repeated="2"/>
          <table:table-cell office:value-type="float" office:value="0.057532787" calcext:value-type="float">
            <text:p>0.057532787</text:p>
          </table:table-cell>
          <table:table-cell table:number-columns-repeated="2"/>
          <table:table-cell office:value-type="float" office:value="0.073809739" calcext:value-type="float">
            <text:p>0.073809739</text:p>
          </table:table-cell>
          <table:table-cell table:number-columns-repeated="2"/>
          <table:table-cell office:value-type="float" office:value="0.371271352" calcext:value-type="float">
            <text:p>0.371271352</text:p>
          </table:table-cell>
          <table:table-cell table:number-columns-repeated="2"/>
          <table:table-cell office:value-type="float" office:value="0.16680258" calcext:value-type="float">
            <text:p>0.16680258</text:p>
          </table:table-cell>
          <table:table-cell table:number-columns-repeated="2"/>
          <table:table-cell office:value-type="float" office:value="0.453773083" calcext:value-type="float">
            <text:p>0.453773083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365112314" calcext:value-type="float">
            <text:p>0.365112314</text:p>
          </table:table-cell>
          <table:table-cell table:number-columns-repeated="2"/>
          <table:table-cell office:value-type="float" office:value="0.503148349" calcext:value-type="float">
            <text:p>0.503148349</text:p>
          </table:table-cell>
          <table:table-cell table:number-columns-repeated="2"/>
          <table:table-cell office:value-type="float" office:value="0.504412056" calcext:value-type="float">
            <text:p>0.504412056</text:p>
          </table:table-cell>
          <table:table-cell table:number-columns-repeated="2"/>
          <table:table-cell office:value-type="float" office:value="0.488176681" calcext:value-type="float">
            <text:p>0.488176681</text:p>
          </table:table-cell>
          <table:table-cell table:number-columns-repeated="2"/>
          <table:table-cell office:value-type="float" office:value="0.464009518" calcext:value-type="float">
            <text:p>0.464009518</text:p>
          </table:table-cell>
          <table:table-cell table:number-columns-repeated="2"/>
          <table:table-cell office:value-type="float" office:value="0.244893912" calcext:value-type="float">
            <text:p>0.244893912</text:p>
          </table:table-cell>
          <table:table-cell table:number-columns-repeated="2"/>
          <table:table-cell office:value-type="float" office:value="0.107982747" calcext:value-type="float">
            <text:p>0.107982747</text:p>
          </table:table-cell>
          <table:table-cell table:number-columns-repeated="2"/>
          <table:table-cell office:value-type="float" office:value="0.079660783" calcext:value-type="float">
            <text:p>0.079660783</text:p>
          </table:table-cell>
          <table:table-cell table:number-columns-repeated="2"/>
          <table:table-cell office:value-type="float" office:value="0.083035957" calcext:value-type="float">
            <text:p>0.083035957</text:p>
          </table:table-cell>
          <table:table-cell table:number-columns-repeated="2"/>
          <table:table-cell office:value-type="float" office:value="0.375912244" calcext:value-type="float">
            <text:p>0.375912244</text:p>
          </table:table-cell>
          <table:table-cell table:number-columns-repeated="2"/>
          <table:table-cell office:value-type="float" office:value="0.16680258" calcext:value-type="float">
            <text:p>0.16680258</text:p>
          </table:table-cell>
          <table:table-cell table:number-columns-repeated="2"/>
          <table:table-cell office:value-type="float" office:value="0.465046949" calcext:value-type="float">
            <text:p>0.465046949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352941903" calcext:value-type="float">
            <text:p>0.352941903</text:p>
          </table:table-cell>
          <table:table-cell table:number-columns-repeated="2"/>
          <table:table-cell office:value-type="float" office:value="0.516049589" calcext:value-type="float">
            <text:p>0.516049589</text:p>
          </table:table-cell>
          <table:table-cell table:number-columns-repeated="2"/>
          <table:table-cell office:value-type="float" office:value="0.490779298" calcext:value-type="float">
            <text:p>0.490779298</text:p>
          </table:table-cell>
          <table:table-cell table:number-columns-repeated="2"/>
          <table:table-cell office:value-type="float" office:value="0.488176681" calcext:value-type="float">
            <text:p>0.488176681</text:p>
          </table:table-cell>
          <table:table-cell table:number-columns-repeated="2"/>
          <table:table-cell office:value-type="float" office:value="0.476898671" calcext:value-type="float">
            <text:p>0.476898671</text:p>
          </table:table-cell>
          <table:table-cell table:number-columns-repeated="2"/>
          <table:table-cell office:value-type="float" office:value="0.257783065" calcext:value-type="float">
            <text:p>0.257783065</text:p>
          </table:table-cell>
          <table:table-cell table:number-columns-repeated="2"/>
          <table:table-cell office:value-type="float" office:value="0.1156958" calcext:value-type="float">
            <text:p>0.1156958</text:p>
          </table:table-cell>
          <table:table-cell table:number-columns-repeated="2"/>
          <table:table-cell office:value-type="float" office:value="0.070809585" calcext:value-type="float">
            <text:p>0.070809585</text:p>
          </table:table-cell>
          <table:table-cell table:number-columns-repeated="2"/>
          <table:table-cell office:value-type="float" office:value="0.078422848" calcext:value-type="float">
            <text:p>0.078422848</text:p>
          </table:table-cell>
          <table:table-cell table:number-columns-repeated="2"/>
          <table:table-cell office:value-type="float" office:value="0.375912244" calcext:value-type="float">
            <text:p>0.375912244</text:p>
          </table:table-cell>
          <table:table-cell table:number-columns-repeated="2"/>
          <table:table-cell office:value-type="float" office:value="0.16680258" calcext:value-type="float">
            <text:p>0.16680258</text:p>
          </table:table-cell>
          <table:table-cell table:number-columns-repeated="2"/>
          <table:table-cell office:value-type="float" office:value="0.459410017" calcext:value-type="float">
            <text:p>0.459410017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0.352941903" calcext:value-type="float">
            <text:p>0.352941903</text:p>
          </table:table-cell>
          <table:table-cell table:number-columns-repeated="2"/>
          <table:table-cell office:value-type="float" office:value="0.528950829" calcext:value-type="float">
            <text:p>0.528950829</text:p>
          </table:table-cell>
          <table:table-cell table:number-columns-repeated="2"/>
          <table:table-cell office:value-type="float" office:value="0.490779298" calcext:value-type="float">
            <text:p>0.490779298</text:p>
          </table:table-cell>
          <table:table-cell table:number-columns-repeated="5"/>
          <table:table-cell office:value-type="float" office:value="0.476898672" calcext:value-type="float">
            <text:p>0.476898672</text:p>
          </table:table-cell>
          <table:table-cell table:number-columns-repeated="2"/>
          <table:table-cell office:value-type="float" office:value="0.257783066" calcext:value-type="float">
            <text:p>0.257783066</text:p>
          </table:table-cell>
          <table:table-cell table:number-columns-repeated="2"/>
          <table:table-cell office:value-type="float" office:value="0.10412622" calcext:value-type="float">
            <text:p>0.10412622</text:p>
          </table:table-cell>
          <table:table-cell table:number-columns-repeated="8"/>
          <table:table-cell office:value-type="float" office:value="0.357348676" calcext:value-type="float">
            <text:p>0.357348676</text:p>
          </table:table-cell>
          <table:table-cell table:number-columns-repeated="2"/>
          <table:table-cell office:value-type="float" office:value="0.172362666" calcext:value-type="float">
            <text:p>0.172362666</text:p>
          </table:table-cell>
          <table:table-cell table:number-columns-repeated="992"/>
        </table:table-row>
        <table:table-row table:style-name="ro1">
          <table:table-cell table:number-columns-repeated="7"/>
          <table:table-cell office:value-type="float" office:value="0.490779298" calcext:value-type="float">
            <text:p>0.490779298</text:p>
          </table:table-cell>
          <table:table-cell table:number-columns-repeated="5"/>
          <table:table-cell office:value-type="float" office:value="0.464009518" calcext:value-type="float">
            <text:p>0.464009518</text:p>
          </table:table-cell>
          <table:table-cell table:number-columns-repeated="17"/>
          <table:table-cell office:value-type="float" office:value="0.16680258" calcext:value-type="float">
            <text:p>0.16680258</text:p>
          </table:table-cell>
          <table:table-cell table:number-columns-repeated="99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as</text:p>
          </table:table-cell>
          <table:table-cell office:value-type="string" calcext:value-type="string">
            <text:p>vychylka</text:p>
          </table:table-cell>
          <table:table-cell/>
          <table:table-cell office:value-type="string" calcext:value-type="string">
            <text:p>cas</text:p>
          </table:table-cell>
          <table:table-cell office:value-type="string" calcext:value-type="string">
            <text:p>vychylka</text:p>
          </table:table-cell>
          <table:table-cell/>
          <table:table-cell office:value-type="string" calcext:value-type="string">
            <text:p>cas</text:p>
          </table:table-cell>
          <table:table-cell office:value-type="string" calcext:value-type="string">
            <text:p>vychylka</text:p>
          </table:table-cell>
          <table:table-cell/>
          <table:table-cell office:value-type="string" calcext:value-type="string">
            <text:p>cas</text:p>
          </table:table-cell>
          <table:table-cell office:value-type="string" calcext:value-type="string">
            <text:p>vychylka</text:p>
          </table:table-cell>
          <table:table-cell/>
          <table:table-cell office:value-type="string" calcext:value-type="string">
            <text:p>cas</text:p>
          </table:table-cell>
          <table:table-cell office:value-type="string" calcext:value-type="string">
            <text:p>vychylka</text:p>
          </table:table-cell>
          <table:table-cell/>
          <table:table-cell office:value-type="string" calcext:value-type="string">
            <text:p>cas</text:p>
          </table:table-cell>
          <table:table-cell office:value-type="string" calcext:value-type="string">
            <text:p>vychylka</text:p>
          </table:table-cell>
          <table:table-cell/>
          <table:table-cell office:value-type="string" calcext:value-type="string">
            <text:p>cas</text:p>
          </table:table-cell>
          <table:table-cell office:value-type="string" calcext:value-type="string">
            <text:p>vychylka</text:p>
          </table:table-cell>
          <table:table-cell/>
          <table:table-cell office:value-type="string" calcext:value-type="string">
            <text:p>cas</text:p>
          </table:table-cell>
          <table:table-cell office:value-type="string" calcext:value-type="string">
            <text:p>vychylka</text:p>
          </table:table-cell>
          <table:table-cell/>
          <table:table-cell office:value-type="string" calcext:value-type="string">
            <text:p>cas</text:p>
          </table:table-cell>
          <table:table-cell office:value-type="string" calcext:value-type="string">
            <text:p>vychylka</text:p>
          </table:table-cell>
          <table:table-cell/>
          <table:table-cell office:value-type="string" calcext:value-type="string">
            <text:p>cas</text:p>
          </table:table-cell>
          <table:table-cell office:value-type="string" calcext:value-type="string">
            <text:p>vychylka</text:p>
          </table:table-cell>
          <table:table-cell/>
          <table:table-cell office:value-type="string" calcext:value-type="string">
            <text:p>cas</text:p>
          </table:table-cell>
          <table:table-cell office:value-type="string" calcext:value-type="string">
            <text:p>vychylka</text:p>
          </table:table-cell>
          <table:table-cell/>
          <table:table-cell office:value-type="string" calcext:value-type="string">
            <text:p>cas</text:p>
          </table:table-cell>
          <table:table-cell office:value-type="string" calcext:value-type="string">
            <text:p>vychylka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47.40087162" calcext:value-type="float">
            <text:p>47.40087162</text:p>
          </table:table-cell>
          <table:table-cell office:value-type="float" office:value="0.248088202" calcext:value-type="float">
            <text:p>0.248088202</text:p>
          </table:table-cell>
          <table:table-cell/>
          <table:table-cell office:value-type="float" office:value="46.168275314" calcext:value-type="float">
            <text:p>46.168275314</text:p>
          </table:table-cell>
          <table:table-cell office:value-type="float" office:value="0.104289783" calcext:value-type="float">
            <text:p>0.104289783</text:p>
          </table:table-cell>
          <table:table-cell/>
          <table:table-cell office:value-type="float" office:value="107.017591743" calcext:value-type="float">
            <text:p>107.017591743</text:p>
          </table:table-cell>
          <table:table-cell office:value-type="float" office:value="0.043217819" calcext:value-type="float">
            <text:p>0.043217819</text:p>
          </table:table-cell>
          <table:table-cell/>
          <table:table-cell office:value-type="float" office:value="107.871082047" calcext:value-type="float">
            <text:p>107.871082047</text:p>
          </table:table-cell>
          <table:table-cell office:value-type="float" office:value="0.018316127" calcext:value-type="float">
            <text:p>0.018316127</text:p>
          </table:table-cell>
          <table:table-cell/>
          <table:table-cell office:value-type="float" office:value="107.826712652" calcext:value-type="float">
            <text:p>107.826712652</text:p>
          </table:table-cell>
          <table:table-cell office:value-type="float" office:value="-0.003933784" calcext:value-type="float">
            <text:p>-0.003933784</text:p>
          </table:table-cell>
          <table:table-cell/>
          <table:table-cell office:value-type="float" office:value="106.953824777" calcext:value-type="float">
            <text:p>106.953824777</text:p>
          </table:table-cell>
          <table:table-cell office:value-type="float" office:value="0.267087932" calcext:value-type="float">
            <text:p>0.267087932</text:p>
          </table:table-cell>
          <table:table-cell/>
          <table:table-cell office:value-type="float" office:value="106.871945017" calcext:value-type="float">
            <text:p>106.871945017</text:p>
          </table:table-cell>
          <table:table-cell office:value-type="float" office:value="0.095852617" calcext:value-type="float">
            <text:p>0.095852617</text:p>
          </table:table-cell>
          <table:table-cell/>
          <table:table-cell office:value-type="float" office:value="106.923678138" calcext:value-type="float">
            <text:p>106.923678138</text:p>
          </table:table-cell>
          <table:table-cell office:value-type="float" office:value="0.039640441" calcext:value-type="float">
            <text:p>0.039640441</text:p>
          </table:table-cell>
          <table:table-cell/>
          <table:table-cell office:value-type="float" office:value="107.854804732" calcext:value-type="float">
            <text:p>107.854804732</text:p>
          </table:table-cell>
          <table:table-cell office:value-type="float" office:value="0.014318004" calcext:value-type="float">
            <text:p>0.014318004</text:p>
          </table:table-cell>
          <table:table-cell/>
          <table:table-cell office:value-type="float" office:value="106.584001191" calcext:value-type="float">
            <text:p>106.584001191</text:p>
          </table:table-cell>
          <table:table-cell office:value-type="float" office:value="0.228212887" calcext:value-type="float">
            <text:p>0.228212887</text:p>
          </table:table-cell>
          <table:table-cell/>
          <table:table-cell office:value-type="float" office:value="105.515470312" calcext:value-type="float">
            <text:p>105.515470312</text:p>
          </table:table-cell>
          <table:table-cell office:value-type="float" office:value="0.18004628" calcext:value-type="float">
            <text:p>0.18004628</text:p>
          </table:table-cell>
          <table:table-cell/>
          <table:table-cell office:value-type="float" office:value="106.57841848" calcext:value-type="float">
            <text:p>106.57841848</text:p>
          </table:table-cell>
          <table:table-cell office:value-type="float" office:value="0.097063012" calcext:value-type="float">
            <text:p>0.097063012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47.874215259" calcext:value-type="float">
            <text:p>47.874215259</text:p>
          </table:table-cell>
          <table:table-cell office:value-type="float" office:value="-0.23887022" calcext:value-type="float">
            <text:p>-0.23887022</text:p>
          </table:table-cell>
          <table:table-cell/>
          <table:table-cell office:value-type="float" office:value="47.073418852" calcext:value-type="float">
            <text:p>47.073418852</text:p>
          </table:table-cell>
          <table:table-cell office:value-type="float" office:value="0.11511214" calcext:value-type="float">
            <text:p>0.11511214</text:p>
          </table:table-cell>
          <table:table-cell/>
          <table:table-cell office:value-type="float" office:value="107.933528521" calcext:value-type="float">
            <text:p>107.933528521</text:p>
          </table:table-cell>
          <table:table-cell office:value-type="float" office:value="0.044088231" calcext:value-type="float">
            <text:p>0.044088231</text:p>
          </table:table-cell>
          <table:table-cell/>
          <table:table-cell office:value-type="float" office:value="108.836880064" calcext:value-type="float">
            <text:p>108.836880064</text:p>
          </table:table-cell>
          <table:table-cell office:value-type="float" office:value="0.023442506" calcext:value-type="float">
            <text:p>0.023442506</text:p>
          </table:table-cell>
          <table:table-cell/>
          <table:table-cell office:value-type="float" office:value="108.661886212" calcext:value-type="float">
            <text:p>108.661886212</text:p>
          </table:table-cell>
          <table:table-cell office:value-type="float" office:value="-0.001370595" calcext:value-type="float">
            <text:p>-0.001370595</text:p>
          </table:table-cell>
          <table:table-cell/>
          <table:table-cell office:value-type="float" office:value="107.8817954" calcext:value-type="float">
            <text:p>107.8817954</text:p>
          </table:table-cell>
          <table:table-cell office:value-type="float" office:value="0.260679957" calcext:value-type="float">
            <text:p>0.260679957</text:p>
          </table:table-cell>
          <table:table-cell/>
          <table:table-cell office:value-type="float" office:value="107.827208893" calcext:value-type="float">
            <text:p>107.827208893</text:p>
          </table:table-cell>
          <table:table-cell office:value-type="float" office:value="0.1001246" calcext:value-type="float">
            <text:p>0.1001246</text:p>
          </table:table-cell>
          <table:table-cell/>
          <table:table-cell office:value-type="float" office:value="107.369922835" calcext:value-type="float">
            <text:p>107.369922835</text:p>
          </table:table-cell>
          <table:table-cell office:value-type="float" office:value="-0.138074048" calcext:value-type="float">
            <text:p>-0.138074048</text:p>
          </table:table-cell>
          <table:table-cell/>
          <table:table-cell office:value-type="float" office:value="108.371621552" calcext:value-type="float">
            <text:p>108.371621552</text:p>
          </table:table-cell>
          <table:table-cell office:value-type="float" office:value="-0.113035449" calcext:value-type="float">
            <text:p>-0.113035449</text:p>
          </table:table-cell>
          <table:table-cell/>
          <table:table-cell office:value-type="float" office:value="107.523261296" calcext:value-type="float">
            <text:p>107.523261296</text:p>
          </table:table-cell>
          <table:table-cell office:value-type="float" office:value="0.230242079" calcext:value-type="float">
            <text:p>0.230242079</text:p>
          </table:table-cell>
          <table:table-cell/>
          <table:table-cell office:value-type="float" office:value="106.423591296" calcext:value-type="float">
            <text:p>106.423591296</text:p>
          </table:table-cell>
          <table:table-cell office:value-type="float" office:value="0.169579922" calcext:value-type="float">
            <text:p>0.169579922</text:p>
          </table:table-cell>
          <table:table-cell/>
          <table:table-cell office:value-type="float" office:value="107.554276357" calcext:value-type="float">
            <text:p>107.554276357</text:p>
          </table:table-cell>
          <table:table-cell office:value-type="float" office:value="0.094286223" calcext:value-type="float">
            <text:p>0.094286223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48.334765828" calcext:value-type="float">
            <text:p>48.334765828</text:p>
          </table:table-cell>
          <table:table-cell office:value-type="float" office:value="0.244559518" calcext:value-type="float">
            <text:p>0.244559518</text:p>
          </table:table-cell>
          <table:table-cell/>
          <table:table-cell office:value-type="float" office:value="48.006848125" calcext:value-type="float">
            <text:p>48.006848125</text:p>
          </table:table-cell>
          <table:table-cell office:value-type="float" office:value="0.101584194" calcext:value-type="float">
            <text:p>0.101584194</text:p>
          </table:table-cell>
          <table:table-cell/>
          <table:table-cell office:value-type="float" office:value="108.8494653" calcext:value-type="float">
            <text:p>108.8494653</text:p>
          </table:table-cell>
          <table:table-cell office:value-type="float" office:value="0.044523436" calcext:value-type="float">
            <text:p>0.044523436</text:p>
          </table:table-cell>
          <table:table-cell/>
          <table:table-cell office:value-type="float" office:value="109.70233543" calcext:value-type="float">
            <text:p>109.70233543</text:p>
          </table:table-cell>
          <table:table-cell office:value-type="float" office:value="0.023442506" calcext:value-type="float">
            <text:p>0.023442506</text:p>
          </table:table-cell>
          <table:table-cell/>
          <table:table-cell office:value-type="float" office:value="109.572984641" calcext:value-type="float">
            <text:p>109.572984641</text:p>
          </table:table-cell>
          <table:table-cell office:value-type="float" office:value="-0.000516198" calcext:value-type="float">
            <text:p>-0.000516198</text:p>
          </table:table-cell>
          <table:table-cell/>
          <table:table-cell office:value-type="float" office:value="108.809766022" calcext:value-type="float">
            <text:p>108.809766022</text:p>
          </table:table-cell>
          <table:table-cell office:value-type="float" office:value="0.258543966" calcext:value-type="float">
            <text:p>0.258543966</text:p>
          </table:table-cell>
          <table:table-cell/>
          <table:table-cell office:value-type="float" office:value="108.755179515" calcext:value-type="float">
            <text:p>108.755179515</text:p>
          </table:table-cell>
          <table:table-cell office:value-type="float" office:value="0.1001246" calcext:value-type="float">
            <text:p>0.1001246</text:p>
          </table:table-cell>
          <table:table-cell/>
          <table:table-cell office:value-type="float" office:value="107.856735231" calcext:value-type="float">
            <text:p>107.856735231</text:p>
          </table:table-cell>
          <table:table-cell office:value-type="float" office:value="0.037789249" calcext:value-type="float">
            <text:p>0.037789249</text:p>
          </table:table-cell>
          <table:table-cell/>
          <table:table-cell office:value-type="float" office:value="108.862597531" calcext:value-type="float">
            <text:p>108.862597531</text:p>
          </table:table-cell>
          <table:table-cell office:value-type="float" office:value="0.016592172" calcext:value-type="float">
            <text:p>0.016592172</text:p>
          </table:table-cell>
          <table:table-cell/>
          <table:table-cell office:value-type="float" office:value="108.420464978" calcext:value-type="float">
            <text:p>108.420464978</text:p>
          </table:table-cell>
          <table:table-cell office:value-type="float" office:value="0.24241723" calcext:value-type="float">
            <text:p>0.24241723</text:p>
          </table:table-cell>
          <table:table-cell/>
          <table:table-cell office:value-type="float" office:value="107.361982979" calcext:value-type="float">
            <text:p>107.361982979</text:p>
          </table:table-cell>
          <table:table-cell office:value-type="float" office:value="0.183535066" calcext:value-type="float">
            <text:p>0.183535066</text:p>
          </table:table-cell>
          <table:table-cell/>
          <table:table-cell office:value-type="float" office:value="108.459419894" calcext:value-type="float">
            <text:p>108.459419894</text:p>
          </table:table-cell>
          <table:table-cell office:value-type="float" office:value="0.092897828" calcext:value-type="float">
            <text:p>0.092897828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48.795316396" calcext:value-type="float">
            <text:p>48.795316396</text:p>
          </table:table-cell>
          <table:table-cell office:value-type="float" office:value="-0.242398904" calcext:value-type="float">
            <text:p>-0.242398904</text:p>
          </table:table-cell>
          <table:table-cell/>
          <table:table-cell office:value-type="float" office:value="48.926134531" calcext:value-type="float">
            <text:p>48.926134531</text:p>
          </table:table-cell>
          <table:table-cell office:value-type="float" office:value="0.108348167" calcext:value-type="float">
            <text:p>0.108348167</text:p>
          </table:table-cell>
          <table:table-cell/>
          <table:table-cell office:value-type="float" office:value="109.725578741" calcext:value-type="float">
            <text:p>109.725578741</text:p>
          </table:table-cell>
          <table:table-cell office:value-type="float" office:value="0.057579608" calcext:value-type="float">
            <text:p>0.057579608</text:p>
          </table:table-cell>
          <table:table-cell/>
          <table:table-cell office:value-type="float" office:value="110.555247964" calcext:value-type="float">
            <text:p>110.555247964</text:p>
          </table:table-cell>
          <table:table-cell office:value-type="float" office:value="0.017034532" calcext:value-type="float">
            <text:p>0.017034532</text:p>
          </table:table-cell>
          <table:table-cell/>
          <table:table-cell office:value-type="float" office:value="110.446120636" calcext:value-type="float">
            <text:p>110.446120636</text:p>
          </table:table-cell>
          <table:table-cell office:value-type="float" office:value="-0.002224991" calcext:value-type="float">
            <text:p>-0.002224991</text:p>
          </table:table-cell>
          <table:table-cell/>
          <table:table-cell office:value-type="float" office:value="109.751383272" calcext:value-type="float">
            <text:p>109.751383272</text:p>
          </table:table-cell>
          <table:table-cell office:value-type="float" office:value="0.258543966" calcext:value-type="float">
            <text:p>0.258543966</text:p>
          </table:table-cell>
          <table:table-cell/>
          <table:table-cell office:value-type="float" office:value="109.696796765" calcext:value-type="float">
            <text:p>109.696796765</text:p>
          </table:table-cell>
          <table:table-cell office:value-type="float" office:value="0.108668565" calcext:value-type="float">
            <text:p>0.108668565</text:p>
          </table:table-cell>
          <table:table-cell/>
          <table:table-cell office:value-type="float" office:value="108.302979927" calcext:value-type="float">
            <text:p>108.302979927</text:p>
          </table:table-cell>
          <table:table-cell office:value-type="float" office:value="-0.138999644" calcext:value-type="float">
            <text:p>-0.138999644</text:p>
          </table:table-cell>
          <table:table-cell/>
          <table:table-cell office:value-type="float" office:value="109.327732669" calcext:value-type="float">
            <text:p>109.327732669</text:p>
          </table:table-cell>
          <table:table-cell office:value-type="float" office:value="-0.116067674" calcext:value-type="float">
            <text:p>-0.116067674</text:p>
          </table:table-cell>
          <table:table-cell/>
          <table:table-cell office:value-type="float" office:value="109.31766866" calcext:value-type="float">
            <text:p>109.31766866</text:p>
          </table:table-cell>
          <table:table-cell office:value-type="float" office:value="0.232271271" calcext:value-type="float">
            <text:p>0.232271271</text:p>
          </table:table-cell>
          <table:table-cell/>
          <table:table-cell office:value-type="float" office:value="108.315510012" calcext:value-type="float">
            <text:p>108.315510012</text:p>
          </table:table-cell>
          <table:table-cell office:value-type="float" office:value="0.174813101" calcext:value-type="float">
            <text:p>0.174813101</text:p>
          </table:table-cell>
          <table:table-cell/>
          <table:table-cell office:value-type="float" office:value="109.3787063" calcext:value-type="float">
            <text:p>109.3787063</text:p>
          </table:table-cell>
          <table:table-cell office:value-type="float" office:value="0.097063012" calcext:value-type="float">
            <text:p>0.097063012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49.255866964" calcext:value-type="float">
            <text:p>49.255866964</text:p>
          </table:table-cell>
          <table:table-cell office:value-type="float" office:value="0.241030833" calcext:value-type="float">
            <text:p>0.241030833</text:p>
          </table:table-cell>
          <table:table-cell/>
          <table:table-cell office:value-type="float" office:value="49.831278069" calcext:value-type="float">
            <text:p>49.831278069</text:p>
          </table:table-cell>
          <table:table-cell office:value-type="float" office:value="0.108348167" calcext:value-type="float">
            <text:p>0.108348167</text:p>
          </table:table-cell>
          <table:table-cell/>
          <table:table-cell office:value-type="float" office:value="110.654789966" calcext:value-type="float">
            <text:p>110.654789966</text:p>
          </table:table-cell>
          <table:table-cell office:value-type="float" office:value="0.058885225" calcext:value-type="float">
            <text:p>0.058885225</text:p>
          </table:table-cell>
          <table:table-cell/>
          <table:table-cell office:value-type="float" office:value="111.408160499" calcext:value-type="float">
            <text:p>111.408160499</text:p>
          </table:table-cell>
          <table:table-cell office:value-type="float" office:value="0.017675329" calcext:value-type="float">
            <text:p>0.017675329</text:p>
          </table:table-cell>
          <table:table-cell/>
          <table:table-cell office:value-type="float" office:value="111.319256631" calcext:value-type="float">
            <text:p>111.319256631</text:p>
          </table:table-cell>
          <table:table-cell office:value-type="float" office:value="0.001192595" calcext:value-type="float">
            <text:p>0.001192595</text:p>
          </table:table-cell>
          <table:table-cell/>
          <table:table-cell office:value-type="float" office:value="110.665707267" calcext:value-type="float">
            <text:p>110.665707267</text:p>
          </table:table-cell>
          <table:table-cell office:value-type="float" office:value="0.262815949" calcext:value-type="float">
            <text:p>0.262815949</text:p>
          </table:table-cell>
          <table:table-cell/>
          <table:table-cell office:value-type="float" office:value="110.61112076" calcext:value-type="float">
            <text:p>110.61112076</text:p>
          </table:table-cell>
          <table:table-cell office:value-type="float" office:value="0.098700605" calcext:value-type="float">
            <text:p>0.098700605</text:p>
          </table:table-cell>
          <table:table-cell/>
          <table:table-cell office:value-type="float" office:value="108.789792323" calcext:value-type="float">
            <text:p>108.789792323</text:p>
          </table:table-cell>
          <table:table-cell office:value-type="float" office:value="0.041491634" calcext:value-type="float">
            <text:p>0.041491634</text:p>
          </table:table-cell>
          <table:table-cell/>
          <table:table-cell office:value-type="float" office:value="109.818708648" calcext:value-type="float">
            <text:p>109.818708648</text:p>
          </table:table-cell>
          <table:table-cell office:value-type="float" office:value="0.010527722" calcext:value-type="float">
            <text:p>0.010527722</text:p>
          </table:table-cell>
          <table:table-cell/>
          <table:table-cell office:value-type="float" office:value="110.242909957" calcext:value-type="float">
            <text:p>110.242909957</text:p>
          </table:table-cell>
          <table:table-cell office:value-type="float" office:value="0.232271271" calcext:value-type="float">
            <text:p>0.232271271</text:p>
          </table:table-cell>
          <table:table-cell/>
          <table:table-cell office:value-type="float" office:value="109.193360296" calcext:value-type="float">
            <text:p>109.193360296</text:p>
          </table:table-cell>
          <table:table-cell office:value-type="float" office:value="0.167835529" calcext:value-type="float">
            <text:p>0.167835529</text:p>
          </table:table-cell>
          <table:table-cell/>
          <table:table-cell office:value-type="float" office:value="110.26970697" calcext:value-type="float">
            <text:p>110.26970697</text:p>
          </table:table-cell>
          <table:table-cell office:value-type="float" office:value="0.104004984" calcext:value-type="float">
            <text:p>0.104004984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49.703624461" calcext:value-type="float">
            <text:p>49.703624461</text:p>
          </table:table-cell>
          <table:table-cell office:value-type="float" office:value="-0.245927589" calcext:value-type="float">
            <text:p>-0.245927589</text:p>
          </table:table-cell>
          <table:table-cell/>
          <table:table-cell office:value-type="float" office:value="50.736421606" calcext:value-type="float">
            <text:p>50.736421606</text:p>
          </table:table-cell>
          <table:table-cell office:value-type="float" office:value="0.101584194" calcext:value-type="float">
            <text:p>0.101584194</text:p>
          </table:table-cell>
          <table:table-cell/>
          <table:table-cell office:value-type="float" office:value="111.517628961" calcext:value-type="float">
            <text:p>111.517628961</text:p>
          </table:table-cell>
          <table:table-cell office:value-type="float" office:value="0.040171379" calcext:value-type="float">
            <text:p>0.040171379</text:p>
          </table:table-cell>
          <table:table-cell/>
          <table:table-cell office:value-type="float" office:value="112.348872853" calcext:value-type="float">
            <text:p>112.348872853</text:p>
          </table:table-cell>
          <table:table-cell office:value-type="float" office:value="0.013830545" calcext:value-type="float">
            <text:p>0.013830545</text:p>
          </table:table-cell>
          <table:table-cell/>
          <table:table-cell office:value-type="float" office:value="112.217700916" calcext:value-type="float">
            <text:p>112.217700916</text:p>
          </table:table-cell>
          <table:table-cell office:value-type="float" office:value="0.001192595" calcext:value-type="float">
            <text:p>0.001192595</text:p>
          </table:table-cell>
          <table:table-cell/>
          <table:table-cell office:value-type="float" office:value="111.59367789" calcext:value-type="float">
            <text:p>111.59367789</text:p>
          </table:table-cell>
          <table:table-cell office:value-type="float" office:value="0.258543966" calcext:value-type="float">
            <text:p>0.258543966</text:p>
          </table:table-cell>
          <table:table-cell/>
          <table:table-cell office:value-type="float" office:value="111.55273801" calcext:value-type="float">
            <text:p>111.55273801</text:p>
          </table:table-cell>
          <table:table-cell office:value-type="float" office:value="0.1001246" calcext:value-type="float">
            <text:p>0.1001246</text:p>
          </table:table-cell>
          <table:table-cell/>
          <table:table-cell office:value-type="float" office:value="109.276604719" calcext:value-type="float">
            <text:p>109.276604719</text:p>
          </table:table-cell>
          <table:table-cell office:value-type="float" office:value="-0.137148451" calcext:value-type="float">
            <text:p>-0.137148451</text:p>
          </table:table-cell>
          <table:table-cell/>
          <table:table-cell office:value-type="float" office:value="110.322605047" calcext:value-type="float">
            <text:p>110.322605047</text:p>
          </table:table-cell>
          <table:table-cell office:value-type="float" office:value="-0.111519337" calcext:value-type="float">
            <text:p>-0.111519337</text:p>
          </table:table-cell>
          <table:table-cell/>
          <table:table-cell office:value-type="float" office:value="111.182170062" calcext:value-type="float">
            <text:p>111.182170062</text:p>
          </table:table-cell>
          <table:table-cell office:value-type="float" office:value="0.232271271" calcext:value-type="float">
            <text:p>0.232271271</text:p>
          </table:table-cell>
          <table:table-cell/>
          <table:table-cell office:value-type="float" office:value="110.162022678" calcext:value-type="float">
            <text:p>110.162022678</text:p>
          </table:table-cell>
          <table:table-cell office:value-type="float" office:value="0.167835529" calcext:value-type="float">
            <text:p>0.167835529</text:p>
          </table:table-cell>
          <table:table-cell/>
          <table:table-cell office:value-type="float" office:value="111.188993375" calcext:value-type="float">
            <text:p>111.188993375</text:p>
          </table:table-cell>
          <table:table-cell office:value-type="float" office:value="0.098451406" calcext:value-type="float">
            <text:p>0.098451406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50.189761172" calcext:value-type="float">
            <text:p>50.189761172</text:p>
          </table:table-cell>
          <table:table-cell office:value-type="float" office:value="0.258674254" calcext:value-type="float">
            <text:p>0.258674254</text:p>
          </table:table-cell>
          <table:table-cell/>
          <table:table-cell office:value-type="float" office:value="51.627422276" calcext:value-type="float">
            <text:p>51.627422276</text:p>
          </table:table-cell>
          <table:table-cell office:value-type="float" office:value="0.094820221" calcext:value-type="float">
            <text:p>0.094820221</text:p>
          </table:table-cell>
          <table:table-cell/>
          <table:table-cell office:value-type="float" office:value="112.393742401" calcext:value-type="float">
            <text:p>112.393742401</text:p>
          </table:table-cell>
          <table:table-cell office:value-type="float" office:value="0.043217819" calcext:value-type="float">
            <text:p>0.043217819</text:p>
          </table:table-cell>
          <table:table-cell/>
          <table:table-cell office:value-type="float" office:value="113.251956713" calcext:value-type="float">
            <text:p>113.251956713</text:p>
          </table:table-cell>
          <table:table-cell office:value-type="float" office:value="0.021520114" calcext:value-type="float">
            <text:p>0.021520114</text:p>
          </table:table-cell>
          <table:table-cell/>
          <table:table-cell office:value-type="float" office:value="113.052874476" calcext:value-type="float">
            <text:p>113.052874476</text:p>
          </table:table-cell>
          <table:table-cell office:value-type="float" office:value="0.002046992" calcext:value-type="float">
            <text:p>0.002046992</text:p>
          </table:table-cell>
          <table:table-cell/>
          <table:table-cell office:value-type="float" office:value="112.535295139" calcext:value-type="float">
            <text:p>112.535295139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12.467062005" calcext:value-type="float">
            <text:p>112.467062005</text:p>
          </table:table-cell>
          <table:table-cell office:value-type="float" office:value="0.094428622" calcext:value-type="float">
            <text:p>0.094428622</text:p>
          </table:table-cell>
          <table:table-cell/>
          <table:table-cell office:value-type="float" office:value="109.736371982" calcext:value-type="float">
            <text:p>109.736371982</text:p>
          </table:table-cell>
          <table:table-cell office:value-type="float" office:value="0.037789249" calcext:value-type="float">
            <text:p>0.037789249</text:p>
          </table:table-cell>
          <table:table-cell/>
          <table:table-cell office:value-type="float" office:value="110.787740185" calcext:value-type="float">
            <text:p>110.787740185</text:p>
          </table:table-cell>
          <table:table-cell office:value-type="float" office:value="0.004463272" calcext:value-type="float">
            <text:p>0.004463272</text:p>
          </table:table-cell>
          <table:table-cell/>
          <table:table-cell office:value-type="float" office:value="112.093392551" calcext:value-type="float">
            <text:p>112.093392551</text:p>
          </table:table-cell>
          <table:table-cell office:value-type="float" office:value="0.226183695" calcext:value-type="float">
            <text:p>0.226183695</text:p>
          </table:table-cell>
          <table:table-cell/>
          <table:table-cell office:value-type="float" office:value="111.085279011" calcext:value-type="float">
            <text:p>111.085279011</text:p>
          </table:table-cell>
          <table:table-cell office:value-type="float" office:value="0.181790673" calcext:value-type="float">
            <text:p>0.181790673</text:p>
          </table:table-cell>
          <table:table-cell/>
          <table:table-cell office:value-type="float" office:value="112.079994045" calcext:value-type="float">
            <text:p>112.079994045</text:p>
          </table:table-cell>
          <table:table-cell office:value-type="float" office:value="0.098451406" calcext:value-type="float">
            <text:p>0.098451406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50.637518669" calcext:value-type="float">
            <text:p>50.637518669</text:p>
          </table:table-cell>
          <table:table-cell office:value-type="float" office:value="-0.241222676" calcext:value-type="float">
            <text:p>-0.241222676</text:p>
          </table:table-cell>
          <table:table-cell/>
          <table:table-cell office:value-type="float" office:value="52.532565814" calcext:value-type="float">
            <text:p>52.532565814</text:p>
          </table:table-cell>
          <table:table-cell office:value-type="float" office:value="0.096173015" calcext:value-type="float">
            <text:p>0.096173015</text:p>
          </table:table-cell>
          <table:table-cell/>
          <table:table-cell office:value-type="float" office:value="113.322953626" calcext:value-type="float">
            <text:p>113.322953626</text:p>
          </table:table-cell>
          <table:table-cell office:value-type="float" office:value="0.043217819" calcext:value-type="float">
            <text:p>0.043217819</text:p>
          </table:table-cell>
          <table:table-cell/>
          <table:table-cell office:value-type="float" office:value="114.142497741" calcext:value-type="float">
            <text:p>114.142497741</text:p>
          </table:table-cell>
          <table:table-cell office:value-type="float" office:value="0.01511214" calcext:value-type="float">
            <text:p>0.01511214</text:p>
          </table:table-cell>
          <table:table-cell/>
          <table:table-cell office:value-type="float" office:value="113.97662705" calcext:value-type="float">
            <text:p>113.97662705</text:p>
          </table:table-cell>
          <table:table-cell office:value-type="float" office:value="0.003755785" calcext:value-type="float">
            <text:p>0.003755785</text:p>
          </table:table-cell>
          <table:table-cell/>
          <table:table-cell office:value-type="float" office:value="113.463265762" calcext:value-type="float">
            <text:p>113.463265762</text:p>
          </table:table-cell>
          <table:table-cell office:value-type="float" office:value="0.260679957" calcext:value-type="float">
            <text:p>0.260679957</text:p>
          </table:table-cell>
          <table:table-cell/>
          <table:table-cell office:value-type="float" office:value="113.422325881" calcext:value-type="float">
            <text:p>113.422325881</text:p>
          </table:table-cell>
          <table:table-cell office:value-type="float" office:value="0.102972588" calcext:value-type="float">
            <text:p>0.102972588</text:p>
          </table:table-cell>
          <table:table-cell/>
          <table:table-cell office:value-type="float" office:value="110.196139245" calcext:value-type="float">
            <text:p>110.196139245</text:p>
          </table:table-cell>
          <table:table-cell office:value-type="float" office:value="-0.137148451" calcext:value-type="float">
            <text:p>-0.137148451</text:p>
          </table:table-cell>
          <table:table-cell/>
          <table:table-cell office:value-type="float" office:value="111.239954903" calcext:value-type="float">
            <text:p>111.239954903</text:p>
          </table:table-cell>
          <table:table-cell office:value-type="float" office:value="-0.112277393" calcext:value-type="float">
            <text:p>-0.112277393</text:p>
          </table:table-cell>
          <table:table-cell/>
          <table:table-cell office:value-type="float" office:value="113.032652656" calcext:value-type="float">
            <text:p>113.032652656</text:p>
          </table:table-cell>
          <table:table-cell office:value-type="float" office:value="0.236329655" calcext:value-type="float">
            <text:p>0.236329655</text:p>
          </table:table-cell>
          <table:table-cell/>
          <table:table-cell office:value-type="float" office:value="111.978264645" calcext:value-type="float">
            <text:p>111.978264645</text:p>
          </table:table-cell>
          <table:table-cell office:value-type="float" office:value="0.173068708" calcext:value-type="float">
            <text:p>0.173068708</text:p>
          </table:table-cell>
          <table:table-cell/>
          <table:table-cell office:value-type="float" office:value="113.027566186" calcext:value-type="float">
            <text:p>113.027566186</text:p>
          </table:table-cell>
          <table:table-cell office:value-type="float" office:value="0.105393378" calcext:value-type="float">
            <text:p>0.105393378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51.098069238" calcext:value-type="float">
            <text:p>51.098069238</text:p>
          </table:table-cell>
          <table:table-cell office:value-type="float" office:value="0.244559518" calcext:value-type="float">
            <text:p>0.244559518</text:p>
          </table:table-cell>
          <table:table-cell/>
          <table:table-cell office:value-type="float" office:value="53.480137955" calcext:value-type="float">
            <text:p>53.480137955</text:p>
          </table:table-cell>
          <table:table-cell office:value-type="float" office:value="0.102936988" calcext:value-type="float">
            <text:p>0.102936988</text:p>
          </table:table-cell>
          <table:table-cell/>
          <table:table-cell office:value-type="float" office:value="114.199067067" calcext:value-type="float">
            <text:p>114.199067067</text:p>
          </table:table-cell>
          <table:table-cell office:value-type="float" office:value="0.051486728" calcext:value-type="float">
            <text:p>0.051486728</text:p>
          </table:table-cell>
          <table:table-cell/>
          <table:table-cell office:value-type="float" office:value="114.957781782" calcext:value-type="float">
            <text:p>114.957781782</text:p>
          </table:table-cell>
          <table:table-cell office:value-type="float" office:value="0.016393734" calcext:value-type="float">
            <text:p>0.016393734</text:p>
          </table:table-cell>
          <table:table-cell/>
          <table:table-cell office:value-type="float" office:value="114.849763045" calcext:value-type="float">
            <text:p>114.849763045</text:p>
          </table:table-cell>
          <table:table-cell office:value-type="float" office:value="0.006318975" calcext:value-type="float">
            <text:p>0.006318975</text:p>
          </table:table-cell>
          <table:table-cell/>
          <table:table-cell office:value-type="float" office:value="114.377589758" calcext:value-type="float">
            <text:p>114.377589758</text:p>
          </table:table-cell>
          <table:table-cell office:value-type="float" office:value="0.256407974" calcext:value-type="float">
            <text:p>0.256407974</text:p>
          </table:table-cell>
          <table:table-cell/>
          <table:table-cell office:value-type="float" office:value="114.350296504" calcext:value-type="float">
            <text:p>114.350296504</text:p>
          </table:table-cell>
          <table:table-cell office:value-type="float" office:value="0.105820577" calcext:value-type="float">
            <text:p>0.105820577</text:p>
          </table:table-cell>
          <table:table-cell/>
          <table:table-cell office:value-type="float" office:value="110.682951641" calcext:value-type="float">
            <text:p>110.682951641</text:p>
          </table:table-cell>
          <table:table-cell office:value-type="float" office:value="0.044268423" calcext:value-type="float">
            <text:p>0.044268423</text:p>
          </table:table-cell>
          <table:table-cell/>
          <table:table-cell office:value-type="float" office:value="111.705090041" calcext:value-type="float">
            <text:p>111.705090041</text:p>
          </table:table-cell>
          <table:table-cell office:value-type="float" office:value="0.00901161" calcext:value-type="float">
            <text:p>0.00901161</text:p>
          </table:table-cell>
          <table:table-cell/>
          <table:table-cell office:value-type="float" office:value="113.915837531" calcext:value-type="float">
            <text:p>113.915837531</text:p>
          </table:table-cell>
          <table:table-cell office:value-type="float" office:value="0.236329655" calcext:value-type="float">
            <text:p>0.236329655</text:p>
          </table:table-cell>
          <table:table-cell/>
          <table:table-cell office:value-type="float" office:value="112.962062377" calcext:value-type="float">
            <text:p>112.962062377</text:p>
          </table:table-cell>
          <table:table-cell office:value-type="float" office:value="0.173068708" calcext:value-type="float">
            <text:p>0.173068708</text:p>
          </table:table-cell>
          <table:table-cell/>
          <table:table-cell office:value-type="float" office:value="113.918566856" calcext:value-type="float">
            <text:p>113.918566856</text:p>
          </table:table-cell>
          <table:table-cell office:value-type="float" office:value="0.108170167" calcext:value-type="float">
            <text:p>0.108170167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51.558619806" calcext:value-type="float">
            <text:p>51.558619806</text:p>
          </table:table-cell>
          <table:table-cell office:value-type="float" office:value="-0.242398904" calcext:value-type="float">
            <text:p>-0.242398904</text:p>
          </table:table-cell>
          <table:table-cell/>
          <table:table-cell office:value-type="float" office:value="54.371138625" calcext:value-type="float">
            <text:p>54.371138625</text:p>
          </table:table-cell>
          <table:table-cell office:value-type="float" office:value="0.088056248" calcext:value-type="float">
            <text:p>0.088056248</text:p>
          </table:table-cell>
          <table:table-cell/>
          <table:table-cell office:value-type="float" office:value="115.141552738" calcext:value-type="float">
            <text:p>115.141552738</text:p>
          </table:table-cell>
          <table:table-cell office:value-type="float" office:value="0.044088231" calcext:value-type="float">
            <text:p>0.044088231</text:p>
          </table:table-cell>
          <table:table-cell/>
          <table:table-cell office:value-type="float" office:value="115.885951304" calcext:value-type="float">
            <text:p>115.885951304</text:p>
          </table:table-cell>
          <table:table-cell office:value-type="float" office:value="0.020879316" calcext:value-type="float">
            <text:p>0.020879316</text:p>
          </table:table-cell>
          <table:table-cell/>
          <table:table-cell office:value-type="float" office:value="115.748207329" calcext:value-type="float">
            <text:p>115.748207329</text:p>
          </table:table-cell>
          <table:table-cell office:value-type="float" office:value="0.004610182" calcext:value-type="float">
            <text:p>0.004610182</text:p>
          </table:table-cell>
          <table:table-cell/>
          <table:table-cell office:value-type="float" office:value="115.30556038" calcext:value-type="float">
            <text:p>115.30556038</text:p>
          </table:table-cell>
          <table:table-cell office:value-type="float" office:value="0.258543966" calcext:value-type="float">
            <text:p>0.258543966</text:p>
          </table:table-cell>
          <table:table-cell/>
          <table:table-cell office:value-type="float" office:value="115.291913753" calcext:value-type="float">
            <text:p>115.291913753</text:p>
          </table:table-cell>
          <table:table-cell office:value-type="float" office:value="0.1001246" calcext:value-type="float">
            <text:p>0.1001246</text:p>
          </table:table-cell>
          <table:table-cell/>
          <table:table-cell office:value-type="float" office:value="111.142718904" calcext:value-type="float">
            <text:p>111.142718904</text:p>
          </table:table-cell>
          <table:table-cell office:value-type="float" office:value="-0.137148451" calcext:value-type="float">
            <text:p>-0.137148451</text:p>
          </table:table-cell>
          <table:table-cell/>
          <table:table-cell office:value-type="float" office:value="112.20898644" calcext:value-type="float">
            <text:p>112.20898644</text:p>
          </table:table-cell>
          <table:table-cell office:value-type="float" office:value="-0.111519337" calcext:value-type="float">
            <text:p>-0.111519337</text:p>
          </table:table-cell>
          <table:table-cell/>
          <table:table-cell office:value-type="float" office:value="114.855097635" calcext:value-type="float">
            <text:p>114.855097635</text:p>
          </table:table-cell>
          <table:table-cell office:value-type="float" office:value="0.232271271" calcext:value-type="float">
            <text:p>0.232271271</text:p>
          </table:table-cell>
          <table:table-cell/>
          <table:table-cell office:value-type="float" office:value="113.885318711" calcext:value-type="float">
            <text:p>113.885318711</text:p>
          </table:table-cell>
          <table:table-cell office:value-type="float" office:value="0.18004628" calcext:value-type="float">
            <text:p>0.18004628</text:p>
          </table:table-cell>
          <table:table-cell/>
          <table:table-cell office:value-type="float" office:value="114.837853262" calcext:value-type="float">
            <text:p>114.837853262</text:p>
          </table:table-cell>
          <table:table-cell office:value-type="float" office:value="0.10261659" calcext:value-type="float">
            <text:p>0.10261659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52.006377303" calcext:value-type="float">
            <text:p>52.006377303</text:p>
          </table:table-cell>
          <table:table-cell office:value-type="float" office:value="0.24338329" calcext:value-type="float">
            <text:p>0.24338329</text:p>
          </table:table-cell>
          <table:table-cell/>
          <table:table-cell office:value-type="float" office:value="55.29042503" calcext:value-type="float">
            <text:p>55.29042503</text:p>
          </table:table-cell>
          <table:table-cell office:value-type="float" office:value="0.096173015" calcext:value-type="float">
            <text:p>0.096173015</text:p>
          </table:table-cell>
          <table:table-cell/>
          <table:table-cell office:value-type="float" office:value="116.030940625" calcext:value-type="float">
            <text:p>116.030940625</text:p>
          </table:table-cell>
          <table:table-cell office:value-type="float" office:value="0.035819322" calcext:value-type="float">
            <text:p>0.035819322</text:p>
          </table:table-cell>
          <table:table-cell/>
          <table:table-cell office:value-type="float" office:value="116.776492333" calcext:value-type="float">
            <text:p>116.776492333</text:p>
          </table:table-cell>
          <table:table-cell office:value-type="float" office:value="0.018956924" calcext:value-type="float">
            <text:p>0.018956924</text:p>
          </table:table-cell>
          <table:table-cell/>
          <table:table-cell office:value-type="float" office:value="116.608689179" calcext:value-type="float">
            <text:p>116.608689179</text:p>
          </table:table-cell>
          <table:table-cell office:value-type="float" office:value="0.006318975" calcext:value-type="float">
            <text:p>0.006318975</text:p>
          </table:table-cell>
          <table:table-cell/>
          <table:table-cell office:value-type="float" office:value="116.219884376" calcext:value-type="float">
            <text:p>116.219884376</text:p>
          </table:table-cell>
          <table:table-cell office:value-type="float" office:value="0.258543966" calcext:value-type="float">
            <text:p>0.258543966</text:p>
          </table:table-cell>
          <table:table-cell/>
          <table:table-cell office:value-type="float" office:value="116.260824256" calcext:value-type="float">
            <text:p>116.260824256</text:p>
          </table:table-cell>
          <table:table-cell office:value-type="float" office:value="0.094428622" calcext:value-type="float">
            <text:p>0.094428622</text:p>
          </table:table-cell>
          <table:table-cell/>
          <table:table-cell office:value-type="float" office:value="111.616008734" calcext:value-type="float">
            <text:p>111.616008734</text:p>
          </table:table-cell>
          <table:table-cell office:value-type="float" office:value="0.038714845" calcext:value-type="float">
            <text:p>0.038714845</text:p>
          </table:table-cell>
          <table:table-cell/>
          <table:table-cell office:value-type="float" office:value="112.674121578" calcext:value-type="float">
            <text:p>112.674121578</text:p>
          </table:table-cell>
          <table:table-cell office:value-type="float" office:value="0.004463272" calcext:value-type="float">
            <text:p>0.004463272</text:p>
          </table:table-cell>
          <table:table-cell/>
          <table:table-cell office:value-type="float" office:value="115.808376548" calcext:value-type="float">
            <text:p>115.808376548</text:p>
          </table:table-cell>
          <table:table-cell office:value-type="float" office:value="0.240388038" calcext:value-type="float">
            <text:p>0.240388038</text:p>
          </table:table-cell>
          <table:table-cell/>
          <table:table-cell office:value-type="float" office:value="114.793439694" calcext:value-type="float">
            <text:p>114.793439694</text:p>
          </table:table-cell>
          <table:table-cell office:value-type="float" office:value="0.185279459" calcext:value-type="float">
            <text:p>0.185279459</text:p>
          </table:table-cell>
          <table:table-cell/>
          <table:table-cell office:value-type="float" office:value="115.742996799" calcext:value-type="float">
            <text:p>115.742996799</text:p>
          </table:table-cell>
          <table:table-cell office:value-type="float" office:value="0.10261659" calcext:value-type="float">
            <text:p>0.10261659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52.479720942" calcext:value-type="float">
            <text:p>52.479720942</text:p>
          </table:table-cell>
          <table:table-cell office:value-type="float" office:value="-0.244751361" calcext:value-type="float">
            <text:p>-0.244751361</text:p>
          </table:table-cell>
          <table:table-cell/>
          <table:table-cell office:value-type="float" office:value="56.124854229" calcext:value-type="float">
            <text:p>56.124854229</text:p>
          </table:table-cell>
          <table:table-cell office:value-type="float" office:value="0.083997864" calcext:value-type="float">
            <text:p>0.083997864</text:p>
          </table:table-cell>
          <table:table-cell/>
          <table:table-cell office:value-type="float" office:value="116.96015185" calcext:value-type="float">
            <text:p>116.96015185</text:p>
          </table:table-cell>
          <table:table-cell office:value-type="float" office:value="0.046699465" calcext:value-type="float">
            <text:p>0.046699465</text:p>
          </table:table-cell>
          <table:table-cell/>
          <table:table-cell office:value-type="float" office:value="117.641947699" calcext:value-type="float">
            <text:p>117.641947699</text:p>
          </table:table-cell>
          <table:table-cell office:value-type="float" office:value="0.017034532" calcext:value-type="float">
            <text:p>0.017034532</text:p>
          </table:table-cell>
          <table:table-cell/>
          <table:table-cell office:value-type="float" office:value="117.532441754" calcext:value-type="float">
            <text:p>117.532441754</text:p>
          </table:table-cell>
          <table:table-cell office:value-type="float" office:value="0.008882164" calcext:value-type="float">
            <text:p>0.008882164</text:p>
          </table:table-cell>
          <table:table-cell/>
          <table:table-cell office:value-type="float" office:value="117.161501625" calcext:value-type="float">
            <text:p>117.161501625</text:p>
          </table:table-cell>
          <table:table-cell office:value-type="float" office:value="0.256407974" calcext:value-type="float">
            <text:p>0.256407974</text:p>
          </table:table-cell>
          <table:table-cell/>
          <table:table-cell office:value-type="float" office:value="117.175148252" calcext:value-type="float">
            <text:p>117.175148252</text:p>
          </table:table-cell>
          <table:table-cell office:value-type="float" office:value="0.097276611" calcext:value-type="float">
            <text:p>0.097276611</text:p>
          </table:table-cell>
          <table:table-cell/>
          <table:table-cell office:value-type="float" office:value="112.075775997" calcext:value-type="float">
            <text:p>112.075775997</text:p>
          </table:table-cell>
          <table:table-cell office:value-type="float" office:value="-0.136222855" calcext:value-type="float">
            <text:p>-0.136222855</text:p>
          </table:table-cell>
          <table:table-cell/>
          <table:table-cell office:value-type="float" office:value="113.165097557" calcext:value-type="float">
            <text:p>113.165097557</text:p>
          </table:table-cell>
          <table:table-cell office:value-type="float" office:value="-0.113035449" calcext:value-type="float">
            <text:p>-0.113035449</text:p>
          </table:table-cell>
          <table:table-cell/>
          <table:table-cell office:value-type="float" office:value="116.733617845" calcext:value-type="float">
            <text:p>116.733617845</text:p>
          </table:table-cell>
          <table:table-cell office:value-type="float" office:value="0.230242079" calcext:value-type="float">
            <text:p>0.230242079</text:p>
          </table:table-cell>
          <table:table-cell/>
          <table:table-cell office:value-type="float" office:value="115.762102077" calcext:value-type="float">
            <text:p>115.762102077</text:p>
          </table:table-cell>
          <table:table-cell office:value-type="float" office:value="0.171324315" calcext:value-type="float">
            <text:p>0.171324315</text:p>
          </table:table-cell>
          <table:table-cell/>
          <table:table-cell office:value-type="float" office:value="116.662283205" calcext:value-type="float">
            <text:p>116.662283205</text:p>
          </table:table-cell>
          <table:table-cell office:value-type="float" office:value="0.104004984" calcext:value-type="float">
            <text:p>0.104004984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52.927478439" calcext:value-type="float">
            <text:p>52.927478439</text:p>
          </table:table-cell>
          <table:table-cell office:value-type="float" office:value="0.246911974" calcext:value-type="float">
            <text:p>0.246911974</text:p>
          </table:table-cell>
          <table:table-cell/>
          <table:table-cell office:value-type="float" office:value="57.058283502" calcext:value-type="float">
            <text:p>57.058283502</text:p>
          </table:table-cell>
          <table:table-cell office:value-type="float" office:value="0.088056248" calcext:value-type="float">
            <text:p>0.088056248</text:p>
          </table:table-cell>
          <table:table-cell/>
          <table:table-cell office:value-type="float" office:value="117.876088629" calcext:value-type="float">
            <text:p>117.876088629</text:p>
          </table:table-cell>
          <table:table-cell office:value-type="float" office:value="0.044523436" calcext:value-type="float">
            <text:p>0.044523436</text:p>
          </table:table-cell>
          <table:table-cell/>
          <table:table-cell office:value-type="float" office:value="118.545031559" calcext:value-type="float">
            <text:p>118.545031559</text:p>
          </table:table-cell>
          <table:table-cell office:value-type="float" office:value="0.026005696" calcext:value-type="float">
            <text:p>0.026005696</text:p>
          </table:table-cell>
          <table:table-cell/>
          <table:table-cell office:value-type="float" office:value="118.405577749" calcext:value-type="float">
            <text:p>118.405577749</text:p>
          </table:table-cell>
          <table:table-cell office:value-type="float" office:value="0.010590958" calcext:value-type="float">
            <text:p>0.010590958</text:p>
          </table:table-cell>
          <table:table-cell/>
          <table:table-cell office:value-type="float" office:value="118.075825621" calcext:value-type="float">
            <text:p>118.075825621</text:p>
          </table:table-cell>
          <table:table-cell office:value-type="float" office:value="0.252135991" calcext:value-type="float">
            <text:p>0.252135991</text:p>
          </table:table-cell>
          <table:table-cell/>
          <table:table-cell office:value-type="float" office:value="118.075825621" calcext:value-type="float">
            <text:p>118.075825621</text:p>
          </table:table-cell>
          <table:table-cell office:value-type="float" office:value="0.093004628" calcext:value-type="float">
            <text:p>0.093004628</text:p>
          </table:table-cell>
          <table:table-cell/>
          <table:table-cell office:value-type="float" office:value="112.576110959" calcext:value-type="float">
            <text:p>112.576110959</text:p>
          </table:table-cell>
          <table:table-cell office:value-type="float" office:value="0.041491634" calcext:value-type="float">
            <text:p>0.041491634</text:p>
          </table:table-cell>
          <table:table-cell/>
          <table:table-cell office:value-type="float" office:value="113.630232695" calcext:value-type="float">
            <text:p>113.630232695</text:p>
          </table:table-cell>
          <table:table-cell office:value-type="float" office:value="0.004463272" calcext:value-type="float">
            <text:p>0.004463272</text:p>
          </table:table-cell>
          <table:table-cell/>
          <table:table-cell office:value-type="float" office:value="117.644840334" calcext:value-type="float">
            <text:p>117.644840334</text:p>
          </table:table-cell>
          <table:table-cell office:value-type="float" office:value="0.224154503" calcext:value-type="float">
            <text:p>0.224154503</text:p>
          </table:table-cell>
          <table:table-cell/>
          <table:table-cell office:value-type="float" office:value="116.655087711" calcext:value-type="float">
            <text:p>116.655087711</text:p>
          </table:table-cell>
          <table:table-cell office:value-type="float" office:value="0.171324315" calcext:value-type="float">
            <text:p>0.171324315</text:p>
          </table:table-cell>
          <table:table-cell/>
          <table:table-cell office:value-type="float" office:value="117.595712478" calcext:value-type="float">
            <text:p>117.595712478</text:p>
          </table:table-cell>
          <table:table-cell office:value-type="float" office:value="0.092897828" calcext:value-type="float">
            <text:p>0.092897828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53.362442865" calcext:value-type="float">
            <text:p>53.362442865</text:p>
          </table:table-cell>
          <table:table-cell office:value-type="float" office:value="-0.245927589" calcext:value-type="float">
            <text:p>-0.245927589</text:p>
          </table:table-cell>
          <table:table-cell/>
          <table:table-cell office:value-type="float" office:value="57.96342704" calcext:value-type="float">
            <text:p>57.96342704</text:p>
          </table:table-cell>
          <table:table-cell office:value-type="float" office:value="0.089409042" calcext:value-type="float">
            <text:p>0.089409042</text:p>
          </table:table-cell>
          <table:table-cell/>
          <table:table-cell office:value-type="float" office:value="118.752202069" calcext:value-type="float">
            <text:p>118.752202069</text:p>
          </table:table-cell>
          <table:table-cell office:value-type="float" office:value="0.048005082" calcext:value-type="float">
            <text:p>0.048005082</text:p>
          </table:table-cell>
          <table:table-cell/>
          <table:table-cell office:value-type="float" office:value="119.448115419" calcext:value-type="float">
            <text:p>119.448115419</text:p>
          </table:table-cell>
          <table:table-cell office:value-type="float" office:value="0.025364899" calcext:value-type="float">
            <text:p>0.025364899</text:p>
          </table:table-cell>
          <table:table-cell/>
          <table:table-cell office:value-type="float" office:value="119.304022033" calcext:value-type="float">
            <text:p>119.304022033</text:p>
          </table:table-cell>
          <table:table-cell office:value-type="float" office:value="0.013154147" calcext:value-type="float">
            <text:p>0.013154147</text:p>
          </table:table-cell>
          <table:table-cell/>
          <table:table-cell office:value-type="float" office:value="119.01744287" calcext:value-type="float">
            <text:p>119.01744287</text:p>
          </table:table-cell>
          <table:table-cell office:value-type="float" office:value="0.271359915" calcext:value-type="float">
            <text:p>0.271359915</text:p>
          </table:table-cell>
          <table:table-cell/>
          <table:table-cell office:value-type="float" office:value="119.031089497" calcext:value-type="float">
            <text:p>119.031089497</text:p>
          </table:table-cell>
          <table:table-cell office:value-type="float" office:value="0.097276611" calcext:value-type="float">
            <text:p>0.097276611</text:p>
          </table:table-cell>
          <table:table-cell/>
          <table:table-cell office:value-type="float" office:value="113.049400789" calcext:value-type="float">
            <text:p>113.049400789</text:p>
          </table:table-cell>
          <table:table-cell office:value-type="float" office:value="-0.135297259" calcext:value-type="float">
            <text:p>-0.135297259</text:p>
          </table:table-cell>
          <table:table-cell/>
          <table:table-cell office:value-type="float" office:value="114.134129094" calcext:value-type="float">
            <text:p>114.134129094</text:p>
          </table:table-cell>
          <table:table-cell office:value-type="float" office:value="-0.108487112" calcext:value-type="float">
            <text:p>-0.108487112</text:p>
          </table:table-cell>
          <table:table-cell/>
          <table:table-cell office:value-type="float" office:value="118.584100439" calcext:value-type="float">
            <text:p>118.584100439</text:p>
          </table:table-cell>
          <table:table-cell office:value-type="float" office:value="0.240388038" calcext:value-type="float">
            <text:p>0.240388038</text:p>
          </table:table-cell>
          <table:table-cell/>
          <table:table-cell office:value-type="float" office:value="117.563208694" calcext:value-type="float">
            <text:p>117.563208694</text:p>
          </table:table-cell>
          <table:table-cell office:value-type="float" office:value="0.164346743" calcext:value-type="float">
            <text:p>0.164346743</text:p>
          </table:table-cell>
          <table:table-cell/>
          <table:table-cell office:value-type="float" office:value="118.47257028" calcext:value-type="float">
            <text:p>118.47257028</text:p>
          </table:table-cell>
          <table:table-cell office:value-type="float" office:value="0.10261659" calcext:value-type="float">
            <text:p>0.10261659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53.835786505" calcext:value-type="float">
            <text:p>53.835786505</text:p>
          </table:table-cell>
          <table:table-cell office:value-type="float" office:value="0.252793114" calcext:value-type="float">
            <text:p>0.252793114</text:p>
          </table:table-cell>
          <table:table-cell/>
          <table:table-cell office:value-type="float" office:value="58.882713446" calcext:value-type="float">
            <text:p>58.882713446</text:p>
          </table:table-cell>
          <table:table-cell office:value-type="float" office:value="0.088056248" calcext:value-type="float">
            <text:p>0.088056248</text:p>
          </table:table-cell>
          <table:table-cell/>
          <table:table-cell office:value-type="float" office:value="119.641589956" calcext:value-type="float">
            <text:p>119.641589956</text:p>
          </table:table-cell>
          <table:table-cell office:value-type="float" office:value="0.040171379" calcext:value-type="float">
            <text:p>0.040171379</text:p>
          </table:table-cell>
          <table:table-cell/>
          <table:table-cell office:value-type="float" office:value="108.25990982" calcext:value-type="float">
            <text:p>108.25990982</text:p>
          </table:table-cell>
          <table:table-cell office:value-type="float" office:value="-0.096386614" calcext:value-type="float">
            <text:p>-0.096386614</text:p>
          </table:table-cell>
          <table:table-cell/>
          <table:table-cell office:value-type="float" office:value="108.231645287" calcext:value-type="float">
            <text:p>108.231645287</text:p>
          </table:table-cell>
          <table:table-cell office:value-type="float" office:value="-0.081683873" calcext:value-type="float">
            <text:p>-0.081683873</text:p>
          </table:table-cell>
          <table:table-cell/>
          <table:table-cell office:value-type="float" office:value="107.417810089" calcext:value-type="float">
            <text:p>107.417810089</text:p>
          </table:table-cell>
          <table:table-cell office:value-type="float" office:value="-0.341669633" calcext:value-type="float">
            <text:p>-0.341669633</text:p>
          </table:table-cell>
          <table:table-cell/>
          <table:table-cell office:value-type="float" office:value="107.349576955" calcext:value-type="float">
            <text:p>107.349576955</text:p>
          </table:table-cell>
          <table:table-cell office:value-type="float" office:value="-0.193218227" calcext:value-type="float">
            <text:p>-0.193218227</text:p>
          </table:table-cell>
          <table:table-cell/>
          <table:table-cell office:value-type="float" office:value="113.495645485" calcext:value-type="float">
            <text:p>113.495645485</text:p>
          </table:table-cell>
          <table:table-cell office:value-type="float" office:value="0.047045212" calcext:value-type="float">
            <text:p>0.047045212</text:p>
          </table:table-cell>
          <table:table-cell/>
          <table:table-cell office:value-type="float" office:value="114.573423391" calcext:value-type="float">
            <text:p>114.573423391</text:p>
          </table:table-cell>
          <table:table-cell office:value-type="float" office:value="0.000672991" calcext:value-type="float">
            <text:p>0.000672991</text:p>
          </table:table-cell>
          <table:table-cell/>
          <table:table-cell office:value-type="float" office:value="119.495322929" calcext:value-type="float">
            <text:p>119.495322929</text:p>
          </table:table-cell>
          <table:table-cell office:value-type="float" office:value="0.228212887" calcext:value-type="float">
            <text:p>0.228212887</text:p>
          </table:table-cell>
          <table:table-cell/>
          <table:table-cell office:value-type="float" office:value="118.501600377" calcext:value-type="float">
            <text:p>118.501600377</text:p>
          </table:table-cell>
          <table:table-cell office:value-type="float" office:value="0.192257031" calcext:value-type="float">
            <text:p>0.192257031</text:p>
          </table:table-cell>
          <table:table-cell/>
          <table:table-cell office:value-type="float" office:value="119.391856686" calcext:value-type="float">
            <text:p>119.391856686</text:p>
          </table:table-cell>
          <table:table-cell office:value-type="float" office:value="0.105393378" calcext:value-type="float">
            <text:p>0.105393378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54.309130144" calcext:value-type="float">
            <text:p>54.309130144</text:p>
          </table:table-cell>
          <table:table-cell office:value-type="float" office:value="-0.251808729" calcext:value-type="float">
            <text:p>-0.251808729</text:p>
          </table:table-cell>
          <table:table-cell/>
          <table:table-cell office:value-type="float" office:value="59.816142719" calcext:value-type="float">
            <text:p>59.816142719</text:p>
          </table:table-cell>
          <table:table-cell office:value-type="float" office:value="0.090761837" calcext:value-type="float">
            <text:p>0.090761837</text:p>
          </table:table-cell>
          <table:table-cell/>
          <table:table-cell office:value-type="float" office:value="107.468922909" calcext:value-type="float">
            <text:p>107.468922909</text:p>
          </table:table-cell>
          <table:table-cell office:value-type="float" office:value="-0.109539385" calcext:value-type="float">
            <text:p>-0.109539385</text:p>
          </table:table-cell>
          <table:table-cell/>
          <table:table-cell office:value-type="float" office:value="109.225707837" calcext:value-type="float">
            <text:p>109.225707837</text:p>
          </table:table-cell>
          <table:table-cell office:value-type="float" office:value="-0.091901032" calcext:value-type="float">
            <text:p>-0.091901032</text:p>
          </table:table-cell>
          <table:table-cell/>
          <table:table-cell office:value-type="float" office:value="109.155397861" calcext:value-type="float">
            <text:p>109.155397861</text:p>
          </table:table-cell>
          <table:table-cell office:value-type="float" office:value="-0.07997508" calcext:value-type="float">
            <text:p>-0.07997508</text:p>
          </table:table-cell>
          <table:table-cell/>
          <table:table-cell office:value-type="float" office:value="108.359427338" calcext:value-type="float">
            <text:p>108.359427338</text:p>
          </table:table-cell>
          <table:table-cell office:value-type="float" office:value="-0.348077608" calcext:value-type="float">
            <text:p>-0.348077608</text:p>
          </table:table-cell>
          <table:table-cell/>
          <table:table-cell office:value-type="float" office:value="108.291194204" calcext:value-type="float">
            <text:p>108.291194204</text:p>
          </table:table-cell>
          <table:table-cell office:value-type="float" office:value="-0.194642221" calcext:value-type="float">
            <text:p>-0.194642221</text:p>
          </table:table-cell>
          <table:table-cell/>
          <table:table-cell office:value-type="float" office:value="113.968935315" calcext:value-type="float">
            <text:p>113.968935315</text:p>
          </table:table-cell>
          <table:table-cell office:value-type="float" office:value="-0.137148451" calcext:value-type="float">
            <text:p>-0.137148451</text:p>
          </table:table-cell>
          <table:table-cell/>
          <table:table-cell office:value-type="float" office:value="115.051478949" calcext:value-type="float">
            <text:p>115.051478949</text:p>
          </table:table-cell>
          <table:table-cell office:value-type="float" office:value="-0.10469683" calcext:value-type="float">
            <text:p>-0.10469683</text:p>
          </table:table-cell>
          <table:table-cell/>
          <table:table-cell office:value-type="float" office:value="107.032603032" calcext:value-type="float">
            <text:p>107.032603032</text:p>
          </table:table-cell>
          <table:table-cell office:value-type="float" office:value="-0.33996084" calcext:value-type="float">
            <text:p>-0.33996084</text:p>
          </table:table-cell>
          <table:table-cell/>
          <table:table-cell office:value-type="float" office:value="119.45512741" calcext:value-type="float">
            <text:p>119.45512741</text:p>
          </table:table-cell>
          <table:table-cell office:value-type="float" office:value="0.178301887" calcext:value-type="float">
            <text:p>0.178301887</text:p>
          </table:table-cell>
          <table:table-cell/>
          <table:table-cell office:value-type="float" office:value="107.073418852" calcext:value-type="float">
            <text:p>107.073418852</text:p>
          </table:table-cell>
          <table:table-cell office:value-type="float" office:value="-0.220879316" calcext:value-type="float">
            <text:p>-0.220879316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54.756887641" calcext:value-type="float">
            <text:p>54.756887641</text:p>
          </table:table-cell>
          <table:table-cell office:value-type="float" office:value="0.242207061" calcext:value-type="float">
            <text:p>0.242207061</text:p>
          </table:table-cell>
          <table:table-cell/>
          <table:table-cell office:value-type="float" office:value="46.663275687" calcext:value-type="float">
            <text:p>46.663275687</text:p>
          </table:table-cell>
          <table:table-cell office:value-type="float" office:value="-0.128390886" calcext:value-type="float">
            <text:p>-0.128390886</text:p>
          </table:table-cell>
          <table:table-cell/>
          <table:table-cell office:value-type="float" office:value="108.384859688" calcext:value-type="float">
            <text:p>108.384859688</text:p>
          </table:table-cell>
          <table:table-cell office:value-type="float" office:value="-0.111280208" calcext:value-type="float">
            <text:p>-0.111280208</text:p>
          </table:table-cell>
          <table:table-cell/>
          <table:table-cell office:value-type="float" office:value="110.078620371" calcext:value-type="float">
            <text:p>110.078620371</text:p>
          </table:table-cell>
          <table:table-cell office:value-type="float" office:value="-0.085493058" calcext:value-type="float">
            <text:p>-0.085493058</text:p>
          </table:table-cell>
          <table:table-cell/>
          <table:table-cell office:value-type="float" office:value="110.003225566" calcext:value-type="float">
            <text:p>110.003225566</text:p>
          </table:table-cell>
          <table:table-cell office:value-type="float" office:value="-0.083392666" calcext:value-type="float">
            <text:p>-0.083392666</text:p>
          </table:table-cell>
          <table:table-cell/>
          <table:table-cell office:value-type="float" office:value="109.273751334" calcext:value-type="float">
            <text:p>109.273751334</text:p>
          </table:table-cell>
          <table:table-cell office:value-type="float" office:value="-0.341669633" calcext:value-type="float">
            <text:p>-0.341669633</text:p>
          </table:table-cell>
          <table:table-cell/>
          <table:table-cell office:value-type="float" office:value="109.2055182" calcext:value-type="float">
            <text:p>109.2055182</text:p>
          </table:table-cell>
          <table:table-cell office:value-type="float" office:value="-0.201762193" calcext:value-type="float">
            <text:p>-0.201762193</text:p>
          </table:table-cell>
          <table:table-cell/>
          <table:table-cell office:value-type="float" office:value="114.428702578" calcext:value-type="float">
            <text:p>114.428702578</text:p>
          </table:table-cell>
          <table:table-cell office:value-type="float" office:value="0.041491634" calcext:value-type="float">
            <text:p>0.041491634</text:p>
          </table:table-cell>
          <table:table-cell/>
          <table:table-cell office:value-type="float" office:value="115.542454928" calcext:value-type="float">
            <text:p>115.542454928</text:p>
          </table:table-cell>
          <table:table-cell office:value-type="float" office:value="0.002189103" calcext:value-type="float">
            <text:p>0.002189103</text:p>
          </table:table-cell>
          <table:table-cell/>
          <table:table-cell office:value-type="float" office:value="107.971863137" calcext:value-type="float">
            <text:p>107.971863137</text:p>
          </table:table-cell>
          <table:table-cell office:value-type="float" office:value="-0.344019224" calcext:value-type="float">
            <text:p>-0.344019224</text:p>
          </table:table-cell>
          <table:table-cell/>
          <table:table-cell office:value-type="float" office:value="105.984666154" calcext:value-type="float">
            <text:p>105.984666154</text:p>
          </table:table-cell>
          <table:table-cell office:value-type="float" office:value="-0.283962264" calcext:value-type="float">
            <text:p>-0.283962264</text:p>
          </table:table-cell>
          <table:table-cell/>
          <table:table-cell office:value-type="float" office:value="107.97856239" calcext:value-type="float">
            <text:p>107.97856239</text:p>
          </table:table-cell>
          <table:table-cell office:value-type="float" office:value="-0.219490922" calcext:value-type="float">
            <text:p>-0.219490922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55.230231281" calcext:value-type="float">
            <text:p>55.230231281</text:p>
          </table:table-cell>
          <table:table-cell office:value-type="float" office:value="-0.241222676" calcext:value-type="float">
            <text:p>-0.241222676</text:p>
          </table:table-cell>
          <table:table-cell/>
          <table:table-cell office:value-type="float" office:value="47.568419224" calcext:value-type="float">
            <text:p>47.568419224</text:p>
          </table:table-cell>
          <table:table-cell office:value-type="float" office:value="-0.128390886" calcext:value-type="float">
            <text:p>-0.128390886</text:p>
          </table:table-cell>
          <table:table-cell/>
          <table:table-cell office:value-type="float" office:value="109.234424236" calcext:value-type="float">
            <text:p>109.234424236</text:p>
          </table:table-cell>
          <table:table-cell office:value-type="float" office:value="-0.107798562" calcext:value-type="float">
            <text:p>-0.107798562</text:p>
          </table:table-cell>
          <table:table-cell/>
          <table:table-cell office:value-type="float" office:value="111.019332726" calcext:value-type="float">
            <text:p>111.019332726</text:p>
          </table:table-cell>
          <table:table-cell office:value-type="float" office:value="-0.08997864" calcext:value-type="float">
            <text:p>-0.08997864</text:p>
          </table:table-cell>
          <table:table-cell/>
          <table:table-cell office:value-type="float" office:value="110.901669851" calcext:value-type="float">
            <text:p>110.901669851</text:p>
          </table:table-cell>
          <table:table-cell office:value-type="float" office:value="-0.07997508" calcext:value-type="float">
            <text:p>-0.07997508</text:p>
          </table:table-cell>
          <table:table-cell/>
          <table:table-cell office:value-type="float" office:value="110.22901521" calcext:value-type="float">
            <text:p>110.22901521</text:p>
          </table:table-cell>
          <table:table-cell office:value-type="float" office:value="-0.343805625" calcext:value-type="float">
            <text:p>-0.343805625</text:p>
          </table:table-cell>
          <table:table-cell/>
          <table:table-cell office:value-type="float" office:value="110.133488822" calcext:value-type="float">
            <text:p>110.133488822</text:p>
          </table:table-cell>
          <table:table-cell office:value-type="float" office:value="-0.186098256" calcext:value-type="float">
            <text:p>-0.186098256</text:p>
          </table:table-cell>
          <table:table-cell/>
          <table:table-cell office:value-type="float" office:value="114.929037541" calcext:value-type="float">
            <text:p>114.929037541</text:p>
          </table:table-cell>
          <table:table-cell office:value-type="float" office:value="-0.133446066" calcext:value-type="float">
            <text:p>-0.133446066</text:p>
          </table:table-cell>
          <table:table-cell/>
          <table:table-cell office:value-type="float" office:value="116.046351328" calcext:value-type="float">
            <text:p>116.046351328</text:p>
          </table:table-cell>
          <table:table-cell office:value-type="float" office:value="-0.10469683" calcext:value-type="float">
            <text:p>-0.10469683</text:p>
          </table:table-cell>
          <table:table-cell/>
          <table:table-cell office:value-type="float" office:value="108.869066819" calcext:value-type="float">
            <text:p>108.869066819</text:p>
          </table:table-cell>
          <table:table-cell office:value-type="float" office:value="-0.341990032" calcext:value-type="float">
            <text:p>-0.341990032</text:p>
          </table:table-cell>
          <table:table-cell/>
          <table:table-cell office:value-type="float" office:value="106.907922487" calcext:value-type="float">
            <text:p>106.907922487</text:p>
          </table:table-cell>
          <table:table-cell office:value-type="float" office:value="-0.28745105" calcext:value-type="float">
            <text:p>-0.28745105</text:p>
          </table:table-cell>
          <table:table-cell/>
          <table:table-cell office:value-type="float" office:value="108.883705928" calcext:value-type="float">
            <text:p>108.883705928</text:p>
          </table:table-cell>
          <table:table-cell office:value-type="float" office:value="-0.220879316" calcext:value-type="float">
            <text:p>-0.220879316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55.677988778" calcext:value-type="float">
            <text:p>55.677988778</text:p>
          </table:table-cell>
          <table:table-cell office:value-type="float" office:value="0.250440658" calcext:value-type="float">
            <text:p>0.250440658</text:p>
          </table:table-cell>
          <table:table-cell/>
          <table:table-cell office:value-type="float" office:value="48.48770563" calcext:value-type="float">
            <text:p>48.48770563</text:p>
          </table:table-cell>
          <table:table-cell office:value-type="float" office:value="-0.135154859" calcext:value-type="float">
            <text:p>-0.135154859</text:p>
          </table:table-cell>
          <table:table-cell/>
          <table:table-cell office:value-type="float" office:value="110.2034588" calcext:value-type="float">
            <text:p>110.2034588</text:p>
          </table:table-cell>
          <table:table-cell office:value-type="float" office:value="-0.106928151" calcext:value-type="float">
            <text:p>-0.106928151</text:p>
          </table:table-cell>
          <table:table-cell/>
          <table:table-cell office:value-type="float" office:value="111.897330923" calcext:value-type="float">
            <text:p>111.897330923</text:p>
          </table:table-cell>
          <table:table-cell office:value-type="float" office:value="-0.089337843" calcext:value-type="float">
            <text:p>-0.089337843</text:p>
          </table:table-cell>
          <table:table-cell/>
          <table:table-cell office:value-type="float" office:value="111.774805846" calcext:value-type="float">
            <text:p>111.774805846</text:p>
          </table:table-cell>
          <table:table-cell office:value-type="float" office:value="-0.08253827" calcext:value-type="float">
            <text:p>-0.08253827</text:p>
          </table:table-cell>
          <table:table-cell/>
          <table:table-cell office:value-type="float" office:value="111.129692579" calcext:value-type="float">
            <text:p>111.129692579</text:p>
          </table:table-cell>
          <table:table-cell office:value-type="float" office:value="-0.345941616" calcext:value-type="float">
            <text:p>-0.345941616</text:p>
          </table:table-cell>
          <table:table-cell/>
          <table:table-cell office:value-type="float" office:value="111.088752698" calcext:value-type="float">
            <text:p>111.088752698</text:p>
          </table:table-cell>
          <table:table-cell office:value-type="float" office:value="-0.186098256" calcext:value-type="float">
            <text:p>-0.186098256</text:p>
          </table:table-cell>
          <table:table-cell/>
          <table:table-cell office:value-type="float" office:value="115.40232737" calcext:value-type="float">
            <text:p>115.40232737</text:p>
          </table:table-cell>
          <table:table-cell office:value-type="float" office:value="0.040566038" calcext:value-type="float">
            <text:p>0.040566038</text:p>
          </table:table-cell>
          <table:table-cell/>
          <table:table-cell office:value-type="float" office:value="116.498566045" calcext:value-type="float">
            <text:p>116.498566045</text:p>
          </table:table-cell>
          <table:table-cell office:value-type="float" office:value="0.005221328" calcext:value-type="float">
            <text:p>0.005221328</text:p>
          </table:table-cell>
          <table:table-cell/>
          <table:table-cell office:value-type="float" office:value="109.808326924" calcext:value-type="float">
            <text:p>109.808326924</text:p>
          </table:table-cell>
          <table:table-cell office:value-type="float" office:value="-0.33996084" calcext:value-type="float">
            <text:p>-0.33996084</text:p>
          </table:table-cell>
          <table:table-cell/>
          <table:table-cell office:value-type="float" office:value="107.84631417" calcext:value-type="float">
            <text:p>107.84631417</text:p>
          </table:table-cell>
          <table:table-cell office:value-type="float" office:value="-0.283962264" calcext:value-type="float">
            <text:p>-0.283962264</text:p>
          </table:table-cell>
          <table:table-cell/>
          <table:table-cell office:value-type="float" office:value="109.802992333" calcext:value-type="float">
            <text:p>109.802992333</text:p>
          </table:table-cell>
          <table:table-cell office:value-type="float" office:value="-0.222267711" calcext:value-type="float">
            <text:p>-0.222267711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56.138539346" calcext:value-type="float">
            <text:p>56.138539346</text:p>
          </table:table-cell>
          <table:table-cell office:value-type="float" office:value="-0.241222676" calcext:value-type="float">
            <text:p>-0.241222676</text:p>
          </table:table-cell>
          <table:table-cell/>
          <table:table-cell office:value-type="float" office:value="49.350420564" calcext:value-type="float">
            <text:p>49.350420564</text:p>
          </table:table-cell>
          <table:table-cell office:value-type="float" office:value="-0.128390886" calcext:value-type="float">
            <text:p>-0.128390886</text:p>
          </table:table-cell>
          <table:table-cell/>
          <table:table-cell office:value-type="float" office:value="111.106121132" calcext:value-type="float">
            <text:p>111.106121132</text:p>
          </table:table-cell>
          <table:table-cell office:value-type="float" office:value="-0.107363356" calcext:value-type="float">
            <text:p>-0.107363356</text:p>
          </table:table-cell>
          <table:table-cell/>
          <table:table-cell office:value-type="float" office:value="112.750243457" calcext:value-type="float">
            <text:p>112.750243457</text:p>
          </table:table-cell>
          <table:table-cell office:value-type="float" office:value="-0.083570666" calcext:value-type="float">
            <text:p>-0.083570666</text:p>
          </table:table-cell>
          <table:table-cell/>
          <table:table-cell office:value-type="float" office:value="112.660595985" calcext:value-type="float">
            <text:p>112.660595985</text:p>
          </table:table-cell>
          <table:table-cell office:value-type="float" office:value="-0.08510146" calcext:value-type="float">
            <text:p>-0.08510146</text:p>
          </table:table-cell>
          <table:table-cell/>
          <table:table-cell office:value-type="float" office:value="112.057663201" calcext:value-type="float">
            <text:p>112.057663201</text:p>
          </table:table-cell>
          <table:table-cell office:value-type="float" office:value="-0.341669633" calcext:value-type="float">
            <text:p>-0.341669633</text:p>
          </table:table-cell>
          <table:table-cell/>
          <table:table-cell office:value-type="float" office:value="112.030369948" calcext:value-type="float">
            <text:p>112.030369948</text:p>
          </table:table-cell>
          <table:table-cell office:value-type="float" office:value="-0.191794233" calcext:value-type="float">
            <text:p>-0.191794233</text:p>
          </table:table-cell>
          <table:table-cell/>
          <table:table-cell office:value-type="float" office:value="115.8756172" calcext:value-type="float">
            <text:p>115.8756172</text:p>
          </table:table-cell>
          <table:table-cell office:value-type="float" office:value="-0.13252047" calcext:value-type="float">
            <text:p>-0.13252047</text:p>
          </table:table-cell>
          <table:table-cell/>
          <table:table-cell office:value-type="float" office:value="117.015382865" calcext:value-type="float">
            <text:p>117.015382865</text:p>
          </table:table-cell>
          <table:table-cell office:value-type="float" office:value="-0.106212943" calcext:value-type="float">
            <text:p>-0.106212943</text:p>
          </table:table-cell>
          <table:table-cell/>
          <table:table-cell office:value-type="float" office:value="110.733568221" calcext:value-type="float">
            <text:p>110.733568221</text:p>
          </table:table-cell>
          <table:table-cell office:value-type="float" office:value="-0.337931648" calcext:value-type="float">
            <text:p>-0.337931648</text:p>
          </table:table-cell>
          <table:table-cell/>
          <table:table-cell office:value-type="float" office:value="108.754435154" calcext:value-type="float">
            <text:p>108.754435154</text:p>
          </table:table-cell>
          <table:table-cell office:value-type="float" office:value="-0.289195443" calcext:value-type="float">
            <text:p>-0.289195443</text:p>
          </table:table-cell>
          <table:table-cell/>
          <table:table-cell office:value-type="float" office:value="110.736421606" calcext:value-type="float">
            <text:p>110.736421606</text:p>
          </table:table-cell>
          <table:table-cell office:value-type="float" office:value="-0.218102528" calcext:value-type="float">
            <text:p>-0.218102528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56.611882986" calcext:value-type="float">
            <text:p>56.611882986</text:p>
          </table:table-cell>
          <table:table-cell office:value-type="float" office:value="0.230444781" calcext:value-type="float">
            <text:p>0.230444781</text:p>
          </table:table-cell>
          <table:table-cell/>
          <table:table-cell office:value-type="float" office:value="50.283849837" calcext:value-type="float">
            <text:p>50.283849837</text:p>
          </table:table-cell>
          <table:table-cell office:value-type="float" office:value="-0.118921324" calcext:value-type="float">
            <text:p>-0.118921324</text:p>
          </table:table-cell>
          <table:table-cell/>
          <table:table-cell office:value-type="float" office:value="111.968960127" calcext:value-type="float">
            <text:p>111.968960127</text:p>
          </table:table-cell>
          <table:table-cell office:value-type="float" office:value="-0.111280208" calcext:value-type="float">
            <text:p>-0.111280208</text:p>
          </table:table-cell>
          <table:table-cell/>
          <table:table-cell office:value-type="float" office:value="113.67841298" calcext:value-type="float">
            <text:p>113.67841298</text:p>
          </table:table-cell>
          <table:table-cell office:value-type="float" office:value="-0.08997864" calcext:value-type="float">
            <text:p>-0.08997864</text:p>
          </table:table-cell>
          <table:table-cell/>
          <table:table-cell office:value-type="float" office:value="113.521077835" calcext:value-type="float">
            <text:p>113.521077835</text:p>
          </table:table-cell>
          <table:table-cell office:value-type="float" office:value="-0.088519046" calcext:value-type="float">
            <text:p>-0.088519046</text:p>
          </table:table-cell>
          <table:table-cell/>
          <table:table-cell office:value-type="float" office:value="112.985633824" calcext:value-type="float">
            <text:p>112.985633824</text:p>
          </table:table-cell>
          <table:table-cell office:value-type="float" office:value="-0.345941616" calcext:value-type="float">
            <text:p>-0.345941616</text:p>
          </table:table-cell>
          <table:table-cell/>
          <table:table-cell office:value-type="float" office:value="112.944693943" calcext:value-type="float">
            <text:p>112.944693943</text:p>
          </table:table-cell>
          <table:table-cell office:value-type="float" office:value="-0.191794233" calcext:value-type="float">
            <text:p>-0.191794233</text:p>
          </table:table-cell>
          <table:table-cell/>
          <table:table-cell office:value-type="float" office:value="116.348907029" calcext:value-type="float">
            <text:p>116.348907029</text:p>
          </table:table-cell>
          <table:table-cell office:value-type="float" office:value="0.035938056" calcext:value-type="float">
            <text:p>0.035938056</text:p>
          </table:table-cell>
          <table:table-cell/>
          <table:table-cell office:value-type="float" office:value="117.441756741" calcext:value-type="float">
            <text:p>117.441756741</text:p>
          </table:table-cell>
          <table:table-cell office:value-type="float" office:value="0.005221328" calcext:value-type="float">
            <text:p>0.005221328</text:p>
          </table:table-cell>
          <table:table-cell/>
          <table:table-cell office:value-type="float" office:value="111.658809518" calcext:value-type="float">
            <text:p>111.658809518</text:p>
          </table:table-cell>
          <table:table-cell office:value-type="float" office:value="-0.33996084" calcext:value-type="float">
            <text:p>-0.33996084</text:p>
          </table:table-cell>
          <table:table-cell/>
          <table:table-cell office:value-type="float" office:value="109.723097536" calcext:value-type="float">
            <text:p>109.723097536</text:p>
          </table:table-cell>
          <table:table-cell office:value-type="float" office:value="-0.28745105" calcext:value-type="float">
            <text:p>-0.28745105</text:p>
          </table:table-cell>
          <table:table-cell/>
          <table:table-cell office:value-type="float" office:value="111.655708012" calcext:value-type="float">
            <text:p>111.655708012</text:p>
          </table:table-cell>
          <table:table-cell office:value-type="float" office:value="-0.220879316" calcext:value-type="float">
            <text:p>-0.220879316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57.059640483" calcext:value-type="float">
            <text:p>57.059640483</text:p>
          </table:table-cell>
          <table:table-cell office:value-type="float" office:value="-0.23298908" calcext:value-type="float">
            <text:p>-0.23298908</text:p>
          </table:table-cell>
          <table:table-cell/>
          <table:table-cell office:value-type="float" office:value="51.188993375" calcext:value-type="float">
            <text:p>51.188993375</text:p>
          </table:table-cell>
          <table:table-cell office:value-type="float" office:value="-0.118921324" calcext:value-type="float">
            <text:p>-0.118921324</text:p>
          </table:table-cell>
          <table:table-cell/>
          <table:table-cell office:value-type="float" office:value="112.884896906" calcext:value-type="float">
            <text:p>112.884896906</text:p>
          </table:table-cell>
          <table:table-cell office:value-type="float" office:value="-0.107363356" calcext:value-type="float">
            <text:p>-0.107363356</text:p>
          </table:table-cell>
          <table:table-cell/>
          <table:table-cell office:value-type="float" office:value="114.543868346" calcext:value-type="float">
            <text:p>114.543868346</text:p>
          </table:table-cell>
          <table:table-cell office:value-type="float" office:value="-0.090619438" calcext:value-type="float">
            <text:p>-0.090619438</text:p>
          </table:table-cell>
          <table:table-cell/>
          <table:table-cell office:value-type="float" office:value="114.41952212" calcext:value-type="float">
            <text:p>114.41952212</text:p>
          </table:table-cell>
          <table:table-cell office:value-type="float" office:value="-0.087664649" calcext:value-type="float">
            <text:p>-0.087664649</text:p>
          </table:table-cell>
          <table:table-cell/>
          <table:table-cell office:value-type="float" office:value="113.927251073" calcext:value-type="float">
            <text:p>113.927251073</text:p>
          </table:table-cell>
          <table:table-cell office:value-type="float" office:value="-0.348077608" calcext:value-type="float">
            <text:p>-0.348077608</text:p>
          </table:table-cell>
          <table:table-cell/>
          <table:table-cell office:value-type="float" office:value="113.89995782" calcext:value-type="float">
            <text:p>113.89995782</text:p>
          </table:table-cell>
          <table:table-cell office:value-type="float" office:value="-0.190370239" calcext:value-type="float">
            <text:p>-0.190370239</text:p>
          </table:table-cell>
          <table:table-cell/>
          <table:table-cell office:value-type="float" office:value="116.822196859" calcext:value-type="float">
            <text:p>116.822196859</text:p>
          </table:table-cell>
          <table:table-cell office:value-type="float" office:value="-0.133446066" calcext:value-type="float">
            <text:p>-0.133446066</text:p>
          </table:table-cell>
          <table:table-cell/>
          <table:table-cell office:value-type="float" office:value="117.945653141" calcext:value-type="float">
            <text:p>117.945653141</text:p>
          </table:table-cell>
          <table:table-cell office:value-type="float" office:value="-0.112277393" calcext:value-type="float">
            <text:p>-0.112277393</text:p>
          </table:table-cell>
          <table:table-cell/>
          <table:table-cell office:value-type="float" office:value="112.584050815" calcext:value-type="float">
            <text:p>112.584050815</text:p>
          </table:table-cell>
          <table:table-cell office:value-type="float" office:value="-0.33996084" calcext:value-type="float">
            <text:p>-0.33996084</text:p>
          </table:table-cell>
          <table:table-cell/>
          <table:table-cell office:value-type="float" office:value="110.63121852" calcext:value-type="float">
            <text:p>110.63121852</text:p>
          </table:table-cell>
          <table:table-cell office:value-type="float" office:value="-0.285706657" calcext:value-type="float">
            <text:p>-0.285706657</text:p>
          </table:table-cell>
          <table:table-cell/>
          <table:table-cell office:value-type="float" office:value="112.546708682" calcext:value-type="float">
            <text:p>112.546708682</text:p>
          </table:table-cell>
          <table:table-cell office:value-type="float" office:value="-0.222267711" calcext:value-type="float">
            <text:p>-0.222267711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57.50739798" calcext:value-type="float">
            <text:p>57.50739798</text:p>
          </table:table-cell>
          <table:table-cell office:value-type="float" office:value="0.239854605" calcext:value-type="float">
            <text:p>0.239854605</text:p>
          </table:table-cell>
          <table:table-cell/>
          <table:table-cell office:value-type="float" office:value="52.094136913" calcext:value-type="float">
            <text:p>52.094136913</text:p>
          </table:table-cell>
          <table:table-cell office:value-type="float" office:value="-0.11756853" calcext:value-type="float">
            <text:p>-0.11756853</text:p>
          </table:table-cell>
          <table:table-cell/>
          <table:table-cell office:value-type="float" office:value="113.800833685" calcext:value-type="float">
            <text:p>113.800833685</text:p>
          </table:table-cell>
          <table:table-cell office:value-type="float" office:value="-0.108233768" calcext:value-type="float">
            <text:p>-0.108233768</text:p>
          </table:table-cell>
          <table:table-cell/>
          <table:table-cell office:value-type="float" office:value="115.421866543" calcext:value-type="float">
            <text:p>115.421866543</text:p>
          </table:table-cell>
          <table:table-cell office:value-type="float" office:value="-0.093182627" calcext:value-type="float">
            <text:p>-0.093182627</text:p>
          </table:table-cell>
          <table:table-cell/>
          <table:table-cell office:value-type="float" office:value="115.292658115" calcext:value-type="float">
            <text:p>115.292658115</text:p>
          </table:table-cell>
          <table:table-cell office:value-type="float" office:value="-0.091936632" calcext:value-type="float">
            <text:p>-0.091936632</text:p>
          </table:table-cell>
          <table:table-cell/>
          <table:table-cell office:value-type="float" office:value="114.855221696" calcext:value-type="float">
            <text:p>114.855221696</text:p>
          </table:table-cell>
          <table:table-cell office:value-type="float" office:value="-0.350213599" calcext:value-type="float">
            <text:p>-0.350213599</text:p>
          </table:table-cell>
          <table:table-cell/>
          <table:table-cell office:value-type="float" office:value="114.841575069" calcext:value-type="float">
            <text:p>114.841575069</text:p>
          </table:table-cell>
          <table:table-cell office:value-type="float" office:value="-0.188946244" calcext:value-type="float">
            <text:p>-0.188946244</text:p>
          </table:table-cell>
          <table:table-cell/>
          <table:table-cell office:value-type="float" office:value="117.268441555" calcext:value-type="float">
            <text:p>117.268441555</text:p>
          </table:table-cell>
          <table:table-cell office:value-type="float" office:value="0.028533286" calcext:value-type="float">
            <text:p>0.028533286</text:p>
          </table:table-cell>
          <table:table-cell/>
          <table:table-cell office:value-type="float" office:value="118.397867858" calcext:value-type="float">
            <text:p>118.397867858</text:p>
          </table:table-cell>
          <table:table-cell office:value-type="float" office:value="0.000672991" calcext:value-type="float">
            <text:p>0.000672991</text:p>
          </table:table-cell>
          <table:table-cell/>
          <table:table-cell office:value-type="float" office:value="113.495273305" calcext:value-type="float">
            <text:p>113.495273305</text:p>
          </table:table-cell>
          <table:table-cell office:value-type="float" office:value="-0.337931648" calcext:value-type="float">
            <text:p>-0.337931648</text:p>
          </table:table-cell>
          <table:table-cell/>
          <table:table-cell office:value-type="float" office:value="111.554474853" calcext:value-type="float">
            <text:p>111.554474853</text:p>
          </table:table-cell>
          <table:table-cell office:value-type="float" office:value="-0.283962264" calcext:value-type="float">
            <text:p>-0.283962264</text:p>
          </table:table-cell>
          <table:table-cell/>
          <table:table-cell office:value-type="float" office:value="113.465995087" calcext:value-type="float">
            <text:p>113.465995087</text:p>
          </table:table-cell>
          <table:table-cell office:value-type="float" office:value="-0.223656105" calcext:value-type="float">
            <text:p>-0.223656105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57.980741619" calcext:value-type="float">
            <text:p>57.980741619</text:p>
          </table:table-cell>
          <table:table-cell office:value-type="float" office:value="-0.228284168" calcext:value-type="float">
            <text:p>-0.228284168</text:p>
          </table:table-cell>
          <table:table-cell/>
          <table:table-cell office:value-type="float" office:value="53.013423318" calcext:value-type="float">
            <text:p>53.013423318</text:p>
          </table:table-cell>
          <table:table-cell office:value-type="float" office:value="-0.114862941" calcext:value-type="float">
            <text:p>-0.114862941</text:p>
          </table:table-cell>
          <table:table-cell/>
          <table:table-cell office:value-type="float" office:value="114.703496018" calcext:value-type="float">
            <text:p>114.703496018</text:p>
          </table:table-cell>
          <table:table-cell office:value-type="float" office:value="-0.106928151" calcext:value-type="float">
            <text:p>-0.106928151</text:p>
          </table:table-cell>
          <table:table-cell/>
          <table:table-cell office:value-type="float" office:value="116.29986474" calcext:value-type="float">
            <text:p>116.29986474</text:p>
          </table:table-cell>
          <table:table-cell office:value-type="float" office:value="-0.094464222" calcext:value-type="float">
            <text:p>-0.094464222</text:p>
          </table:table-cell>
          <table:table-cell/>
          <table:table-cell office:value-type="float" office:value="116.178448254" calcext:value-type="float">
            <text:p>116.178448254</text:p>
          </table:table-cell>
          <table:table-cell office:value-type="float" office:value="-0.093645425" calcext:value-type="float">
            <text:p>-0.093645425</text:p>
          </table:table-cell>
          <table:table-cell/>
          <table:table-cell office:value-type="float" office:value="115.769545691" calcext:value-type="float">
            <text:p>115.769545691</text:p>
          </table:table-cell>
          <table:table-cell office:value-type="float" office:value="-0.343805625" calcext:value-type="float">
            <text:p>-0.343805625</text:p>
          </table:table-cell>
          <table:table-cell/>
          <table:table-cell office:value-type="float" office:value="115.755899065" calcext:value-type="float">
            <text:p>115.755899065</text:p>
          </table:table-cell>
          <table:table-cell office:value-type="float" office:value="-0.191794233" calcext:value-type="float">
            <text:p>-0.191794233</text:p>
          </table:table-cell>
          <table:table-cell/>
          <table:table-cell office:value-type="float" office:value="117.755253951" calcext:value-type="float">
            <text:p>117.755253951</text:p>
          </table:table-cell>
          <table:table-cell office:value-type="float" office:value="-0.130669277" calcext:value-type="float">
            <text:p>-0.130669277</text:p>
          </table:table-cell>
          <table:table-cell/>
          <table:table-cell office:value-type="float" office:value="118.914684678" calcext:value-type="float">
            <text:p>118.914684678</text:p>
          </table:table-cell>
          <table:table-cell office:value-type="float" office:value="-0.108487112" calcext:value-type="float">
            <text:p>-0.108487112</text:p>
          </table:table-cell>
          <table:table-cell/>
          <table:table-cell office:value-type="float" office:value="114.406495794" calcext:value-type="float">
            <text:p>114.406495794</text:p>
          </table:table-cell>
          <table:table-cell office:value-type="float" office:value="-0.344019224" calcext:value-type="float">
            <text:p>-0.344019224</text:p>
          </table:table-cell>
          <table:table-cell/>
          <table:table-cell office:value-type="float" office:value="112.477731186" calcext:value-type="float">
            <text:p>112.477731186</text:p>
          </table:table-cell>
          <table:table-cell office:value-type="float" office:value="-0.283962264" calcext:value-type="float">
            <text:p>-0.283962264</text:p>
          </table:table-cell>
          <table:table-cell/>
          <table:table-cell office:value-type="float" office:value="114.385281493" calcext:value-type="float">
            <text:p>114.385281493</text:p>
          </table:table-cell>
          <table:table-cell office:value-type="float" office:value="-0.223656105" calcext:value-type="float">
            <text:p>-0.223656105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58.454085259" calcext:value-type="float">
            <text:p>58.454085259</text:p>
          </table:table-cell>
          <table:table-cell office:value-type="float" office:value="0.237502149" calcext:value-type="float">
            <text:p>0.237502149</text:p>
          </table:table-cell>
          <table:table-cell/>
          <table:table-cell office:value-type="float" office:value="53.918566856" calcext:value-type="float">
            <text:p>53.918566856</text:p>
          </table:table-cell>
          <table:table-cell office:value-type="float" office:value="-0.120274119" calcext:value-type="float">
            <text:p>-0.120274119</text:p>
          </table:table-cell>
          <table:table-cell/>
          <table:table-cell office:value-type="float" office:value="115.619432797" calcext:value-type="float">
            <text:p>115.619432797</text:p>
          </table:table-cell>
          <table:table-cell office:value-type="float" office:value="-0.100400065" calcext:value-type="float">
            <text:p>-0.100400065</text:p>
          </table:table-cell>
          <table:table-cell/>
          <table:table-cell office:value-type="float" office:value="117.240577094" calcext:value-type="float">
            <text:p>117.240577094</text:p>
          </table:table-cell>
          <table:table-cell office:value-type="float" office:value="-0.097027412" calcext:value-type="float">
            <text:p>-0.097027412</text:p>
          </table:table-cell>
          <table:table-cell/>
          <table:table-cell office:value-type="float" office:value="117.064238394" calcext:value-type="float">
            <text:p>117.064238394</text:p>
          </table:table-cell>
          <table:table-cell office:value-type="float" office:value="-0.097063012" calcext:value-type="float">
            <text:p>-0.097063012</text:p>
          </table:table-cell>
          <table:table-cell/>
          <table:table-cell office:value-type="float" office:value="116.697516314" calcext:value-type="float">
            <text:p>116.697516314</text:p>
          </table:table-cell>
          <table:table-cell office:value-type="float" office:value="-0.350213599" calcext:value-type="float">
            <text:p>-0.350213599</text:p>
          </table:table-cell>
          <table:table-cell/>
          <table:table-cell office:value-type="float" office:value="116.697516314" calcext:value-type="float">
            <text:p>116.697516314</text:p>
          </table:table-cell>
          <table:table-cell office:value-type="float" office:value="-0.193218227" calcext:value-type="float">
            <text:p>-0.193218227</text:p>
          </table:table-cell>
          <table:table-cell/>
          <table:table-cell office:value-type="float" office:value="118.228543781" calcext:value-type="float">
            <text:p>118.228543781</text:p>
          </table:table-cell>
          <table:table-cell office:value-type="float" office:value="0.030384478" calcext:value-type="float">
            <text:p>0.030384478</text:p>
          </table:table-cell>
          <table:table-cell/>
          <table:table-cell office:value-type="float" office:value="119.328138134" calcext:value-type="float">
            <text:p>119.328138134</text:p>
          </table:table-cell>
          <table:table-cell office:value-type="float" office:value="0.006737441" calcext:value-type="float">
            <text:p>0.006737441</text:p>
          </table:table-cell>
          <table:table-cell/>
          <table:table-cell office:value-type="float" office:value="115.331737092" calcext:value-type="float">
            <text:p>115.331737092</text:p>
          </table:table-cell>
          <table:table-cell office:value-type="float" office:value="-0.341990032" calcext:value-type="float">
            <text:p>-0.341990032</text:p>
          </table:table-cell>
          <table:table-cell/>
          <table:table-cell office:value-type="float" office:value="113.416122869" calcext:value-type="float">
            <text:p>113.416122869</text:p>
          </table:table-cell>
          <table:table-cell office:value-type="float" office:value="-0.280473478" calcext:value-type="float">
            <text:p>-0.280473478</text:p>
          </table:table-cell>
          <table:table-cell/>
          <table:table-cell office:value-type="float" office:value="115.304567898" calcext:value-type="float">
            <text:p>115.304567898</text:p>
          </table:table-cell>
          <table:table-cell office:value-type="float" office:value="-0.220879316" calcext:value-type="float">
            <text:p>-0.220879316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58.889049685" calcext:value-type="float">
            <text:p>58.889049685</text:p>
          </table:table-cell>
          <table:table-cell office:value-type="float" office:value="-0.237693992" calcext:value-type="float">
            <text:p>-0.237693992</text:p>
          </table:table-cell>
          <table:table-cell/>
          <table:table-cell office:value-type="float" office:value="54.823710394" calcext:value-type="float">
            <text:p>54.823710394</text:p>
          </table:table-cell>
          <table:table-cell office:value-type="float" office:value="-0.121626913" calcext:value-type="float">
            <text:p>-0.121626913</text:p>
          </table:table-cell>
          <table:table-cell/>
          <table:table-cell office:value-type="float" office:value="116.522095129" calcext:value-type="float">
            <text:p>116.522095129</text:p>
          </table:table-cell>
          <table:table-cell office:value-type="float" office:value="-0.108233768" calcext:value-type="float">
            <text:p>-0.108233768</text:p>
          </table:table-cell>
          <table:table-cell/>
          <table:table-cell office:value-type="float" office:value="118.068403966" calcext:value-type="float">
            <text:p>118.068403966</text:p>
          </table:table-cell>
          <table:table-cell office:value-type="float" office:value="-0.101512994" calcext:value-type="float">
            <text:p>-0.101512994</text:p>
          </table:table-cell>
          <table:table-cell/>
          <table:table-cell office:value-type="float" office:value="117.962682679" calcext:value-type="float">
            <text:p>117.962682679</text:p>
          </table:table-cell>
          <table:table-cell office:value-type="float" office:value="-0.097917408" calcext:value-type="float">
            <text:p>-0.097917408</text:p>
          </table:table-cell>
          <table:table-cell/>
          <table:table-cell office:value-type="float" office:value="117.625486936" calcext:value-type="float">
            <text:p>117.625486936</text:p>
          </table:table-cell>
          <table:table-cell office:value-type="float" office:value="-0.341669633" calcext:value-type="float">
            <text:p>-0.341669633</text:p>
          </table:table-cell>
          <table:table-cell/>
          <table:table-cell office:value-type="float" office:value="117.625486936" calcext:value-type="float">
            <text:p>117.625486936</text:p>
          </table:table-cell>
          <table:table-cell office:value-type="float" office:value="-0.191794233" calcext:value-type="float">
            <text:p>-0.191794233</text:p>
          </table:table-cell>
          <table:table-cell/>
          <table:table-cell office:value-type="float" office:value="118.674788477" calcext:value-type="float">
            <text:p>118.674788477</text:p>
          </table:table-cell>
          <table:table-cell office:value-type="float" office:value="-0.13252047" calcext:value-type="float">
            <text:p>-0.13252047</text:p>
          </table:table-cell>
          <table:table-cell/>
          <table:table-cell office:value-type="float" office:value="119.870795795" calcext:value-type="float">
            <text:p>119.870795795</text:p>
          </table:table-cell>
          <table:table-cell office:value-type="float" office:value="-0.113035449" calcext:value-type="float">
            <text:p>-0.113035449</text:p>
          </table:table-cell>
          <table:table-cell/>
          <table:table-cell office:value-type="float" office:value="116.256978389" calcext:value-type="float">
            <text:p>116.256978389</text:p>
          </table:table-cell>
          <table:table-cell office:value-type="float" office:value="-0.341990032" calcext:value-type="float">
            <text:p>-0.341990032</text:p>
          </table:table-cell>
          <table:table-cell/>
          <table:table-cell office:value-type="float" office:value="114.354514552" calcext:value-type="float">
            <text:p>114.354514552</text:p>
          </table:table-cell>
          <table:table-cell office:value-type="float" office:value="-0.282217871" calcext:value-type="float">
            <text:p>-0.282217871</text:p>
          </table:table-cell>
          <table:table-cell/>
          <table:table-cell office:value-type="float" office:value="116.209711436" calcext:value-type="float">
            <text:p>116.209711436</text:p>
          </table:table-cell>
          <table:table-cell office:value-type="float" office:value="-0.219490922" calcext:value-type="float">
            <text:p>-0.219490922</text:p>
          </table:table-cell>
          <table:table-cell table:number-columns-repeated="988"/>
        </table:table-row>
        <table:table-row table:style-name="ro1">
          <table:table-cell table:number-columns-repeated="4"/>
          <table:table-cell office:value-type="float" office:value="55.714711064" calcext:value-type="float">
            <text:p>55.714711064</text:p>
          </table:table-cell>
          <table:table-cell office:value-type="float" office:value="-0.114862941" calcext:value-type="float">
            <text:p>-0.114862941</text:p>
          </table:table-cell>
          <table:table-cell/>
          <table:table-cell office:value-type="float" office:value="117.384934124" calcext:value-type="float">
            <text:p>117.384934124</text:p>
          </table:table-cell>
          <table:table-cell office:value-type="float" office:value="-0.107798562" calcext:value-type="float">
            <text:p>-0.107798562</text:p>
          </table:table-cell>
          <table:table-cell/>
          <table:table-cell office:value-type="float" office:value="119.00911632" calcext:value-type="float">
            <text:p>119.00911632</text:p>
          </table:table-cell>
          <table:table-cell office:value-type="float" office:value="-0.097027412" calcext:value-type="float">
            <text:p>-0.097027412</text:p>
          </table:table-cell>
          <table:table-cell/>
          <table:table-cell office:value-type="float" office:value="118.848472818" calcext:value-type="float">
            <text:p>118.848472818</text:p>
          </table:table-cell>
          <table:table-cell office:value-type="float" office:value="-0.096208615" calcext:value-type="float">
            <text:p>-0.096208615</text:p>
          </table:table-cell>
          <table:table-cell/>
          <table:table-cell office:value-type="float" office:value="118.553457559" calcext:value-type="float">
            <text:p>118.553457559</text:p>
          </table:table-cell>
          <table:table-cell office:value-type="float" office:value="-0.343805625" calcext:value-type="float">
            <text:p>-0.343805625</text:p>
          </table:table-cell>
          <table:table-cell/>
          <table:table-cell office:value-type="float" office:value="118.567104186" calcext:value-type="float">
            <text:p>118.567104186</text:p>
          </table:table-cell>
          <table:table-cell office:value-type="float" office:value="-0.196066216" calcext:value-type="float">
            <text:p>-0.196066216</text:p>
          </table:table-cell>
          <table:table-cell/>
          <table:table-cell office:value-type="float" office:value="119.17512344" calcext:value-type="float">
            <text:p>119.17512344</text:p>
          </table:table-cell>
          <table:table-cell office:value-type="float" office:value="0.028533286" calcext:value-type="float">
            <text:p>0.028533286</text:p>
          </table:table-cell>
          <table:table-cell table:number-columns-repeated="4"/>
          <table:table-cell office:value-type="float" office:value="117.182219686" calcext:value-type="float">
            <text:p>117.182219686</text:p>
          </table:table-cell>
          <table:table-cell office:value-type="float" office:value="-0.33996084" calcext:value-type="float">
            <text:p>-0.33996084</text:p>
          </table:table-cell>
          <table:table-cell/>
          <table:table-cell office:value-type="float" office:value="115.262635536" calcext:value-type="float">
            <text:p>115.262635536</text:p>
          </table:table-cell>
          <table:table-cell office:value-type="float" office:value="-0.289195443" calcext:value-type="float">
            <text:p>-0.289195443</text:p>
          </table:table-cell>
          <table:table-cell/>
          <table:table-cell office:value-type="float" office:value="117.143140709" calcext:value-type="float">
            <text:p>117.143140709</text:p>
          </table:table-cell>
          <table:table-cell office:value-type="float" office:value="-0.222267711" calcext:value-type="float">
            <text:p>-0.222267711</text:p>
          </table:table-cell>
          <table:table-cell table:number-columns-repeated="988"/>
        </table:table-row>
        <table:table-row table:style-name="ro1">
          <table:table-cell table:number-columns-repeated="4"/>
          <table:table-cell office:value-type="float" office:value="56.633997469" calcext:value-type="float">
            <text:p>56.633997469</text:p>
          </table:table-cell>
          <table:table-cell office:value-type="float" office:value="-0.116215735" calcext:value-type="float">
            <text:p>-0.116215735</text:p>
          </table:table-cell>
          <table:table-cell/>
          <table:table-cell office:value-type="float" office:value="118.274322011" calcext:value-type="float">
            <text:p>118.274322011</text:p>
          </table:table-cell>
          <table:table-cell office:value-type="float" office:value="-0.108668973" calcext:value-type="float">
            <text:p>-0.108668973</text:p>
          </table:table-cell>
          <table:table-cell/>
          <table:table-cell office:value-type="float" office:value="119.874571686" calcext:value-type="float">
            <text:p>119.874571686</text:p>
          </table:table-cell>
          <table:table-cell office:value-type="float" office:value="-0.09510502" calcext:value-type="float">
            <text:p>-0.09510502</text:p>
          </table:table-cell>
          <table:table-cell/>
          <table:table-cell office:value-type="float" office:value="119.734262958" calcext:value-type="float">
            <text:p>119.734262958</text:p>
          </table:table-cell>
          <table:table-cell office:value-type="float" office:value="-0.097917408" calcext:value-type="float">
            <text:p>-0.097917408</text:p>
          </table:table-cell>
          <table:table-cell/>
          <table:table-cell office:value-type="float" office:value="119.481428182" calcext:value-type="float">
            <text:p>119.481428182</text:p>
          </table:table-cell>
          <table:table-cell office:value-type="float" office:value="-0.343805625" calcext:value-type="float">
            <text:p>-0.343805625</text:p>
          </table:table-cell>
          <table:table-cell/>
          <table:table-cell office:value-type="float" office:value="119.495074808" calcext:value-type="float">
            <text:p>119.495074808</text:p>
          </table:table-cell>
          <table:table-cell office:value-type="float" office:value="-0.196066216" calcext:value-type="float">
            <text:p>-0.196066216</text:p>
          </table:table-cell>
          <table:table-cell/>
          <table:table-cell office:value-type="float" office:value="119.634890703" calcext:value-type="float">
            <text:p>119.634890703</text:p>
          </table:table-cell>
          <table:table-cell office:value-type="float" office:value="-0.134371663" calcext:value-type="float">
            <text:p>-0.134371663</text:p>
          </table:table-cell>
          <table:table-cell table:number-columns-repeated="4"/>
          <table:table-cell office:value-type="float" office:value="118.107460983" calcext:value-type="float">
            <text:p>118.107460983</text:p>
          </table:table-cell>
          <table:table-cell office:value-type="float" office:value="-0.341990032" calcext:value-type="float">
            <text:p>-0.341990032</text:p>
          </table:table-cell>
          <table:table-cell/>
          <table:table-cell office:value-type="float" office:value="116.201027219" calcext:value-type="float">
            <text:p>116.201027219</text:p>
          </table:table-cell>
          <table:table-cell office:value-type="float" office:value="-0.283962264" calcext:value-type="float">
            <text:p>-0.283962264</text:p>
          </table:table-cell>
          <table:table-cell/>
          <table:table-cell office:value-type="float" office:value="118.034141379" calcext:value-type="float">
            <text:p>118.034141379</text:p>
          </table:table-cell>
          <table:table-cell office:value-type="float" office:value="-0.220879316" calcext:value-type="float">
            <text:p>-0.220879316</text:p>
          </table:table-cell>
          <table:table-cell table:number-columns-repeated="988"/>
        </table:table-row>
        <table:table-row table:style-name="ro1">
          <table:table-cell table:number-columns-repeated="4"/>
          <table:table-cell office:value-type="float" office:value="57.553283875" calcext:value-type="float">
            <text:p>57.553283875</text:p>
          </table:table-cell>
          <table:table-cell office:value-type="float" office:value="-0.122979708" calcext:value-type="float">
            <text:p>-0.122979708</text:p>
          </table:table-cell>
          <table:table-cell/>
          <table:table-cell office:value-type="float" office:value="119.163709898" calcext:value-type="float">
            <text:p>119.163709898</text:p>
          </table:table-cell>
          <table:table-cell office:value-type="float" office:value="-0.108668973" calcext:value-type="float">
            <text:p>-0.108668973</text:p>
          </table:table-cell>
          <table:table-cell table:number-columns-repeated="19"/>
          <table:table-cell office:value-type="float" office:value="119.018683473" calcext:value-type="float">
            <text:p>119.018683473</text:p>
          </table:table-cell>
          <table:table-cell office:value-type="float" office:value="-0.341990032" calcext:value-type="float">
            <text:p>-0.341990032</text:p>
          </table:table-cell>
          <table:table-cell/>
          <table:table-cell office:value-type="float" office:value="117.139418902" calcext:value-type="float">
            <text:p>117.139418902</text:p>
          </table:table-cell>
          <table:table-cell office:value-type="float" office:value="-0.282217871" calcext:value-type="float">
            <text:p>-0.282217871</text:p>
          </table:table-cell>
          <table:table-cell/>
          <table:table-cell office:value-type="float" office:value="118.953427785" calcext:value-type="float">
            <text:p>118.953427785</text:p>
          </table:table-cell>
          <table:table-cell office:value-type="float" office:value="-0.2250445" calcext:value-type="float">
            <text:p>-0.2250445</text:p>
          </table:table-cell>
          <table:table-cell table:number-columns-repeated="988"/>
        </table:table-row>
        <table:table-row table:style-name="ro1">
          <table:table-cell table:number-columns-repeated="4"/>
          <table:table-cell office:value-type="float" office:value="58.458427412" calcext:value-type="float">
            <text:p>58.458427412</text:p>
          </table:table-cell>
          <table:table-cell office:value-type="float" office:value="-0.114862941" calcext:value-type="float">
            <text:p>-0.114862941</text:p>
          </table:table-cell>
          <table:table-cell table:number-columns-repeated="22"/>
          <table:table-cell office:value-type="float" office:value="119.94392477" calcext:value-type="float">
            <text:p>119.94392477</text:p>
          </table:table-cell>
          <table:table-cell office:value-type="float" office:value="-0.344019224" calcext:value-type="float">
            <text:p>-0.344019224</text:p>
          </table:table-cell>
          <table:table-cell/>
          <table:table-cell office:value-type="float" office:value="118.032404536" calcext:value-type="float">
            <text:p>118.032404536</text:p>
          </table:table-cell>
          <table:table-cell office:value-type="float" office:value="-0.290939836" calcext:value-type="float">
            <text:p>-0.290939836</text:p>
          </table:table-cell>
          <table:table-cell/>
          <table:table-cell office:value-type="float" office:value="119.858571322" calcext:value-type="float">
            <text:p>119.858571322</text:p>
          </table:table-cell>
          <table:table-cell office:value-type="float" office:value="-0.218102528" calcext:value-type="float">
            <text:p>-0.218102528</text:p>
          </table:table-cell>
          <table:table-cell table:number-columns-repeated="988"/>
        </table:table-row>
        <table:table-row table:style-name="ro1">
          <table:table-cell table:number-columns-repeated="4"/>
          <table:table-cell office:value-type="float" office:value="59.349428082" calcext:value-type="float">
            <text:p>59.349428082</text:p>
          </table:table-cell>
          <table:table-cell office:value-type="float" office:value="-0.113510146" calcext:value-type="float">
            <text:p>-0.113510146</text:p>
          </table:table-cell>
          <table:table-cell table:number-columns-repeated="25"/>
          <table:table-cell office:value-type="float" office:value="119.016202268" calcext:value-type="float">
            <text:p>119.016202268</text:p>
          </table:table-cell>
          <table:table-cell office:value-type="float" office:value="-0.296173015" calcext:value-type="float">
            <text:p>-0.296173015</text:p>
          </table:table-cell>
          <table:table-cell table:number-columns-repeated="991"/>
        </table:table-row>
        <table:table-row table:style-name="ro1">
          <table:table-cell table:number-columns-repeated="31"/>
          <table:table-cell office:value-type="float" office:value="119.939458601" calcext:value-type="float">
            <text:p>119.939458601</text:p>
          </table:table-cell>
          <table:table-cell office:value-type="float" office:value="-0.292684229" calcext:value-type="float">
            <text:p>-0.292684229</text:p>
          </table:table-cell>
          <table:table-cell table:number-columns-repeated="991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amp</text:p>
          </table:table-cell>
          <table:table-cell table:formula="of:=AVERAGE([.C19];[.C21];[.C23];[.C25];[.C27];[.C29];[.C31];[.C33];[.C35];[.C37];[.C39];[.C41];[.C43])-AVERAGE([.C20];[.C22];[.C24];[.C26];[.C28];[.C30];[.C32];[.C34];[.C36];[.C38];[.C40];[.C42];[.C44])" office:value-type="float" office:value="0.485782193923077" calcext:value-type="float">
            <text:p>0.4857821939</text:p>
          </table:table-cell>
          <table:table-cell/>
          <table:table-cell office:value-type="string" calcext:value-type="string">
            <text:p>2amp</text:p>
          </table:table-cell>
          <table:table-cell table:formula="of:=AVERAGE([.F19:.F34])-AVERAGE([.F35:.F49])" office:value-type="float" office:value="0.218352319954167" calcext:value-type="float">
            <text:p>0.21835232</text:p>
          </table:table-cell>
          <table:table-cell/>
          <table:table-cell office:value-type="string" calcext:value-type="string">
            <text:p>2amp</text:p>
          </table:table-cell>
          <table:table-cell table:formula="of:=AVERAGE([.I19:.I33])-AVERAGE([.I34:.I47])" office:value-type="float" office:value="0.153604819028571" calcext:value-type="float">
            <text:p>0.153604819</text:p>
          </table:table-cell>
          <table:table-cell/>
          <table:table-cell office:value-type="string" calcext:value-type="string">
            <text:p>2amp</text:p>
          </table:table-cell>
          <table:table-cell table:formula="of:=AVERAGE([.L19:.L32])-AVERAGE([.L33:.L46])" office:value-type="float" office:value="0.112185322714286" calcext:value-type="float">
            <text:p>0.1121853227</text:p>
          </table:table-cell>
          <table:table-cell/>
          <table:table-cell office:value-type="string" calcext:value-type="string">
            <text:p>2amp</text:p>
          </table:table-cell>
          <table:table-cell table:formula="of:=AVERAGE([.O19:.O32])-AVERAGE([.O33:.O46])" office:value-type="float" office:value="0.0923968874285715" calcext:value-type="float">
            <text:p>0.0923968874</text:p>
          </table:table-cell>
          <table:table-cell/>
          <table:table-cell office:value-type="string" calcext:value-type="string">
            <text:p>2amp</text:p>
          </table:table-cell>
          <table:table-cell table:formula="of:=AVERAGE([.R19:.R32])-AVERAGE([.R33:.R46])" office:value-type="float" office:value="0.604333011214286" calcext:value-type="float">
            <text:p>0.6043330112</text:p>
          </table:table-cell>
          <table:table-cell/>
          <table:table-cell office:value-type="string" calcext:value-type="string">
            <text:p>2amp</text:p>
          </table:table-cell>
          <table:table-cell table:formula="of:=AVERAGE([.U19:.U32])-AVERAGE([.U33:.U46])" office:value-type="float" office:value="0.291613690928571" calcext:value-type="float">
            <text:p>0.2916136909</text:p>
          </table:table-cell>
          <table:table-cell/>
          <table:table-cell office:value-type="string" calcext:value-type="string">
            <text:p>2amp</text:p>
          </table:table-cell>
          <table:table-cell table:formula="of:=AVERAGE([.X19];[.X21];[.X23];[.X25];[.X27];[.X29];[.X31];[.X33];[.X35];[.X37];[.X39];[.X41];[.X43];[.X45])-AVERAGE([.X20];[.X22];[.X24];[.X26];[.X28];[.X30];[.X32];[.X34];[.X36];[.X38];[.X40];[.X42];[.X44];[.X46])" office:value-type="float" office:value="0.173417077642857" calcext:value-type="float">
            <text:p>0.1734170776</text:p>
          </table:table-cell>
          <table:table-cell/>
          <table:table-cell office:value-type="string" calcext:value-type="string">
            <text:p>2amp</text:p>
          </table:table-cell>
          <table:table-cell table:formula="of:=AVERAGE([.AA19];[.AA21];[.AA23];[.AA25];[.AA27];[.AA29];[.AA31];[.AA33];[.AA35];[.AA37];[.AA39];[.AA41];[.AA43])-AVERAGE([.AA20];[.AA22];[.AA24];[.AA26];[.AA28];[.AA30];[.AA32];[.AA34];[.AA36];[.AA38];[.AA40];[.AA42];[.AA44])" office:value-type="float" office:value="0.116915601076923" calcext:value-type="float">
            <text:p>0.1169156011</text:p>
          </table:table-cell>
          <table:table-cell/>
          <table:table-cell office:value-type="string" calcext:value-type="string">
            <text:p>2amp</text:p>
          </table:table-cell>
          <table:table-cell table:formula="of:=AVERAGE([.AD19:.AD33])-AVERAGE([.AD34:.AD48])" office:value-type="float" office:value="0.573990743866667" calcext:value-type="float">
            <text:p>0.5739907439</text:p>
          </table:table-cell>
          <table:table-cell/>
          <table:table-cell office:value-type="string" calcext:value-type="string">
            <text:p>2amp</text:p>
          </table:table-cell>
          <table:table-cell table:formula="of:=AVERAGE([.AG19:.AG34])-AVERAGE([.AG35:.AG50])" office:value-type="float" office:value="0.4623731755625" calcext:value-type="float">
            <text:p>0.4623731756</text:p>
          </table:table-cell>
          <table:table-cell/>
          <table:table-cell office:value-type="string" calcext:value-type="string">
            <text:p>2amp</text:p>
          </table:table-cell>
          <table:table-cell table:formula="of:=AVERAGE([.AJ19:.AJ33])-AVERAGE([.AJ34:.AJ48])" office:value-type="float" office:value="0.321644713266667" calcext:value-type="float">
            <text:p>0.321644713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phi</text:p>
          </table:table-cell>
          <table:table-cell table:formula="of:=AVERAGE([.B4:.B14])" office:value-type="float" office:value="0.352941903272727" calcext:value-type="float">
            <text:p>0.3529419033</text:p>
          </table:table-cell>
          <table:table-cell/>
          <table:table-cell office:value-type="string" calcext:value-type="string">
            <text:p>phi</text:p>
          </table:table-cell>
          <table:table-cell table:formula="of:=AVERAGE([.E4:.E14])" office:value-type="float" office:value="0.518395269" calcext:value-type="float">
            <text:p>0.518395269</text:p>
          </table:table-cell>
          <table:table-cell/>
          <table:table-cell office:value-type="string" calcext:value-type="string">
            <text:p>phi</text:p>
          </table:table-cell>
          <table:table-cell table:formula="of:=AVERAGE([.H4:.H15])" office:value-type="float" office:value="0.499867803583333" calcext:value-type="float">
            <text:p>0.4998678036</text:p>
          </table:table-cell>
          <table:table-cell/>
          <table:table-cell office:value-type="string" calcext:value-type="string">
            <text:p>phi</text:p>
          </table:table-cell>
          <table:table-cell table:formula="of:=AVERAGE([.K4:.K13])" office:value-type="float" office:value="0.5031975014" calcext:value-type="float">
            <text:p>0.5031975014</text:p>
          </table:table-cell>
          <table:table-cell/>
          <table:table-cell office:value-type="string" calcext:value-type="string">
            <text:p>phi</text:p>
          </table:table-cell>
          <table:table-cell table:formula="of:=AVERAGE([.N4:.N15])" office:value-type="float" office:value="0.476898671416667" calcext:value-type="float">
            <text:p>0.4768986714</text:p>
          </table:table-cell>
          <table:table-cell/>
          <table:table-cell office:value-type="string" calcext:value-type="string">
            <text:p>phi</text:p>
          </table:table-cell>
          <table:table-cell table:formula="of:=AVERAGE([.Q4:.Q14])" office:value-type="float" office:value="0.260126548090909" calcext:value-type="float">
            <text:p>0.2601265481</text:p>
          </table:table-cell>
          <table:table-cell/>
          <table:table-cell office:value-type="string" calcext:value-type="string">
            <text:p>phi</text:p>
          </table:table-cell>
          <table:table-cell table:formula="of:=AVERAGE([.T4:.T14])" office:value-type="float" office:value="0.111258300909091" calcext:value-type="float">
            <text:p>0.1112583009</text:p>
          </table:table-cell>
          <table:table-cell/>
          <table:table-cell office:value-type="string" calcext:value-type="string">
            <text:p>phi</text:p>
          </table:table-cell>
          <table:table-cell table:formula="of:=AVERAGE([.W4:.W13])" office:value-type="float" office:value="0.0732091079" calcext:value-type="float">
            <text:p>0.0732091079</text:p>
          </table:table-cell>
          <table:table-cell/>
          <table:table-cell office:value-type="string" calcext:value-type="string">
            <text:p>phi</text:p>
          </table:table-cell>
          <table:table-cell table:formula="of:=AVERAGE([.Z4:.Z13])" office:value-type="float" office:value="0.0603098842" calcext:value-type="float">
            <text:p>0.0603098842</text:p>
          </table:table-cell>
          <table:table-cell/>
          <table:table-cell office:value-type="string" calcext:value-type="string">
            <text:p>phi</text:p>
          </table:table-cell>
          <table:table-cell table:number-columns-repeated="2"/>
          <table:table-cell office:value-type="string" calcext:value-type="string">
            <text:p>phi</text:p>
          </table:table-cell>
          <table:table-cell table:number-columns-repeated="2"/>
          <table:table-cell office:value-type="string" calcext:value-type="string">
            <text:p>phi</text:p>
          </table:table-cell>
          <table:table-cell table:number-columns-repeated="989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float" office:value="1.05" calcext:value-type="float">
            <text:p>1.05</text:p>
          </table:table-cell>
          <table:table-cell table:formula="of:=[.E61]/2" office:value-type="float" office:value="0.0584578005384615" calcext:value-type="float">
            <text:p>0.0584578005</text:p>
          </table:table-cell>
          <table:table-cell table:formula="of:=[.AA57]" office:value-type="float" office:value="0.116915601076923" calcext:value-type="float">
            <text:p>0.116915601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1.06" calcext:value-type="float">
            <text:p>1.06</text:p>
          </table:table-cell>
          <table:table-cell table:formula="of:=[.E62]/2" office:value-type="float" office:value="0.0867085388214286" calcext:value-type="float">
            <text:p>0.0867085388</text:p>
          </table:table-cell>
          <table:table-cell table:formula="of:=[.X57]" office:value-type="float" office:value="0.173417077642857" calcext:value-type="float">
            <text:p>0.1734170776</text:p>
          </table:table-cell>
          <table:table-cell/>
          <table:table-cell>
            <draw:frame table:end-cell-address="'nuceny modr'.N79" table:end-x="28.74pt" table:end-y="10.52pt" draw:z-index="0" draw:name="Graf 1" draw:style-name="gr1" draw:text-style-name="P1" svg:width="363.37pt" svg:height="216.57pt" svg:x="4.93pt" svg:y="11.31pt">
              <draw:object draw:notify-on-update-of-ranges="'nuceny modr'.C61:'nuceny modr'.C72 'nuceny modr'.D61:'nuceny modr'.D7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float" office:value="1.07" calcext:value-type="float">
            <text:p>1.07</text:p>
          </table:table-cell>
          <table:table-cell table:formula="of:=[.E63]/2" office:value-type="float" office:value="0.145806845464286" calcext:value-type="float">
            <text:p>0.1458068455</text:p>
          </table:table-cell>
          <table:table-cell table:formula="of:=[.U57]" office:value-type="float" office:value="0.291613690928571" calcext:value-type="float">
            <text:p>0.2916136909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1.08" calcext:value-type="float">
            <text:p>1.08</text:p>
          </table:table-cell>
          <table:table-cell table:formula="of:=[.E64]/2" office:value-type="float" office:value="0.302166505607143" calcext:value-type="float">
            <text:p>0.3021665056</text:p>
          </table:table-cell>
          <table:table-cell table:formula="of:=[.R57]" office:value-type="float" office:value="0.604333011214286" calcext:value-type="float">
            <text:p>0.604333011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1.09" calcext:value-type="float">
            <text:p>1.09</text:p>
          </table:table-cell>
          <table:table-cell table:formula="of:=[.E65]/2" office:value-type="float" office:value="0.242891096961538" calcext:value-type="float">
            <text:p>0.242891097</text:p>
          </table:table-cell>
          <table:table-cell table:formula="of:=[.C57]" office:value-type="float" office:value="0.485782193923077" calcext:value-type="float">
            <text:p>0.4857821939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1.1" calcext:value-type="float">
            <text:p>1.1</text:p>
          </table:table-cell>
          <table:table-cell table:formula="of:=[.E66]/2" office:value-type="float" office:value="0.109176159977083" calcext:value-type="float">
            <text:p>0.10917616</text:p>
          </table:table-cell>
          <table:table-cell table:formula="of:=[.F57]" office:value-type="float" office:value="0.218352319954167" calcext:value-type="float">
            <text:p>0.2183523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1.11" calcext:value-type="float">
            <text:p>1.11</text:p>
          </table:table-cell>
          <table:table-cell table:formula="of:=[.E67]/2" office:value-type="float" office:value="0.0768024095142857" calcext:value-type="float">
            <text:p>0.0768024095</text:p>
          </table:table-cell>
          <table:table-cell table:formula="of:=[.I57]" office:value-type="float" office:value="0.153604819028571" calcext:value-type="float">
            <text:p>0.153604819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1.12" calcext:value-type="float">
            <text:p>1.12</text:p>
          </table:table-cell>
          <table:table-cell table:formula="of:=[.E68]/2" office:value-type="float" office:value="0.0560926613571429" calcext:value-type="float">
            <text:p>0.0560926614</text:p>
          </table:table-cell>
          <table:table-cell table:formula="of:=[.L57]" office:value-type="float" office:value="0.112185322714286" calcext:value-type="float">
            <text:p>0.1121853227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1.13" calcext:value-type="float">
            <text:p>1.13</text:p>
          </table:table-cell>
          <table:table-cell table:formula="of:=[.E69]/2" office:value-type="float" office:value="0.0461984437142857" calcext:value-type="float">
            <text:p>0.0461984437</text:p>
          </table:table-cell>
          <table:table-cell table:formula="of:=[.O57]" office:value-type="float" office:value="0.0923968874285715" calcext:value-type="float">
            <text:p>0.0923968874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1.085" calcext:value-type="float">
            <text:p>1.085</text:p>
          </table:table-cell>
          <table:table-cell table:formula="of:=[.E70]/2" office:value-type="float" office:value="0.286995371933333" calcext:value-type="float">
            <text:p>0.2869953719</text:p>
          </table:table-cell>
          <table:table-cell table:formula="of:=[.AD57]" office:value-type="float" office:value="0.573990743866667" calcext:value-type="float">
            <text:p>0.5739907439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1.075" calcext:value-type="float">
            <text:p>1.075</text:p>
          </table:table-cell>
          <table:table-cell table:formula="of:=[.E71]/2" office:value-type="float" office:value="0.23118658778125" calcext:value-type="float">
            <text:p>0.2311865878</text:p>
          </table:table-cell>
          <table:table-cell table:formula="of:=[.AG57]" office:value-type="float" office:value="0.4623731755625" calcext:value-type="float">
            <text:p>0.4623731756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1.095" calcext:value-type="float">
            <text:p>1.095</text:p>
          </table:table-cell>
          <table:table-cell table:formula="of:=[.E72]/2" office:value-type="float" office:value="0.160822356633333" calcext:value-type="float">
            <text:p>0.1608223566</text:p>
          </table:table-cell>
          <table:table-cell table:formula="of:=[.AJ57]" office:value-type="float" office:value="0.321644713266667" calcext:value-type="float">
            <text:p>0.3216447133</text:p>
          </table:table-cell>
          <table:table-cell table:number-columns-repeated="1019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f" table:style-name="ta7">
        <office:forms form:automatic-focus="false" form:apply-design-mode="false"/>
        <table:table-column table:style-name="co1" table:number-columns-repeated="1024" table:default-cell-style-name="Default"/>
        <table:table-row table:style-name="ro2">
          <table:table-cell>
            <draw:frame table:end-cell-address="graf.K23" table:end-x="10.74pt" table:end-y="11.57pt" draw:z-index="0" draw:name="Graf 2" draw:style-name="gr1" draw:text-style-name="P1" svg:width="461.25pt" svg:height="283.61pt" svg:x="34.47pt" svg:y="9.55pt">
              <draw:object draw:notify-on-update-of-ranges="'nuceny modr'.C61:'nuceny modr'.C72 'nuceny modr'.D61:'nuceny modr'.D7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66">
          <table:table-cell table:number-columns-repeated="1024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l" table:style-name="ta8">
        <office:forms form:automatic-focus="false" form:apply-design-mode="false"/>
        <table:table-column table:style-name="co6" table:number-columns-repeated="6" table:default-cell-style-name="Default"/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s drzakem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prumer cm</text:p>
          </table:table-cell>
        </table:table-row>
        <table:table-row table:style-name="ro2">
          <table:table-cell/>
          <table:table-cell office:value-type="string" calcext:value-type="string">
            <text:p>zluter</text:p>
          </table:table-cell>
          <table:table-cell office:value-type="float" office:value="12.984" calcext:value-type="float">
            <text:p>12.984</text:p>
          </table:table-cell>
          <table:table-cell table:formula="of:=[.C3]-[.$C$9]" office:value-type="float" office:value="5.378" calcext:value-type="float">
            <text:p>5.378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2">
          <table:table-cell/>
          <table:table-cell office:value-type="string" calcext:value-type="string">
            <text:p>oranz</text:p>
          </table:table-cell>
          <table:table-cell office:value-type="float" office:value="13.2" calcext:value-type="float">
            <text:p>13.2</text:p>
          </table:table-cell>
          <table:table-cell table:formula="of:=[.C4]-[.$C$9]" office:value-type="float" office:value="5.594" calcext:value-type="float">
            <text:p>5.594</text:p>
          </table:table-cell>
          <table:table-cell/>
          <table:table-cell office:value-type="float" office:value="13.5" calcext:value-type="float">
            <text:p>13.5</text:p>
          </table:table-cell>
        </table:table-row>
        <table:table-row table:style-name="ro2">
          <table:table-cell/>
          <table:table-cell office:value-type="string" calcext:value-type="string">
            <text:p>zel</text:p>
          </table:table-cell>
          <table:table-cell office:value-type="float" office:value="13.224" calcext:value-type="float">
            <text:p>13.224</text:p>
          </table:table-cell>
          <table:table-cell table:formula="of:=[.C5]-[.$C$9]" office:value-type="float" office:value="5.618" calcext:value-type="float">
            <text:p>5.618</text:p>
          </table:table-cell>
          <table:table-cell/>
          <table:table-cell office:value-type="float" office:value="15.5" calcext:value-type="float">
            <text:p>15.5</text:p>
          </table:table-cell>
        </table:table-row>
        <table:table-row table:style-name="ro2">
          <table:table-cell/>
          <table:table-cell office:value-type="string" calcext:value-type="string">
            <text:p>modrej</text:p>
          </table:table-cell>
          <table:table-cell office:value-type="float" office:value="13.055" calcext:value-type="float">
            <text:p>13.055</text:p>
          </table:table-cell>
          <table:table-cell table:formula="of:=[.C6]-[.$C$9]" office:value-type="float" office:value="5.449" calcext:value-type="float">
            <text:p>5.449</text:p>
          </table:table-cell>
          <table:table-cell/>
          <table:table-cell office:value-type="float" office:value="18.7" calcext:value-type="float">
            <text:p>18.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privazek</text:p>
          </table:table-cell>
          <table:table-cell office:value-type="float" office:value="5.273" calcext:value-type="float">
            <text:p>5.27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rzak</text:p>
          </table:table-cell>
          <table:table-cell office:value-type="float" office:value="7.606" calcext:value-type="float">
            <text:p>7.60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/00/0000</text:date>, <text:time style:data-style-name="N2" text:time-value="22:20:07.9434341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etlumeny" style:display-name="PageStyle_netlum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yelenej" style:display-name="PageStyle_yelenej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ylutej" style:display-name="PageStyle_ylutej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an6ovej" style:display-name="PageStyle_oran6ovej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rej" style:display-name="PageStyle_modrej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8" style:display-name="PageStyle_List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y_20_modrej" style:display-name="PageStyle_rey modrej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</meta:initial-creator>
    <dc:creator>Vladislav Wohlrath</dc:creator>
    <meta:print-date>2016-04-21T13:30:23</meta:print-date>
    <meta:creation-date>2016-04-21T10:40:50</meta:creation-date>
    <dc:date>2016-05-03T01:21:45.675413290</dc:date>
    <meta:generator>LibreOffice/4.4.3.2$Linux_X86_64 LibreOffice_project/40m0$Build-2</meta:generator>
    <meta:editing-duration>PT6H7M14S</meta:editing-duration>
    <meta:editing-cycles>23</meta:editing-cycles>
    <meta:document-statistic meta:table-count="8" meta:cell-count="2149" meta:object-count="2"/>
    <meta:user-defined meta:name="AppVersion">14.0300</meta:user-defined>
    <meta:user-defined meta:name="Company">MFF U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>
      <style:graphic-properties svg:stroke-width="0.026cm" svg:stroke-color="#878787"/>
    </style:style>
    <style:style style:name="ch5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draw:fill="solid" draw:fill-color="#ffffff"/>
    </style:style>
    <style:style style:name="ch7" style:family="chart">
      <style:graphic-properties draw:fill-color="#d9d9d9"/>
    </style:style>
  </office:automatic-styles>
  <office:body>
    <office:chart>
      <chart:chart svg:width="12.824cm" svg:height="7.62cm" xlink:href=".." xlink:type="simple" chart:class="chart:scatter" chart:style-name="ch1">
        <chart:plot-area chart:style-name="ch2" table:cell-range-address="'nuceny modr'.C61:'nuceny modr'.D72" svg:x="0.256cm" svg:y="0.152cm" svg:width="12.312cm" svg:height="7.316cm">
          <chartooo:coordinate-region svg:x="1.28cm" svg:y="0.364cm" svg:width="10.9cm" svg:height="6.43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nuceny modr'.D61:'nuceny modr'.D72" chart:class="chart:scatter">
            <chart:domain table:cell-range-address="'nuceny modr'.C61:'nuceny modr'.C72"/>
            <chart:data-point chart:repeated="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5">
                <text:p>1.05</text:p>
                <draw:g>
                  <svg:desc>'nuceny modr'.C61:'nuceny modr'.C72</svg:desc>
                </draw:g>
              </table:table-cell>
              <table:table-cell office:value-type="float" office:value="0.0584578005384615">
                <text:p>0.0584578005384615</text:p>
                <draw:g>
                  <svg:desc>'nuceny modr'.D61:'nuceny modr'.D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6">
                <text:p>1.06</text:p>
              </table:table-cell>
              <table:table-cell office:value-type="float" office:value="0.0867085388214286">
                <text:p>0.0867085388214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7">
                <text:p>1.07</text:p>
              </table:table-cell>
              <table:table-cell office:value-type="float" office:value="0.145806845464286">
                <text:p>0.14580684546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8">
                <text:p>1.08</text:p>
              </table:table-cell>
              <table:table-cell office:value-type="float" office:value="0.302166505607143">
                <text:p>0.302166505607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9">
                <text:p>1.09</text:p>
              </table:table-cell>
              <table:table-cell office:value-type="float" office:value="0.242891096961538">
                <text:p>0.2428910969615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">
                <text:p>1.1</text:p>
              </table:table-cell>
              <table:table-cell office:value-type="float" office:value="0.109176159977083">
                <text:p>0.1091761599770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1">
                <text:p>1.11</text:p>
              </table:table-cell>
              <table:table-cell office:value-type="float" office:value="0.0768024095142857">
                <text:p>0.0768024095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2">
                <text:p>1.12</text:p>
              </table:table-cell>
              <table:table-cell office:value-type="float" office:value="0.0560926613571429">
                <text:p>0.05609266135714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3">
                <text:p>1.13</text:p>
              </table:table-cell>
              <table:table-cell office:value-type="float" office:value="0.0461984437142857">
                <text:p>0.04619844371428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85">
                <text:p>1.085</text:p>
              </table:table-cell>
              <table:table-cell office:value-type="float" office:value="0.286995371933333">
                <text:p>0.2869953719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75">
                <text:p>1.075</text:p>
              </table:table-cell>
              <table:table-cell office:value-type="float" office:value="0.23118658778125">
                <text:p>0.23118658778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95">
                <text:p>1.095</text:p>
              </table:table-cell>
              <table:table-cell office:value-type="float" office:value="0.160822356633333">
                <text:p>0.1608223566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>
      <style:graphic-properties svg:stroke-width="0.026cm" svg:stroke-color="#878787"/>
    </style:style>
    <style:style style:name="ch5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draw:fill="solid" draw:fill-color="#ffffff"/>
    </style:style>
    <style:style style:name="ch7" style:family="chart">
      <style:graphic-properties draw:fill-color="#d9d9d9"/>
    </style:style>
  </office:automatic-styles>
  <office:body>
    <office:chart>
      <chart:chart svg:width="16.273cm" svg:height="10.006cm" xlink:href=".." xlink:type="simple" chart:class="chart:scatter" chart:style-name="ch1">
        <chart:plot-area chart:style-name="ch2" table:cell-range-address="'nuceny modr'.C61:'nuceny modr'.D72" svg:x="0.325cm" svg:y="0.2cm" svg:width="15.623cm" svg:height="9.606cm">
          <chartooo:coordinate-region svg:x="1.349cm" svg:y="0.411cm" svg:width="14.211cm" svg:height="8.72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nuceny modr'.D61:'nuceny modr'.D72" chart:class="chart:scatter">
            <chart:domain table:cell-range-address="'nuceny modr'.C61:'nuceny modr'.C72"/>
            <chart:data-point chart:repeated="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5">
                <text:p>1.05</text:p>
                <draw:g>
                  <svg:desc>'nuceny modr'.C61:'nuceny modr'.C72</svg:desc>
                </draw:g>
              </table:table-cell>
              <table:table-cell office:value-type="float" office:value="0.0584578005384615">
                <text:p>0.0584578005384615</text:p>
                <draw:g>
                  <svg:desc>'nuceny modr'.D61:'nuceny modr'.D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6">
                <text:p>1.06</text:p>
              </table:table-cell>
              <table:table-cell office:value-type="float" office:value="0.0867085388214286">
                <text:p>0.0867085388214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7">
                <text:p>1.07</text:p>
              </table:table-cell>
              <table:table-cell office:value-type="float" office:value="0.145806845464286">
                <text:p>0.14580684546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8">
                <text:p>1.08</text:p>
              </table:table-cell>
              <table:table-cell office:value-type="float" office:value="0.302166505607143">
                <text:p>0.302166505607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9">
                <text:p>1.09</text:p>
              </table:table-cell>
              <table:table-cell office:value-type="float" office:value="0.242891096961538">
                <text:p>0.2428910969615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">
                <text:p>1.1</text:p>
              </table:table-cell>
              <table:table-cell office:value-type="float" office:value="0.109176159977083">
                <text:p>0.1091761599770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1">
                <text:p>1.11</text:p>
              </table:table-cell>
              <table:table-cell office:value-type="float" office:value="0.0768024095142857">
                <text:p>0.0768024095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2">
                <text:p>1.12</text:p>
              </table:table-cell>
              <table:table-cell office:value-type="float" office:value="0.0560926613571429">
                <text:p>0.05609266135714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3">
                <text:p>1.13</text:p>
              </table:table-cell>
              <table:table-cell office:value-type="float" office:value="0.0461984437142857">
                <text:p>0.04619844371428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85">
                <text:p>1.085</text:p>
              </table:table-cell>
              <table:table-cell office:value-type="float" office:value="0.286995371933333">
                <text:p>0.2869953719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75">
                <text:p>1.075</text:p>
              </table:table-cell>
              <table:table-cell office:value-type="float" office:value="0.23118658778125">
                <text:p>0.23118658778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95">
                <text:p>1.095</text:p>
              </table:table-cell>
              <table:table-cell office:value-type="float" office:value="0.160822356633333">
                <text:p>0.1608223566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